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27.693cm" table:align="left"/>
    </style:style>
    <style:style style:name="Таблица2.A" style:family="table-column">
      <style:table-column-properties style:column-width="0.979cm"/>
    </style:style>
    <style:style style:name="Таблица2.B" style:family="table-column">
      <style:table-column-properties style:column-width="3.718cm"/>
    </style:style>
    <style:style style:name="Таблица2.C" style:family="table-column">
      <style:table-column-properties style:column-width="1.371cm"/>
    </style:style>
    <style:style style:name="Таблица2.D" style:family="table-column">
      <style:table-column-properties style:column-width="1.064cm"/>
    </style:style>
    <style:style style:name="Таблица2.E" style:family="table-column">
      <style:table-column-properties style:column-width="1.062cm"/>
    </style:style>
    <style:style style:name="Таблица2.U" style:family="table-column">
      <style:table-column-properties style:column-width="0.787cm"/>
    </style:style>
    <style:style style:name="Таблица2.V" style:family="table-column">
      <style:table-column-properties style:column-width="1.358cm"/>
    </style:style>
    <style:style style:name="Таблица2.W" style:family="table-column">
      <style:table-column-properties style:column-width="1.413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Таблица2.W1" style:family="table-cell">
      <style:table-cell-properties style:vertical-align="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none" fo:border-top="none" fo:border-bottom="0.05pt solid #000000"/>
    </style:style>
    <style:style style:name="Таблица2.H2" style:family="table-cell">
      <style:table-cell-properties fo:padding="0.097cm" fo:border-left="0.05pt solid #000000" fo:border-right="none" fo:border-top="none" fo:border-bottom="0.05pt solid #000000"/>
    </style:style>
    <style:style style:name="Таблица2.I2" style:family="table-cell">
      <style:table-cell-properties fo:padding="0.097cm" fo:border-left="0.05pt solid #000000" fo:border-right="none" fo:border-top="none" fo:border-bottom="0.05pt solid #000000"/>
    </style:style>
    <style:style style:name="Таблица2.J2" style:family="table-cell">
      <style:table-cell-properties fo:padding="0.097cm" fo:border-left="0.05pt solid #000000" fo:border-right="none" fo:border-top="none" fo:border-bottom="0.05pt solid #000000"/>
    </style:style>
    <style:style style:name="Таблица2.K2" style:family="table-cell">
      <style:table-cell-properties fo:padding="0.097cm" fo:border-left="0.05pt solid #000000" fo:border-right="none" fo:border-top="none" fo:border-bottom="0.05pt solid #000000"/>
    </style:style>
    <style:style style:name="Таблица2.L2" style:family="table-cell">
      <style:table-cell-properties fo:padding="0.097cm" fo:border-left="0.05pt solid #000000" fo:border-right="none" fo:border-top="none" fo:border-bottom="0.05pt solid #000000"/>
    </style:style>
    <style:style style:name="Таблица2.M2" style:family="table-cell">
      <style:table-cell-properties fo:padding="0.097cm" fo:border-left="0.05pt solid #000000" fo:border-right="none" fo:border-top="none" fo:border-bottom="0.05pt solid #000000"/>
    </style:style>
    <style:style style:name="Таблица2.N2" style:family="table-cell">
      <style:table-cell-properties fo:padding="0.097cm" fo:border-left="0.05pt solid #000000" fo:border-right="none" fo:border-top="none" fo:border-bottom="0.05pt solid #000000"/>
    </style:style>
    <style:style style:name="Таблица2.O2" style:family="table-cell">
      <style:table-cell-properties fo:padding="0.097cm" fo:border-left="0.05pt solid #000000" fo:border-right="none" fo:border-top="none" fo:border-bottom="0.05pt solid #000000"/>
    </style:style>
    <style:style style:name="Таблица2.P2" style:family="table-cell">
      <style:table-cell-properties fo:padding="0.097cm" fo:border-left="0.05pt solid #000000" fo:border-right="none" fo:border-top="none" fo:border-bottom="0.05pt solid #000000"/>
    </style:style>
    <style:style style:name="Таблица2.Q2" style:family="table-cell">
      <style:table-cell-properties fo:padding="0.097cm" fo:border-left="0.05pt solid #000000" fo:border-right="none" fo:border-top="none" fo:border-bottom="0.05pt solid #000000"/>
    </style:style>
    <style:style style:name="Таблица2.R2" style:family="table-cell">
      <style:table-cell-properties fo:padding="0.097cm" fo:border-left="0.05pt solid #000000" fo:border-right="none" fo:border-top="none" fo:border-bottom="0.05pt solid #000000"/>
    </style:style>
    <style:style style:name="Таблица2.S2" style:family="table-cell">
      <style:table-cell-properties fo:padding="0.097cm" fo:border-left="0.05pt solid #000000" fo:border-right="none" fo:border-top="none" fo:border-bottom="0.05pt solid #000000"/>
    </style:style>
    <style:style style:name="Таблица2.T2" style:family="table-cell">
      <style:table-cell-properties fo:padding="0.097cm" fo:border-left="0.05pt solid #000000" fo:border-right="none" fo:border-top="none" fo:border-bottom="0.05pt solid #000000"/>
    </style:style>
    <style:style style:name="Таблица2.U2" style:family="table-cell">
      <style:table-cell-properties fo:padding="0.097cm" fo:border-left="0.05pt solid #000000" fo:border-right="none" fo:border-top="none" fo:border-bottom="0.05pt solid #000000"/>
    </style:style>
    <style:style style:name="Таблица2.W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none" fo:border-top="none" fo:border-bottom="0.05pt solid #000000"/>
    </style:style>
    <style:style style:name="Таблица2.H3" style:family="table-cell">
      <style:table-cell-properties fo:padding="0.097cm" fo:border-left="0.05pt solid #000000" fo:border-right="none" fo:border-top="none" fo:border-bottom="0.05pt solid #000000"/>
    </style:style>
    <style:style style:name="Таблица2.I3" style:family="table-cell">
      <style:table-cell-properties fo:padding="0.097cm" fo:border-left="0.05pt solid #000000" fo:border-right="none" fo:border-top="none" fo:border-bottom="0.05pt solid #000000"/>
    </style:style>
    <style:style style:name="Таблица2.J3" style:family="table-cell">
      <style:table-cell-properties fo:padding="0.097cm" fo:border-left="0.05pt solid #000000" fo:border-right="none" fo:border-top="none" fo:border-bottom="0.05pt solid #000000"/>
    </style:style>
    <style:style style:name="Таблица2.K3" style:family="table-cell">
      <style:table-cell-properties fo:padding="0.097cm" fo:border-left="0.05pt solid #000000" fo:border-right="none" fo:border-top="none" fo:border-bottom="0.05pt solid #000000"/>
    </style:style>
    <style:style style:name="Таблица2.L3" style:family="table-cell">
      <style:table-cell-properties fo:padding="0.097cm" fo:border-left="0.05pt solid #000000" fo:border-right="none" fo:border-top="none" fo:border-bottom="0.05pt solid #000000"/>
    </style:style>
    <style:style style:name="Таблица2.M3" style:family="table-cell">
      <style:table-cell-properties fo:padding="0.097cm" fo:border-left="0.05pt solid #000000" fo:border-right="none" fo:border-top="none" fo:border-bottom="0.05pt solid #000000"/>
    </style:style>
    <style:style style:name="Таблица2.N3" style:family="table-cell">
      <style:table-cell-properties fo:padding="0.097cm" fo:border-left="0.05pt solid #000000" fo:border-right="none" fo:border-top="none" fo:border-bottom="0.05pt solid #000000"/>
    </style:style>
    <style:style style:name="Таблица2.O3" style:family="table-cell">
      <style:table-cell-properties fo:padding="0.097cm" fo:border-left="0.05pt solid #000000" fo:border-right="none" fo:border-top="none" fo:border-bottom="0.05pt solid #000000"/>
    </style:style>
    <style:style style:name="Таблица2.P3" style:family="table-cell">
      <style:table-cell-properties fo:padding="0.097cm" fo:border-left="0.05pt solid #000000" fo:border-right="none" fo:border-top="none" fo:border-bottom="0.05pt solid #000000"/>
    </style:style>
    <style:style style:name="Таблица2.Q3" style:family="table-cell">
      <style:table-cell-properties fo:padding="0.097cm" fo:border-left="0.05pt solid #000000" fo:border-right="none" fo:border-top="none" fo:border-bottom="0.05pt solid #000000"/>
    </style:style>
    <style:style style:name="Таблица2.R3" style:family="table-cell">
      <style:table-cell-properties fo:padding="0.097cm" fo:border-left="0.05pt solid #000000" fo:border-right="none" fo:border-top="none" fo:border-bottom="0.05pt solid #000000"/>
    </style:style>
    <style:style style:name="Таблица2.S3" style:family="table-cell">
      <style:table-cell-properties fo:padding="0.097cm" fo:border-left="0.05pt solid #000000" fo:border-right="none" fo:border-top="none" fo:border-bottom="0.05pt solid #000000"/>
    </style:style>
    <style:style style:name="Таблица2.T3" style:family="table-cell">
      <style:table-cell-properties fo:padding="0.097cm" fo:border-left="0.05pt solid #000000" fo:border-right="none" fo:border-top="none" fo:border-bottom="0.05pt solid #000000"/>
    </style:style>
    <style:style style:name="Таблица2.U3" style:family="table-cell">
      <style:table-cell-properties fo:padding="0.097cm" fo:border-left="0.05pt solid #000000" fo:border-right="none" fo:border-top="none" fo:border-bottom="0.05pt solid #000000"/>
    </style:style>
    <style:style style:name="Таблица2.V3" style:family="table-cell">
      <style:table-cell-properties fo:padding="0.097cm" fo:border-left="0.05pt solid #000000" fo:border-right="none" fo:border-top="none" fo:border-bottom="0.05pt solid #000000"/>
    </style:style>
    <style:style style:name="Таблица2.W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none" fo:border-top="none" fo:border-bottom="0.05pt solid #000000"/>
    </style:style>
    <style:style style:name="Таблица2.H4" style:family="table-cell">
      <style:table-cell-properties fo:padding="0.097cm" fo:border-left="0.05pt solid #000000" fo:border-right="none" fo:border-top="none" fo:border-bottom="0.05pt solid #000000"/>
    </style:style>
    <style:style style:name="Таблица2.I4" style:family="table-cell">
      <style:table-cell-properties fo:padding="0.097cm" fo:border-left="0.05pt solid #000000" fo:border-right="none" fo:border-top="none" fo:border-bottom="0.05pt solid #000000"/>
    </style:style>
    <style:style style:name="Таблица2.J4" style:family="table-cell">
      <style:table-cell-properties fo:padding="0.097cm" fo:border-left="0.05pt solid #000000" fo:border-right="none" fo:border-top="none" fo:border-bottom="0.05pt solid #000000"/>
    </style:style>
    <style:style style:name="Таблица2.K4" style:family="table-cell">
      <style:table-cell-properties fo:padding="0.097cm" fo:border-left="0.05pt solid #000000" fo:border-right="none" fo:border-top="none" fo:border-bottom="0.05pt solid #000000"/>
    </style:style>
    <style:style style:name="Таблица2.L4" style:family="table-cell">
      <style:table-cell-properties fo:padding="0.097cm" fo:border-left="0.05pt solid #000000" fo:border-right="none" fo:border-top="none" fo:border-bottom="0.05pt solid #000000"/>
    </style:style>
    <style:style style:name="Таблица2.M4" style:family="table-cell">
      <style:table-cell-properties fo:padding="0.097cm" fo:border-left="0.05pt solid #000000" fo:border-right="none" fo:border-top="none" fo:border-bottom="0.05pt solid #000000"/>
    </style:style>
    <style:style style:name="Таблица2.N4" style:family="table-cell">
      <style:table-cell-properties fo:padding="0.097cm" fo:border-left="0.05pt solid #000000" fo:border-right="none" fo:border-top="none" fo:border-bottom="0.05pt solid #000000"/>
    </style:style>
    <style:style style:name="Таблица2.O4" style:family="table-cell">
      <style:table-cell-properties fo:padding="0.097cm" fo:border-left="0.05pt solid #000000" fo:border-right="none" fo:border-top="none" fo:border-bottom="0.05pt solid #000000"/>
    </style:style>
    <style:style style:name="Таблица2.P4" style:family="table-cell">
      <style:table-cell-properties fo:padding="0.097cm" fo:border-left="0.05pt solid #000000" fo:border-right="none" fo:border-top="none" fo:border-bottom="0.05pt solid #000000"/>
    </style:style>
    <style:style style:name="Таблица2.Q4" style:family="table-cell">
      <style:table-cell-properties fo:padding="0.097cm" fo:border-left="0.05pt solid #000000" fo:border-right="none" fo:border-top="none" fo:border-bottom="0.05pt solid #000000"/>
    </style:style>
    <style:style style:name="Таблица2.R4" style:family="table-cell">
      <style:table-cell-properties fo:padding="0.097cm" fo:border-left="0.05pt solid #000000" fo:border-right="none" fo:border-top="none" fo:border-bottom="0.05pt solid #000000"/>
    </style:style>
    <style:style style:name="Таблица2.S4" style:family="table-cell">
      <style:table-cell-properties fo:padding="0.097cm" fo:border-left="0.05pt solid #000000" fo:border-right="none" fo:border-top="none" fo:border-bottom="0.05pt solid #000000"/>
    </style:style>
    <style:style style:name="Таблица2.T4" style:family="table-cell">
      <style:table-cell-properties fo:padding="0.097cm" fo:border-left="0.05pt solid #000000" fo:border-right="none" fo:border-top="none" fo:border-bottom="0.05pt solid #000000"/>
    </style:style>
    <style:style style:name="Таблица2.U4" style:family="table-cell">
      <style:table-cell-properties fo:padding="0.097cm" fo:border-left="0.05pt solid #000000" fo:border-right="none" fo:border-top="none" fo:border-bottom="0.05pt solid #000000"/>
    </style:style>
    <style:style style:name="Таблица2.V4" style:family="table-cell">
      <style:table-cell-properties fo:padding="0.097cm" fo:border-left="0.05pt solid #000000" fo:border-right="none" fo:border-top="none" fo:border-bottom="0.05pt solid #000000"/>
    </style:style>
    <style:style style:name="Таблица2.W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none" fo:border-top="none" fo:border-bottom="0.05pt solid #000000"/>
    </style:style>
    <style:style style:name="Таблица2.H5" style:family="table-cell">
      <style:table-cell-properties fo:padding="0.097cm" fo:border-left="0.05pt solid #000000" fo:border-right="none" fo:border-top="none" fo:border-bottom="0.05pt solid #000000"/>
    </style:style>
    <style:style style:name="Таблица2.I5" style:family="table-cell">
      <style:table-cell-properties fo:padding="0.097cm" fo:border-left="0.05pt solid #000000" fo:border-right="none" fo:border-top="none" fo:border-bottom="0.05pt solid #000000"/>
    </style:style>
    <style:style style:name="Таблица2.J5" style:family="table-cell">
      <style:table-cell-properties fo:padding="0.097cm" fo:border-left="0.05pt solid #000000" fo:border-right="none" fo:border-top="none" fo:border-bottom="0.05pt solid #000000"/>
    </style:style>
    <style:style style:name="Таблица2.K5" style:family="table-cell">
      <style:table-cell-properties fo:padding="0.097cm" fo:border-left="0.05pt solid #000000" fo:border-right="none" fo:border-top="none" fo:border-bottom="0.05pt solid #000000"/>
    </style:style>
    <style:style style:name="Таблица2.L5" style:family="table-cell">
      <style:table-cell-properties fo:padding="0.097cm" fo:border-left="0.05pt solid #000000" fo:border-right="none" fo:border-top="none" fo:border-bottom="0.05pt solid #000000"/>
    </style:style>
    <style:style style:name="Таблица2.M5" style:family="table-cell">
      <style:table-cell-properties fo:padding="0.097cm" fo:border-left="0.05pt solid #000000" fo:border-right="none" fo:border-top="none" fo:border-bottom="0.05pt solid #000000"/>
    </style:style>
    <style:style style:name="Таблица2.N5" style:family="table-cell">
      <style:table-cell-properties fo:padding="0.097cm" fo:border-left="0.05pt solid #000000" fo:border-right="none" fo:border-top="none" fo:border-bottom="0.05pt solid #000000"/>
    </style:style>
    <style:style style:name="Таблица2.O5" style:family="table-cell">
      <style:table-cell-properties fo:padding="0.097cm" fo:border-left="0.05pt solid #000000" fo:border-right="none" fo:border-top="none" fo:border-bottom="0.05pt solid #000000"/>
    </style:style>
    <style:style style:name="Таблица2.P5" style:family="table-cell">
      <style:table-cell-properties fo:padding="0.097cm" fo:border-left="0.05pt solid #000000" fo:border-right="none" fo:border-top="none" fo:border-bottom="0.05pt solid #000000"/>
    </style:style>
    <style:style style:name="Таблица2.Q5" style:family="table-cell">
      <style:table-cell-properties fo:padding="0.097cm" fo:border-left="0.05pt solid #000000" fo:border-right="none" fo:border-top="none" fo:border-bottom="0.05pt solid #000000"/>
    </style:style>
    <style:style style:name="Таблица2.R5" style:family="table-cell">
      <style:table-cell-properties fo:padding="0.097cm" fo:border-left="0.05pt solid #000000" fo:border-right="none" fo:border-top="none" fo:border-bottom="0.05pt solid #000000"/>
    </style:style>
    <style:style style:name="Таблица2.S5" style:family="table-cell">
      <style:table-cell-properties fo:padding="0.097cm" fo:border-left="0.05pt solid #000000" fo:border-right="none" fo:border-top="none" fo:border-bottom="0.05pt solid #000000"/>
    </style:style>
    <style:style style:name="Таблица2.T5" style:family="table-cell">
      <style:table-cell-properties fo:padding="0.097cm" fo:border-left="0.05pt solid #000000" fo:border-right="none" fo:border-top="none" fo:border-bottom="0.05pt solid #000000"/>
    </style:style>
    <style:style style:name="Таблица2.U5" style:family="table-cell">
      <style:table-cell-properties fo:padding="0.097cm" fo:border-left="0.05pt solid #000000" fo:border-right="none" fo:border-top="none" fo:border-bottom="0.05pt solid #000000"/>
    </style:style>
    <style:style style:name="Таблица2.V5" style:family="table-cell">
      <style:table-cell-properties fo:padding="0.097cm" fo:border-left="0.05pt solid #000000" fo:border-right="none" fo:border-top="none" fo:border-bottom="0.05pt solid #000000"/>
    </style:style>
    <style:style style:name="Таблица2.W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none" fo:border-top="none" fo:border-bottom="0.05pt solid #000000"/>
    </style:style>
    <style:style style:name="Таблица2.H6" style:family="table-cell">
      <style:table-cell-properties fo:padding="0.097cm" fo:border-left="0.05pt solid #000000" fo:border-right="none" fo:border-top="none" fo:border-bottom="0.05pt solid #000000"/>
    </style:style>
    <style:style style:name="Таблица2.I6" style:family="table-cell">
      <style:table-cell-properties fo:padding="0.097cm" fo:border-left="0.05pt solid #000000" fo:border-right="none" fo:border-top="none" fo:border-bottom="0.05pt solid #000000"/>
    </style:style>
    <style:style style:name="Таблица2.J6" style:family="table-cell">
      <style:table-cell-properties fo:padding="0.097cm" fo:border-left="0.05pt solid #000000" fo:border-right="none" fo:border-top="none" fo:border-bottom="0.05pt solid #000000"/>
    </style:style>
    <style:style style:name="Таблица2.K6" style:family="table-cell">
      <style:table-cell-properties fo:padding="0.097cm" fo:border-left="0.05pt solid #000000" fo:border-right="none" fo:border-top="none" fo:border-bottom="0.05pt solid #000000"/>
    </style:style>
    <style:style style:name="Таблица2.L6" style:family="table-cell">
      <style:table-cell-properties fo:padding="0.097cm" fo:border-left="0.05pt solid #000000" fo:border-right="none" fo:border-top="none" fo:border-bottom="0.05pt solid #000000"/>
    </style:style>
    <style:style style:name="Таблица2.M6" style:family="table-cell">
      <style:table-cell-properties fo:padding="0.097cm" fo:border-left="0.05pt solid #000000" fo:border-right="none" fo:border-top="none" fo:border-bottom="0.05pt solid #000000"/>
    </style:style>
    <style:style style:name="Таблица2.N6" style:family="table-cell">
      <style:table-cell-properties fo:padding="0.097cm" fo:border-left="0.05pt solid #000000" fo:border-right="none" fo:border-top="none" fo:border-bottom="0.05pt solid #000000"/>
    </style:style>
    <style:style style:name="Таблица2.O6" style:family="table-cell">
      <style:table-cell-properties fo:padding="0.097cm" fo:border-left="0.05pt solid #000000" fo:border-right="none" fo:border-top="none" fo:border-bottom="0.05pt solid #000000"/>
    </style:style>
    <style:style style:name="Таблица2.P6" style:family="table-cell">
      <style:table-cell-properties fo:padding="0.097cm" fo:border-left="0.05pt solid #000000" fo:border-right="none" fo:border-top="none" fo:border-bottom="0.05pt solid #000000"/>
    </style:style>
    <style:style style:name="Таблица2.Q6" style:family="table-cell">
      <style:table-cell-properties fo:padding="0.097cm" fo:border-left="0.05pt solid #000000" fo:border-right="none" fo:border-top="none" fo:border-bottom="0.05pt solid #000000"/>
    </style:style>
    <style:style style:name="Таблица2.R6" style:family="table-cell">
      <style:table-cell-properties fo:padding="0.097cm" fo:border-left="0.05pt solid #000000" fo:border-right="none" fo:border-top="none" fo:border-bottom="0.05pt solid #000000"/>
    </style:style>
    <style:style style:name="Таблица2.S6" style:family="table-cell">
      <style:table-cell-properties fo:padding="0.097cm" fo:border-left="0.05pt solid #000000" fo:border-right="none" fo:border-top="none" fo:border-bottom="0.05pt solid #000000"/>
    </style:style>
    <style:style style:name="Таблица2.T6" style:family="table-cell">
      <style:table-cell-properties fo:padding="0.097cm" fo:border-left="0.05pt solid #000000" fo:border-right="none" fo:border-top="none" fo:border-bottom="0.05pt solid #000000"/>
    </style:style>
    <style:style style:name="Таблица2.U6" style:family="table-cell">
      <style:table-cell-properties fo:padding="0.097cm" fo:border-left="0.05pt solid #000000" fo:border-right="none" fo:border-top="none" fo:border-bottom="0.05pt solid #000000"/>
    </style:style>
    <style:style style:name="Таблица2.V6" style:family="table-cell">
      <style:table-cell-properties fo:padding="0.097cm" fo:border-left="0.05pt solid #000000" fo:border-right="none" fo:border-top="none" fo:border-bottom="0.05pt solid #000000"/>
    </style:style>
    <style:style style:name="Таблица2.W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none" fo:border-top="none" fo:border-bottom="0.05pt solid #000000"/>
    </style:style>
    <style:style style:name="Таблица2.H7" style:family="table-cell">
      <style:table-cell-properties fo:padding="0.097cm" fo:border-left="0.05pt solid #000000" fo:border-right="none" fo:border-top="none" fo:border-bottom="0.05pt solid #000000"/>
    </style:style>
    <style:style style:name="Таблица2.I7" style:family="table-cell">
      <style:table-cell-properties fo:padding="0.097cm" fo:border-left="0.05pt solid #000000" fo:border-right="none" fo:border-top="none" fo:border-bottom="0.05pt solid #000000"/>
    </style:style>
    <style:style style:name="Таблица2.J7" style:family="table-cell">
      <style:table-cell-properties fo:padding="0.097cm" fo:border-left="0.05pt solid #000000" fo:border-right="none" fo:border-top="none" fo:border-bottom="0.05pt solid #000000"/>
    </style:style>
    <style:style style:name="Таблица2.K7" style:family="table-cell">
      <style:table-cell-properties fo:padding="0.097cm" fo:border-left="0.05pt solid #000000" fo:border-right="none" fo:border-top="none" fo:border-bottom="0.05pt solid #000000"/>
    </style:style>
    <style:style style:name="Таблица2.L7" style:family="table-cell">
      <style:table-cell-properties fo:padding="0.097cm" fo:border-left="0.05pt solid #000000" fo:border-right="none" fo:border-top="none" fo:border-bottom="0.05pt solid #000000"/>
    </style:style>
    <style:style style:name="Таблица2.M7" style:family="table-cell">
      <style:table-cell-properties fo:padding="0.097cm" fo:border-left="0.05pt solid #000000" fo:border-right="none" fo:border-top="none" fo:border-bottom="0.05pt solid #000000"/>
    </style:style>
    <style:style style:name="Таблица2.N7" style:family="table-cell">
      <style:table-cell-properties fo:padding="0.097cm" fo:border-left="0.05pt solid #000000" fo:border-right="none" fo:border-top="none" fo:border-bottom="0.05pt solid #000000"/>
    </style:style>
    <style:style style:name="Таблица2.O7" style:family="table-cell">
      <style:table-cell-properties fo:padding="0.097cm" fo:border-left="0.05pt solid #000000" fo:border-right="none" fo:border-top="none" fo:border-bottom="0.05pt solid #000000"/>
    </style:style>
    <style:style style:name="Таблица2.P7" style:family="table-cell">
      <style:table-cell-properties fo:padding="0.097cm" fo:border-left="0.05pt solid #000000" fo:border-right="none" fo:border-top="none" fo:border-bottom="0.05pt solid #000000"/>
    </style:style>
    <style:style style:name="Таблица2.Q7" style:family="table-cell">
      <style:table-cell-properties fo:padding="0.097cm" fo:border-left="0.05pt solid #000000" fo:border-right="none" fo:border-top="none" fo:border-bottom="0.05pt solid #000000"/>
    </style:style>
    <style:style style:name="Таблица2.R7" style:family="table-cell">
      <style:table-cell-properties fo:padding="0.097cm" fo:border-left="0.05pt solid #000000" fo:border-right="none" fo:border-top="none" fo:border-bottom="0.05pt solid #000000"/>
    </style:style>
    <style:style style:name="Таблица2.S7" style:family="table-cell">
      <style:table-cell-properties fo:padding="0.097cm" fo:border-left="0.05pt solid #000000" fo:border-right="none" fo:border-top="none" fo:border-bottom="0.05pt solid #000000"/>
    </style:style>
    <style:style style:name="Таблица2.T7" style:family="table-cell">
      <style:table-cell-properties fo:padding="0.097cm" fo:border-left="0.05pt solid #000000" fo:border-right="none" fo:border-top="none" fo:border-bottom="0.05pt solid #000000"/>
    </style:style>
    <style:style style:name="Таблица2.U7" style:family="table-cell">
      <style:table-cell-properties fo:padding="0.097cm" fo:border-left="0.05pt solid #000000" fo:border-right="none" fo:border-top="none" fo:border-bottom="0.05pt solid #000000"/>
    </style:style>
    <style:style style:name="Таблица2.V7" style:family="table-cell">
      <style:table-cell-properties fo:padding="0.097cm" fo:border-left="0.05pt solid #000000" fo:border-right="none" fo:border-top="none" fo:border-bottom="0.05pt solid #000000"/>
    </style:style>
    <style:style style:name="Таблица2.W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none" fo:border-top="none" fo:border-bottom="0.05pt solid #000000"/>
    </style:style>
    <style:style style:name="Таблица2.H8" style:family="table-cell">
      <style:table-cell-properties fo:padding="0.097cm" fo:border-left="0.05pt solid #000000" fo:border-right="none" fo:border-top="none" fo:border-bottom="0.05pt solid #000000"/>
    </style:style>
    <style:style style:name="Таблица2.I8" style:family="table-cell">
      <style:table-cell-properties fo:padding="0.097cm" fo:border-left="0.05pt solid #000000" fo:border-right="none" fo:border-top="none" fo:border-bottom="0.05pt solid #000000"/>
    </style:style>
    <style:style style:name="Таблица2.J8" style:family="table-cell">
      <style:table-cell-properties fo:padding="0.097cm" fo:border-left="0.05pt solid #000000" fo:border-right="none" fo:border-top="none" fo:border-bottom="0.05pt solid #000000"/>
    </style:style>
    <style:style style:name="Таблица2.K8" style:family="table-cell">
      <style:table-cell-properties fo:padding="0.097cm" fo:border-left="0.05pt solid #000000" fo:border-right="none" fo:border-top="none" fo:border-bottom="0.05pt solid #000000"/>
    </style:style>
    <style:style style:name="Таблица2.L8" style:family="table-cell">
      <style:table-cell-properties fo:padding="0.097cm" fo:border-left="0.05pt solid #000000" fo:border-right="none" fo:border-top="none" fo:border-bottom="0.05pt solid #000000"/>
    </style:style>
    <style:style style:name="Таблица2.M8" style:family="table-cell">
      <style:table-cell-properties fo:padding="0.097cm" fo:border-left="0.05pt solid #000000" fo:border-right="none" fo:border-top="none" fo:border-bottom="0.05pt solid #000000"/>
    </style:style>
    <style:style style:name="Таблица2.N8" style:family="table-cell">
      <style:table-cell-properties fo:padding="0.097cm" fo:border-left="0.05pt solid #000000" fo:border-right="none" fo:border-top="none" fo:border-bottom="0.05pt solid #000000"/>
    </style:style>
    <style:style style:name="Таблица2.O8" style:family="table-cell">
      <style:table-cell-properties fo:padding="0.097cm" fo:border-left="0.05pt solid #000000" fo:border-right="none" fo:border-top="none" fo:border-bottom="0.05pt solid #000000"/>
    </style:style>
    <style:style style:name="Таблица2.P8" style:family="table-cell">
      <style:table-cell-properties fo:padding="0.097cm" fo:border-left="0.05pt solid #000000" fo:border-right="none" fo:border-top="none" fo:border-bottom="0.05pt solid #000000"/>
    </style:style>
    <style:style style:name="Таблица2.Q8" style:family="table-cell">
      <style:table-cell-properties fo:padding="0.097cm" fo:border-left="0.05pt solid #000000" fo:border-right="none" fo:border-top="none" fo:border-bottom="0.05pt solid #000000"/>
    </style:style>
    <style:style style:name="Таблица2.R8" style:family="table-cell">
      <style:table-cell-properties fo:padding="0.097cm" fo:border-left="0.05pt solid #000000" fo:border-right="none" fo:border-top="none" fo:border-bottom="0.05pt solid #000000"/>
    </style:style>
    <style:style style:name="Таблица2.S8" style:family="table-cell">
      <style:table-cell-properties fo:padding="0.097cm" fo:border-left="0.05pt solid #000000" fo:border-right="none" fo:border-top="none" fo:border-bottom="0.05pt solid #000000"/>
    </style:style>
    <style:style style:name="Таблица2.T8" style:family="table-cell">
      <style:table-cell-properties fo:padding="0.097cm" fo:border-left="0.05pt solid #000000" fo:border-right="none" fo:border-top="none" fo:border-bottom="0.05pt solid #000000"/>
    </style:style>
    <style:style style:name="Таблица2.U8" style:family="table-cell">
      <style:table-cell-properties fo:padding="0.097cm" fo:border-left="0.05pt solid #000000" fo:border-right="none" fo:border-top="none" fo:border-bottom="0.05pt solid #000000"/>
    </style:style>
    <style:style style:name="Таблица2.V8" style:family="table-cell">
      <style:table-cell-properties fo:padding="0.097cm" fo:border-left="0.05pt solid #000000" fo:border-right="none" fo:border-top="none" fo:border-bottom="0.05pt solid #000000"/>
    </style:style>
    <style:style style:name="Таблица2.W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none" fo:border-top="none" fo:border-bottom="0.05pt solid #000000"/>
    </style:style>
    <style:style style:name="Таблица2.H9" style:family="table-cell">
      <style:table-cell-properties fo:padding="0.097cm" fo:border-left="0.05pt solid #000000" fo:border-right="none" fo:border-top="none" fo:border-bottom="0.05pt solid #000000"/>
    </style:style>
    <style:style style:name="Таблица2.I9" style:family="table-cell">
      <style:table-cell-properties fo:padding="0.097cm" fo:border-left="0.05pt solid #000000" fo:border-right="none" fo:border-top="none" fo:border-bottom="0.05pt solid #000000"/>
    </style:style>
    <style:style style:name="Таблица2.J9" style:family="table-cell">
      <style:table-cell-properties fo:padding="0.097cm" fo:border-left="0.05pt solid #000000" fo:border-right="none" fo:border-top="none" fo:border-bottom="0.05pt solid #000000"/>
    </style:style>
    <style:style style:name="Таблица2.K9" style:family="table-cell">
      <style:table-cell-properties fo:padding="0.097cm" fo:border-left="0.05pt solid #000000" fo:border-right="none" fo:border-top="none" fo:border-bottom="0.05pt solid #000000"/>
    </style:style>
    <style:style style:name="Таблица2.L9" style:family="table-cell">
      <style:table-cell-properties fo:padding="0.097cm" fo:border-left="0.05pt solid #000000" fo:border-right="none" fo:border-top="none" fo:border-bottom="0.05pt solid #000000"/>
    </style:style>
    <style:style style:name="Таблица2.M9" style:family="table-cell">
      <style:table-cell-properties fo:padding="0.097cm" fo:border-left="0.05pt solid #000000" fo:border-right="none" fo:border-top="none" fo:border-bottom="0.05pt solid #000000"/>
    </style:style>
    <style:style style:name="Таблица2.N9" style:family="table-cell">
      <style:table-cell-properties fo:padding="0.097cm" fo:border-left="0.05pt solid #000000" fo:border-right="none" fo:border-top="none" fo:border-bottom="0.05pt solid #000000"/>
    </style:style>
    <style:style style:name="Таблица2.O9" style:family="table-cell">
      <style:table-cell-properties fo:padding="0.097cm" fo:border-left="0.05pt solid #000000" fo:border-right="none" fo:border-top="none" fo:border-bottom="0.05pt solid #000000"/>
    </style:style>
    <style:style style:name="Таблица2.P9" style:family="table-cell">
      <style:table-cell-properties fo:padding="0.097cm" fo:border-left="0.05pt solid #000000" fo:border-right="none" fo:border-top="none" fo:border-bottom="0.05pt solid #000000"/>
    </style:style>
    <style:style style:name="Таблица2.Q9" style:family="table-cell">
      <style:table-cell-properties fo:padding="0.097cm" fo:border-left="0.05pt solid #000000" fo:border-right="none" fo:border-top="none" fo:border-bottom="0.05pt solid #000000"/>
    </style:style>
    <style:style style:name="Таблица2.R9" style:family="table-cell">
      <style:table-cell-properties fo:padding="0.097cm" fo:border-left="0.05pt solid #000000" fo:border-right="none" fo:border-top="none" fo:border-bottom="0.05pt solid #000000"/>
    </style:style>
    <style:style style:name="Таблица2.S9" style:family="table-cell">
      <style:table-cell-properties fo:padding="0.097cm" fo:border-left="0.05pt solid #000000" fo:border-right="none" fo:border-top="none" fo:border-bottom="0.05pt solid #000000"/>
    </style:style>
    <style:style style:name="Таблица2.T9" style:family="table-cell">
      <style:table-cell-properties fo:padding="0.097cm" fo:border-left="0.05pt solid #000000" fo:border-right="none" fo:border-top="none" fo:border-bottom="0.05pt solid #000000"/>
    </style:style>
    <style:style style:name="Таблица2.U9" style:family="table-cell">
      <style:table-cell-properties fo:padding="0.097cm" fo:border-left="0.05pt solid #000000" fo:border-right="none" fo:border-top="none" fo:border-bottom="0.05pt solid #000000"/>
    </style:style>
    <style:style style:name="Таблица2.V9" style:family="table-cell">
      <style:table-cell-properties fo:padding="0.097cm" fo:border-left="0.05pt solid #000000" fo:border-right="none" fo:border-top="none" fo:border-bottom="0.05pt solid #000000"/>
    </style:style>
    <style:style style:name="Таблица2.W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none" fo:border-top="none" fo:border-bottom="0.05pt solid #000000"/>
    </style:style>
    <style:style style:name="Таблица2.H10" style:family="table-cell">
      <style:table-cell-properties fo:padding="0.097cm" fo:border-left="0.05pt solid #000000" fo:border-right="none" fo:border-top="none" fo:border-bottom="0.05pt solid #000000"/>
    </style:style>
    <style:style style:name="Таблица2.I10" style:family="table-cell">
      <style:table-cell-properties fo:padding="0.097cm" fo:border-left="0.05pt solid #000000" fo:border-right="none" fo:border-top="none" fo:border-bottom="0.05pt solid #000000"/>
    </style:style>
    <style:style style:name="Таблица2.J10" style:family="table-cell">
      <style:table-cell-properties fo:padding="0.097cm" fo:border-left="0.05pt solid #000000" fo:border-right="none" fo:border-top="none" fo:border-bottom="0.05pt solid #000000"/>
    </style:style>
    <style:style style:name="Таблица2.K10" style:family="table-cell">
      <style:table-cell-properties fo:padding="0.097cm" fo:border-left="0.05pt solid #000000" fo:border-right="none" fo:border-top="none" fo:border-bottom="0.05pt solid #000000"/>
    </style:style>
    <style:style style:name="Таблица2.L10" style:family="table-cell">
      <style:table-cell-properties fo:padding="0.097cm" fo:border-left="0.05pt solid #000000" fo:border-right="none" fo:border-top="none" fo:border-bottom="0.05pt solid #000000"/>
    </style:style>
    <style:style style:name="Таблица2.M10" style:family="table-cell">
      <style:table-cell-properties fo:padding="0.097cm" fo:border-left="0.05pt solid #000000" fo:border-right="none" fo:border-top="none" fo:border-bottom="0.05pt solid #000000"/>
    </style:style>
    <style:style style:name="Таблица2.N10" style:family="table-cell">
      <style:table-cell-properties fo:padding="0.097cm" fo:border-left="0.05pt solid #000000" fo:border-right="none" fo:border-top="none" fo:border-bottom="0.05pt solid #000000"/>
    </style:style>
    <style:style style:name="Таблица2.O10" style:family="table-cell">
      <style:table-cell-properties fo:padding="0.097cm" fo:border-left="0.05pt solid #000000" fo:border-right="none" fo:border-top="none" fo:border-bottom="0.05pt solid #000000"/>
    </style:style>
    <style:style style:name="Таблица2.P10" style:family="table-cell">
      <style:table-cell-properties fo:padding="0.097cm" fo:border-left="0.05pt solid #000000" fo:border-right="none" fo:border-top="none" fo:border-bottom="0.05pt solid #000000"/>
    </style:style>
    <style:style style:name="Таблица2.Q10" style:family="table-cell">
      <style:table-cell-properties fo:padding="0.097cm" fo:border-left="0.05pt solid #000000" fo:border-right="none" fo:border-top="none" fo:border-bottom="0.05pt solid #000000"/>
    </style:style>
    <style:style style:name="Таблица2.R10" style:family="table-cell">
      <style:table-cell-properties fo:padding="0.097cm" fo:border-left="0.05pt solid #000000" fo:border-right="none" fo:border-top="none" fo:border-bottom="0.05pt solid #000000"/>
    </style:style>
    <style:style style:name="Таблица2.S10" style:family="table-cell">
      <style:table-cell-properties fo:padding="0.097cm" fo:border-left="0.05pt solid #000000" fo:border-right="none" fo:border-top="none" fo:border-bottom="0.05pt solid #000000"/>
    </style:style>
    <style:style style:name="Таблица2.T10" style:family="table-cell">
      <style:table-cell-properties fo:padding="0.097cm" fo:border-left="0.05pt solid #000000" fo:border-right="none" fo:border-top="none" fo:border-bottom="0.05pt solid #000000"/>
    </style:style>
    <style:style style:name="Таблица2.U10" style:family="table-cell">
      <style:table-cell-properties fo:padding="0.097cm" fo:border-left="0.05pt solid #000000" fo:border-right="none" fo:border-top="none" fo:border-bottom="0.05pt solid #000000"/>
    </style:style>
    <style:style style:name="Таблица2.V10" style:family="table-cell">
      <style:table-cell-properties fo:padding="0.097cm" fo:border-left="0.05pt solid #000000" fo:border-right="none" fo:border-top="none" fo:border-bottom="0.05pt solid #000000"/>
    </style:style>
    <style:style style:name="Таблица2.W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none" fo:border-top="none" fo:border-bottom="0.05pt solid #000000"/>
    </style:style>
    <style:style style:name="Таблица2.H11" style:family="table-cell">
      <style:table-cell-properties fo:padding="0.097cm" fo:border-left="0.05pt solid #000000" fo:border-right="none" fo:border-top="none" fo:border-bottom="0.05pt solid #000000"/>
    </style:style>
    <style:style style:name="Таблица2.I11" style:family="table-cell">
      <style:table-cell-properties fo:padding="0.097cm" fo:border-left="0.05pt solid #000000" fo:border-right="none" fo:border-top="none" fo:border-bottom="0.05pt solid #000000"/>
    </style:style>
    <style:style style:name="Таблица2.J11" style:family="table-cell">
      <style:table-cell-properties fo:padding="0.097cm" fo:border-left="0.05pt solid #000000" fo:border-right="none" fo:border-top="none" fo:border-bottom="0.05pt solid #000000"/>
    </style:style>
    <style:style style:name="Таблица2.K11" style:family="table-cell">
      <style:table-cell-properties fo:padding="0.097cm" fo:border-left="0.05pt solid #000000" fo:border-right="none" fo:border-top="none" fo:border-bottom="0.05pt solid #000000"/>
    </style:style>
    <style:style style:name="Таблица2.L11" style:family="table-cell">
      <style:table-cell-properties fo:padding="0.097cm" fo:border-left="0.05pt solid #000000" fo:border-right="none" fo:border-top="none" fo:border-bottom="0.05pt solid #000000"/>
    </style:style>
    <style:style style:name="Таблица2.M11" style:family="table-cell">
      <style:table-cell-properties fo:padding="0.097cm" fo:border-left="0.05pt solid #000000" fo:border-right="none" fo:border-top="none" fo:border-bottom="0.05pt solid #000000"/>
    </style:style>
    <style:style style:name="Таблица2.N11" style:family="table-cell">
      <style:table-cell-properties fo:padding="0.097cm" fo:border-left="0.05pt solid #000000" fo:border-right="none" fo:border-top="none" fo:border-bottom="0.05pt solid #000000"/>
    </style:style>
    <style:style style:name="Таблица2.O11" style:family="table-cell">
      <style:table-cell-properties fo:padding="0.097cm" fo:border-left="0.05pt solid #000000" fo:border-right="none" fo:border-top="none" fo:border-bottom="0.05pt solid #000000"/>
    </style:style>
    <style:style style:name="Таблица2.P11" style:family="table-cell">
      <style:table-cell-properties fo:padding="0.097cm" fo:border-left="0.05pt solid #000000" fo:border-right="none" fo:border-top="none" fo:border-bottom="0.05pt solid #000000"/>
    </style:style>
    <style:style style:name="Таблица2.Q11" style:family="table-cell">
      <style:table-cell-properties fo:padding="0.097cm" fo:border-left="0.05pt solid #000000" fo:border-right="none" fo:border-top="none" fo:border-bottom="0.05pt solid #000000"/>
    </style:style>
    <style:style style:name="Таблица2.R11" style:family="table-cell">
      <style:table-cell-properties fo:padding="0.097cm" fo:border-left="0.05pt solid #000000" fo:border-right="none" fo:border-top="none" fo:border-bottom="0.05pt solid #000000"/>
    </style:style>
    <style:style style:name="Таблица2.S11" style:family="table-cell">
      <style:table-cell-properties fo:padding="0.097cm" fo:border-left="0.05pt solid #000000" fo:border-right="none" fo:border-top="none" fo:border-bottom="0.05pt solid #000000"/>
    </style:style>
    <style:style style:name="Таблица2.T11" style:family="table-cell">
      <style:table-cell-properties fo:padding="0.097cm" fo:border-left="0.05pt solid #000000" fo:border-right="none" fo:border-top="none" fo:border-bottom="0.05pt solid #000000"/>
    </style:style>
    <style:style style:name="Таблица2.U11" style:family="table-cell">
      <style:table-cell-properties fo:padding="0.097cm" fo:border-left="0.05pt solid #000000" fo:border-right="none" fo:border-top="none" fo:border-bottom="0.05pt solid #000000"/>
    </style:style>
    <style:style style:name="Таблица2.V11" style:family="table-cell">
      <style:table-cell-properties fo:padding="0.097cm" fo:border-left="0.05pt solid #000000" fo:border-right="none" fo:border-top="none" fo:border-bottom="0.05pt solid #000000"/>
    </style:style>
    <style:style style:name="Таблица2.W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none" fo:border-top="none" fo:border-bottom="0.05pt solid #000000"/>
    </style:style>
    <style:style style:name="Таблица2.H12" style:family="table-cell">
      <style:table-cell-properties fo:padding="0.097cm" fo:border-left="0.05pt solid #000000" fo:border-right="none" fo:border-top="none" fo:border-bottom="0.05pt solid #000000"/>
    </style:style>
    <style:style style:name="Таблица2.I12" style:family="table-cell">
      <style:table-cell-properties fo:padding="0.097cm" fo:border-left="0.05pt solid #000000" fo:border-right="none" fo:border-top="none" fo:border-bottom="0.05pt solid #000000"/>
    </style:style>
    <style:style style:name="Таблица2.J12" style:family="table-cell">
      <style:table-cell-properties fo:padding="0.097cm" fo:border-left="0.05pt solid #000000" fo:border-right="none" fo:border-top="none" fo:border-bottom="0.05pt solid #000000"/>
    </style:style>
    <style:style style:name="Таблица2.K12" style:family="table-cell">
      <style:table-cell-properties fo:padding="0.097cm" fo:border-left="0.05pt solid #000000" fo:border-right="none" fo:border-top="none" fo:border-bottom="0.05pt solid #000000"/>
    </style:style>
    <style:style style:name="Таблица2.L12" style:family="table-cell">
      <style:table-cell-properties fo:padding="0.097cm" fo:border-left="0.05pt solid #000000" fo:border-right="none" fo:border-top="none" fo:border-bottom="0.05pt solid #000000"/>
    </style:style>
    <style:style style:name="Таблица2.M12" style:family="table-cell">
      <style:table-cell-properties fo:padding="0.097cm" fo:border-left="0.05pt solid #000000" fo:border-right="none" fo:border-top="none" fo:border-bottom="0.05pt solid #000000"/>
    </style:style>
    <style:style style:name="Таблица2.N12" style:family="table-cell">
      <style:table-cell-properties fo:padding="0.097cm" fo:border-left="0.05pt solid #000000" fo:border-right="none" fo:border-top="none" fo:border-bottom="0.05pt solid #000000"/>
    </style:style>
    <style:style style:name="Таблица2.O12" style:family="table-cell">
      <style:table-cell-properties fo:padding="0.097cm" fo:border-left="0.05pt solid #000000" fo:border-right="none" fo:border-top="none" fo:border-bottom="0.05pt solid #000000"/>
    </style:style>
    <style:style style:name="Таблица2.P12" style:family="table-cell">
      <style:table-cell-properties fo:padding="0.097cm" fo:border-left="0.05pt solid #000000" fo:border-right="none" fo:border-top="none" fo:border-bottom="0.05pt solid #000000"/>
    </style:style>
    <style:style style:name="Таблица2.Q12" style:family="table-cell">
      <style:table-cell-properties fo:padding="0.097cm" fo:border-left="0.05pt solid #000000" fo:border-right="none" fo:border-top="none" fo:border-bottom="0.05pt solid #000000"/>
    </style:style>
    <style:style style:name="Таблица2.R12" style:family="table-cell">
      <style:table-cell-properties fo:padding="0.097cm" fo:border-left="0.05pt solid #000000" fo:border-right="none" fo:border-top="none" fo:border-bottom="0.05pt solid #000000"/>
    </style:style>
    <style:style style:name="Таблица2.S12" style:family="table-cell">
      <style:table-cell-properties fo:padding="0.097cm" fo:border-left="0.05pt solid #000000" fo:border-right="none" fo:border-top="none" fo:border-bottom="0.05pt solid #000000"/>
    </style:style>
    <style:style style:name="Таблица2.T12" style:family="table-cell">
      <style:table-cell-properties fo:padding="0.097cm" fo:border-left="0.05pt solid #000000" fo:border-right="none" fo:border-top="none" fo:border-bottom="0.05pt solid #000000"/>
    </style:style>
    <style:style style:name="Таблица2.U12" style:family="table-cell">
      <style:table-cell-properties fo:padding="0.097cm" fo:border-left="0.05pt solid #000000" fo:border-right="none" fo:border-top="none" fo:border-bottom="0.05pt solid #000000"/>
    </style:style>
    <style:style style:name="Таблица2.V12" style:family="table-cell">
      <style:table-cell-properties fo:padding="0.097cm" fo:border-left="0.05pt solid #000000" fo:border-right="none" fo:border-top="none" fo:border-bottom="0.05pt solid #000000"/>
    </style:style>
    <style:style style:name="Таблица2.W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none" fo:border-top="none" fo:border-bottom="0.05pt solid #000000"/>
    </style:style>
    <style:style style:name="Таблица2.H13" style:family="table-cell">
      <style:table-cell-properties fo:padding="0.097cm" fo:border-left="0.05pt solid #000000" fo:border-right="none" fo:border-top="none" fo:border-bottom="0.05pt solid #000000"/>
    </style:style>
    <style:style style:name="Таблица2.I13" style:family="table-cell">
      <style:table-cell-properties fo:padding="0.097cm" fo:border-left="0.05pt solid #000000" fo:border-right="none" fo:border-top="none" fo:border-bottom="0.05pt solid #000000"/>
    </style:style>
    <style:style style:name="Таблица2.J13" style:family="table-cell">
      <style:table-cell-properties fo:padding="0.097cm" fo:border-left="0.05pt solid #000000" fo:border-right="none" fo:border-top="none" fo:border-bottom="0.05pt solid #000000"/>
    </style:style>
    <style:style style:name="Таблица2.K13" style:family="table-cell">
      <style:table-cell-properties fo:padding="0.097cm" fo:border-left="0.05pt solid #000000" fo:border-right="none" fo:border-top="none" fo:border-bottom="0.05pt solid #000000"/>
    </style:style>
    <style:style style:name="Таблица2.L13" style:family="table-cell">
      <style:table-cell-properties fo:padding="0.097cm" fo:border-left="0.05pt solid #000000" fo:border-right="none" fo:border-top="none" fo:border-bottom="0.05pt solid #000000"/>
    </style:style>
    <style:style style:name="Таблица2.M13" style:family="table-cell">
      <style:table-cell-properties fo:padding="0.097cm" fo:border-left="0.05pt solid #000000" fo:border-right="none" fo:border-top="none" fo:border-bottom="0.05pt solid #000000"/>
    </style:style>
    <style:style style:name="Таблица2.N13" style:family="table-cell">
      <style:table-cell-properties fo:padding="0.097cm" fo:border-left="0.05pt solid #000000" fo:border-right="none" fo:border-top="none" fo:border-bottom="0.05pt solid #000000"/>
    </style:style>
    <style:style style:name="Таблица2.O13" style:family="table-cell">
      <style:table-cell-properties fo:padding="0.097cm" fo:border-left="0.05pt solid #000000" fo:border-right="none" fo:border-top="none" fo:border-bottom="0.05pt solid #000000"/>
    </style:style>
    <style:style style:name="Таблица2.P13" style:family="table-cell">
      <style:table-cell-properties fo:padding="0.097cm" fo:border-left="0.05pt solid #000000" fo:border-right="none" fo:border-top="none" fo:border-bottom="0.05pt solid #000000"/>
    </style:style>
    <style:style style:name="Таблица2.Q13" style:family="table-cell">
      <style:table-cell-properties fo:padding="0.097cm" fo:border-left="0.05pt solid #000000" fo:border-right="none" fo:border-top="none" fo:border-bottom="0.05pt solid #000000"/>
    </style:style>
    <style:style style:name="Таблица2.R13" style:family="table-cell">
      <style:table-cell-properties fo:padding="0.097cm" fo:border-left="0.05pt solid #000000" fo:border-right="none" fo:border-top="none" fo:border-bottom="0.05pt solid #000000"/>
    </style:style>
    <style:style style:name="Таблица2.S13" style:family="table-cell">
      <style:table-cell-properties fo:padding="0.097cm" fo:border-left="0.05pt solid #000000" fo:border-right="none" fo:border-top="none" fo:border-bottom="0.05pt solid #000000"/>
    </style:style>
    <style:style style:name="Таблица2.T13" style:family="table-cell">
      <style:table-cell-properties fo:padding="0.097cm" fo:border-left="0.05pt solid #000000" fo:border-right="none" fo:border-top="none" fo:border-bottom="0.05pt solid #000000"/>
    </style:style>
    <style:style style:name="Таблица2.U13" style:family="table-cell">
      <style:table-cell-properties fo:padding="0.097cm" fo:border-left="0.05pt solid #000000" fo:border-right="none" fo:border-top="none" fo:border-bottom="0.05pt solid #000000"/>
    </style:style>
    <style:style style:name="Таблица2.V13" style:family="table-cell">
      <style:table-cell-properties fo:padding="0.097cm" fo:border-left="0.05pt solid #000000" fo:border-right="none" fo:border-top="none" fo:border-bottom="0.05pt solid #000000"/>
    </style:style>
    <style:style style:name="Таблица2.W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none" fo:border-top="none" fo:border-bottom="0.05pt solid #000000"/>
    </style:style>
    <style:style style:name="Таблица2.H14" style:family="table-cell">
      <style:table-cell-properties fo:padding="0.097cm" fo:border-left="0.05pt solid #000000" fo:border-right="none" fo:border-top="none" fo:border-bottom="0.05pt solid #000000"/>
    </style:style>
    <style:style style:name="Таблица2.I14" style:family="table-cell">
      <style:table-cell-properties fo:padding="0.097cm" fo:border-left="0.05pt solid #000000" fo:border-right="none" fo:border-top="none" fo:border-bottom="0.05pt solid #000000"/>
    </style:style>
    <style:style style:name="Таблица2.J14" style:family="table-cell">
      <style:table-cell-properties fo:padding="0.097cm" fo:border-left="0.05pt solid #000000" fo:border-right="none" fo:border-top="none" fo:border-bottom="0.05pt solid #000000"/>
    </style:style>
    <style:style style:name="Таблица2.K14" style:family="table-cell">
      <style:table-cell-properties fo:padding="0.097cm" fo:border-left="0.05pt solid #000000" fo:border-right="none" fo:border-top="none" fo:border-bottom="0.05pt solid #000000"/>
    </style:style>
    <style:style style:name="Таблица2.L14" style:family="table-cell">
      <style:table-cell-properties fo:padding="0.097cm" fo:border-left="0.05pt solid #000000" fo:border-right="none" fo:border-top="none" fo:border-bottom="0.05pt solid #000000"/>
    </style:style>
    <style:style style:name="Таблица2.M14" style:family="table-cell">
      <style:table-cell-properties fo:padding="0.097cm" fo:border-left="0.05pt solid #000000" fo:border-right="none" fo:border-top="none" fo:border-bottom="0.05pt solid #000000"/>
    </style:style>
    <style:style style:name="Таблица2.N14" style:family="table-cell">
      <style:table-cell-properties fo:padding="0.097cm" fo:border-left="0.05pt solid #000000" fo:border-right="none" fo:border-top="none" fo:border-bottom="0.05pt solid #000000"/>
    </style:style>
    <style:style style:name="Таблица2.O14" style:family="table-cell">
      <style:table-cell-properties fo:padding="0.097cm" fo:border-left="0.05pt solid #000000" fo:border-right="none" fo:border-top="none" fo:border-bottom="0.05pt solid #000000"/>
    </style:style>
    <style:style style:name="Таблица2.P14" style:family="table-cell">
      <style:table-cell-properties fo:padding="0.097cm" fo:border-left="0.05pt solid #000000" fo:border-right="none" fo:border-top="none" fo:border-bottom="0.05pt solid #000000"/>
    </style:style>
    <style:style style:name="Таблица2.Q14" style:family="table-cell">
      <style:table-cell-properties fo:padding="0.097cm" fo:border-left="0.05pt solid #000000" fo:border-right="none" fo:border-top="none" fo:border-bottom="0.05pt solid #000000"/>
    </style:style>
    <style:style style:name="Таблица2.R14" style:family="table-cell">
      <style:table-cell-properties fo:padding="0.097cm" fo:border-left="0.05pt solid #000000" fo:border-right="none" fo:border-top="none" fo:border-bottom="0.05pt solid #000000"/>
    </style:style>
    <style:style style:name="Таблица2.S14" style:family="table-cell">
      <style:table-cell-properties fo:padding="0.097cm" fo:border-left="0.05pt solid #000000" fo:border-right="none" fo:border-top="none" fo:border-bottom="0.05pt solid #000000"/>
    </style:style>
    <style:style style:name="Таблица2.T14" style:family="table-cell">
      <style:table-cell-properties fo:padding="0.097cm" fo:border-left="0.05pt solid #000000" fo:border-right="none" fo:border-top="none" fo:border-bottom="0.05pt solid #000000"/>
    </style:style>
    <style:style style:name="Таблица2.U14" style:family="table-cell">
      <style:table-cell-properties fo:padding="0.097cm" fo:border-left="0.05pt solid #000000" fo:border-right="none" fo:border-top="none" fo:border-bottom="0.05pt solid #000000"/>
    </style:style>
    <style:style style:name="Таблица2.V14" style:family="table-cell">
      <style:table-cell-properties fo:padding="0.097cm" fo:border-left="0.05pt solid #000000" fo:border-right="none" fo:border-top="none" fo:border-bottom="0.05pt solid #000000"/>
    </style:style>
    <style:style style:name="Таблица2.W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none" fo:border-top="none" fo:border-bottom="0.05pt solid #000000"/>
    </style:style>
    <style:style style:name="Таблица2.H15" style:family="table-cell">
      <style:table-cell-properties fo:padding="0.097cm" fo:border-left="0.05pt solid #000000" fo:border-right="none" fo:border-top="none" fo:border-bottom="0.05pt solid #000000"/>
    </style:style>
    <style:style style:name="Таблица2.I15" style:family="table-cell">
      <style:table-cell-properties fo:padding="0.097cm" fo:border-left="0.05pt solid #000000" fo:border-right="none" fo:border-top="none" fo:border-bottom="0.05pt solid #000000"/>
    </style:style>
    <style:style style:name="Таблица2.J15" style:family="table-cell">
      <style:table-cell-properties fo:padding="0.097cm" fo:border-left="0.05pt solid #000000" fo:border-right="none" fo:border-top="none" fo:border-bottom="0.05pt solid #000000"/>
    </style:style>
    <style:style style:name="Таблица2.K15" style:family="table-cell">
      <style:table-cell-properties fo:padding="0.097cm" fo:border-left="0.05pt solid #000000" fo:border-right="none" fo:border-top="none" fo:border-bottom="0.05pt solid #000000"/>
    </style:style>
    <style:style style:name="Таблица2.L15" style:family="table-cell">
      <style:table-cell-properties fo:padding="0.097cm" fo:border-left="0.05pt solid #000000" fo:border-right="none" fo:border-top="none" fo:border-bottom="0.05pt solid #000000"/>
    </style:style>
    <style:style style:name="Таблица2.M15" style:family="table-cell">
      <style:table-cell-properties fo:padding="0.097cm" fo:border-left="0.05pt solid #000000" fo:border-right="none" fo:border-top="none" fo:border-bottom="0.05pt solid #000000"/>
    </style:style>
    <style:style style:name="Таблица2.N15" style:family="table-cell">
      <style:table-cell-properties fo:padding="0.097cm" fo:border-left="0.05pt solid #000000" fo:border-right="none" fo:border-top="none" fo:border-bottom="0.05pt solid #000000"/>
    </style:style>
    <style:style style:name="Таблица2.O15" style:family="table-cell">
      <style:table-cell-properties fo:padding="0.097cm" fo:border-left="0.05pt solid #000000" fo:border-right="none" fo:border-top="none" fo:border-bottom="0.05pt solid #000000"/>
    </style:style>
    <style:style style:name="Таблица2.P15" style:family="table-cell">
      <style:table-cell-properties fo:padding="0.097cm" fo:border-left="0.05pt solid #000000" fo:border-right="none" fo:border-top="none" fo:border-bottom="0.05pt solid #000000"/>
    </style:style>
    <style:style style:name="Таблица2.Q15" style:family="table-cell">
      <style:table-cell-properties fo:padding="0.097cm" fo:border-left="0.05pt solid #000000" fo:border-right="none" fo:border-top="none" fo:border-bottom="0.05pt solid #000000"/>
    </style:style>
    <style:style style:name="Таблица2.R15" style:family="table-cell">
      <style:table-cell-properties fo:padding="0.097cm" fo:border-left="0.05pt solid #000000" fo:border-right="none" fo:border-top="none" fo:border-bottom="0.05pt solid #000000"/>
    </style:style>
    <style:style style:name="Таблица2.S15" style:family="table-cell">
      <style:table-cell-properties fo:padding="0.097cm" fo:border-left="0.05pt solid #000000" fo:border-right="none" fo:border-top="none" fo:border-bottom="0.05pt solid #000000"/>
    </style:style>
    <style:style style:name="Таблица2.T15" style:family="table-cell">
      <style:table-cell-properties fo:padding="0.097cm" fo:border-left="0.05pt solid #000000" fo:border-right="none" fo:border-top="none" fo:border-bottom="0.05pt solid #000000"/>
    </style:style>
    <style:style style:name="Таблица2.U15" style:family="table-cell">
      <style:table-cell-properties fo:padding="0.097cm" fo:border-left="0.05pt solid #000000" fo:border-right="none" fo:border-top="none" fo:border-bottom="0.05pt solid #000000"/>
    </style:style>
    <style:style style:name="Таблица2.V15" style:family="table-cell">
      <style:table-cell-properties fo:padding="0.097cm" fo:border-left="0.05pt solid #000000" fo:border-right="none" fo:border-top="none" fo:border-bottom="0.05pt solid #000000"/>
    </style:style>
    <style:style style:name="Таблица2.W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none" fo:border-top="none" fo:border-bottom="0.05pt solid #000000"/>
    </style:style>
    <style:style style:name="Таблица2.H16" style:family="table-cell">
      <style:table-cell-properties fo:padding="0.097cm" fo:border-left="0.05pt solid #000000" fo:border-right="none" fo:border-top="none" fo:border-bottom="0.05pt solid #000000"/>
    </style:style>
    <style:style style:name="Таблица2.I16" style:family="table-cell">
      <style:table-cell-properties fo:padding="0.097cm" fo:border-left="0.05pt solid #000000" fo:border-right="none" fo:border-top="none" fo:border-bottom="0.05pt solid #000000"/>
    </style:style>
    <style:style style:name="Таблица2.J16" style:family="table-cell">
      <style:table-cell-properties fo:padding="0.097cm" fo:border-left="0.05pt solid #000000" fo:border-right="none" fo:border-top="none" fo:border-bottom="0.05pt solid #000000"/>
    </style:style>
    <style:style style:name="Таблица2.K16" style:family="table-cell">
      <style:table-cell-properties fo:padding="0.097cm" fo:border-left="0.05pt solid #000000" fo:border-right="none" fo:border-top="none" fo:border-bottom="0.05pt solid #000000"/>
    </style:style>
    <style:style style:name="Таблица2.L16" style:family="table-cell">
      <style:table-cell-properties fo:padding="0.097cm" fo:border-left="0.05pt solid #000000" fo:border-right="none" fo:border-top="none" fo:border-bottom="0.05pt solid #000000"/>
    </style:style>
    <style:style style:name="Таблица2.M16" style:family="table-cell">
      <style:table-cell-properties fo:padding="0.097cm" fo:border-left="0.05pt solid #000000" fo:border-right="none" fo:border-top="none" fo:border-bottom="0.05pt solid #000000"/>
    </style:style>
    <style:style style:name="Таблица2.N16" style:family="table-cell">
      <style:table-cell-properties fo:padding="0.097cm" fo:border-left="0.05pt solid #000000" fo:border-right="none" fo:border-top="none" fo:border-bottom="0.05pt solid #000000"/>
    </style:style>
    <style:style style:name="Таблица2.O16" style:family="table-cell">
      <style:table-cell-properties fo:padding="0.097cm" fo:border-left="0.05pt solid #000000" fo:border-right="none" fo:border-top="none" fo:border-bottom="0.05pt solid #000000"/>
    </style:style>
    <style:style style:name="Таблица2.P16" style:family="table-cell">
      <style:table-cell-properties fo:padding="0.097cm" fo:border-left="0.05pt solid #000000" fo:border-right="none" fo:border-top="none" fo:border-bottom="0.05pt solid #000000"/>
    </style:style>
    <style:style style:name="Таблица2.Q16" style:family="table-cell">
      <style:table-cell-properties fo:padding="0.097cm" fo:border-left="0.05pt solid #000000" fo:border-right="none" fo:border-top="none" fo:border-bottom="0.05pt solid #000000"/>
    </style:style>
    <style:style style:name="Таблица2.R16" style:family="table-cell">
      <style:table-cell-properties fo:padding="0.097cm" fo:border-left="0.05pt solid #000000" fo:border-right="none" fo:border-top="none" fo:border-bottom="0.05pt solid #000000"/>
    </style:style>
    <style:style style:name="Таблица2.S16" style:family="table-cell">
      <style:table-cell-properties fo:padding="0.097cm" fo:border-left="0.05pt solid #000000" fo:border-right="none" fo:border-top="none" fo:border-bottom="0.05pt solid #000000"/>
    </style:style>
    <style:style style:name="Таблица2.T16" style:family="table-cell">
      <style:table-cell-properties fo:padding="0.097cm" fo:border-left="0.05pt solid #000000" fo:border-right="none" fo:border-top="none" fo:border-bottom="0.05pt solid #000000"/>
    </style:style>
    <style:style style:name="Таблица2.U16" style:family="table-cell">
      <style:table-cell-properties fo:padding="0.097cm" fo:border-left="0.05pt solid #000000" fo:border-right="none" fo:border-top="none" fo:border-bottom="0.05pt solid #000000"/>
    </style:style>
    <style:style style:name="Таблица2.V16" style:family="table-cell">
      <style:table-cell-properties fo:padding="0.097cm" fo:border-left="0.05pt solid #000000" fo:border-right="none" fo:border-top="none" fo:border-bottom="0.05pt solid #000000"/>
    </style:style>
    <style:style style:name="Таблица2.W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none" fo:border-top="none" fo:border-bottom="0.05pt solid #000000"/>
    </style:style>
    <style:style style:name="Таблица2.H17" style:family="table-cell">
      <style:table-cell-properties fo:padding="0.097cm" fo:border-left="0.05pt solid #000000" fo:border-right="none" fo:border-top="none" fo:border-bottom="0.05pt solid #000000"/>
    </style:style>
    <style:style style:name="Таблица2.I17" style:family="table-cell">
      <style:table-cell-properties fo:padding="0.097cm" fo:border-left="0.05pt solid #000000" fo:border-right="none" fo:border-top="none" fo:border-bottom="0.05pt solid #000000"/>
    </style:style>
    <style:style style:name="Таблица2.J17" style:family="table-cell">
      <style:table-cell-properties fo:padding="0.097cm" fo:border-left="0.05pt solid #000000" fo:border-right="none" fo:border-top="none" fo:border-bottom="0.05pt solid #000000"/>
    </style:style>
    <style:style style:name="Таблица2.K17" style:family="table-cell">
      <style:table-cell-properties fo:padding="0.097cm" fo:border-left="0.05pt solid #000000" fo:border-right="none" fo:border-top="none" fo:border-bottom="0.05pt solid #000000"/>
    </style:style>
    <style:style style:name="Таблица2.L17" style:family="table-cell">
      <style:table-cell-properties fo:padding="0.097cm" fo:border-left="0.05pt solid #000000" fo:border-right="none" fo:border-top="none" fo:border-bottom="0.05pt solid #000000"/>
    </style:style>
    <style:style style:name="Таблица2.M17" style:family="table-cell">
      <style:table-cell-properties fo:padding="0.097cm" fo:border-left="0.05pt solid #000000" fo:border-right="none" fo:border-top="none" fo:border-bottom="0.05pt solid #000000"/>
    </style:style>
    <style:style style:name="Таблица2.N17" style:family="table-cell">
      <style:table-cell-properties fo:padding="0.097cm" fo:border-left="0.05pt solid #000000" fo:border-right="none" fo:border-top="none" fo:border-bottom="0.05pt solid #000000"/>
    </style:style>
    <style:style style:name="Таблица2.O17" style:family="table-cell">
      <style:table-cell-properties fo:padding="0.097cm" fo:border-left="0.05pt solid #000000" fo:border-right="none" fo:border-top="none" fo:border-bottom="0.05pt solid #000000"/>
    </style:style>
    <style:style style:name="Таблица2.P17" style:family="table-cell">
      <style:table-cell-properties fo:padding="0.097cm" fo:border-left="0.05pt solid #000000" fo:border-right="none" fo:border-top="none" fo:border-bottom="0.05pt solid #000000"/>
    </style:style>
    <style:style style:name="Таблица2.Q17" style:family="table-cell">
      <style:table-cell-properties fo:padding="0.097cm" fo:border-left="0.05pt solid #000000" fo:border-right="none" fo:border-top="none" fo:border-bottom="0.05pt solid #000000"/>
    </style:style>
    <style:style style:name="Таблица2.R17" style:family="table-cell">
      <style:table-cell-properties fo:padding="0.097cm" fo:border-left="0.05pt solid #000000" fo:border-right="none" fo:border-top="none" fo:border-bottom="0.05pt solid #000000"/>
    </style:style>
    <style:style style:name="Таблица2.S17" style:family="table-cell">
      <style:table-cell-properties fo:padding="0.097cm" fo:border-left="0.05pt solid #000000" fo:border-right="none" fo:border-top="none" fo:border-bottom="0.05pt solid #000000"/>
    </style:style>
    <style:style style:name="Таблица2.T17" style:family="table-cell">
      <style:table-cell-properties fo:padding="0.097cm" fo:border-left="0.05pt solid #000000" fo:border-right="none" fo:border-top="none" fo:border-bottom="0.05pt solid #000000"/>
    </style:style>
    <style:style style:name="Таблица2.U17" style:family="table-cell">
      <style:table-cell-properties fo:padding="0.097cm" fo:border-left="0.05pt solid #000000" fo:border-right="none" fo:border-top="none" fo:border-bottom="0.05pt solid #000000"/>
    </style:style>
    <style:style style:name="Таблица2.V17" style:family="table-cell">
      <style:table-cell-properties fo:padding="0.097cm" fo:border-left="0.05pt solid #000000" fo:border-right="none" fo:border-top="none" fo:border-bottom="0.05pt solid #000000"/>
    </style:style>
    <style:style style:name="Таблица2.W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none" fo:border-top="none" fo:border-bottom="0.05pt solid #000000"/>
    </style:style>
    <style:style style:name="Таблица2.H18" style:family="table-cell">
      <style:table-cell-properties fo:padding="0.097cm" fo:border-left="0.05pt solid #000000" fo:border-right="none" fo:border-top="none" fo:border-bottom="0.05pt solid #000000"/>
    </style:style>
    <style:style style:name="Таблица2.I18" style:family="table-cell">
      <style:table-cell-properties fo:padding="0.097cm" fo:border-left="0.05pt solid #000000" fo:border-right="none" fo:border-top="none" fo:border-bottom="0.05pt solid #000000"/>
    </style:style>
    <style:style style:name="Таблица2.J18" style:family="table-cell">
      <style:table-cell-properties fo:padding="0.097cm" fo:border-left="0.05pt solid #000000" fo:border-right="none" fo:border-top="none" fo:border-bottom="0.05pt solid #000000"/>
    </style:style>
    <style:style style:name="Таблица2.K18" style:family="table-cell">
      <style:table-cell-properties fo:padding="0.097cm" fo:border-left="0.05pt solid #000000" fo:border-right="none" fo:border-top="none" fo:border-bottom="0.05pt solid #000000"/>
    </style:style>
    <style:style style:name="Таблица2.L18" style:family="table-cell">
      <style:table-cell-properties fo:padding="0.097cm" fo:border-left="0.05pt solid #000000" fo:border-right="none" fo:border-top="none" fo:border-bottom="0.05pt solid #000000"/>
    </style:style>
    <style:style style:name="Таблица2.M18" style:family="table-cell">
      <style:table-cell-properties fo:padding="0.097cm" fo:border-left="0.05pt solid #000000" fo:border-right="none" fo:border-top="none" fo:border-bottom="0.05pt solid #000000"/>
    </style:style>
    <style:style style:name="Таблица2.N18" style:family="table-cell">
      <style:table-cell-properties fo:padding="0.097cm" fo:border-left="0.05pt solid #000000" fo:border-right="none" fo:border-top="none" fo:border-bottom="0.05pt solid #000000"/>
    </style:style>
    <style:style style:name="Таблица2.O18" style:family="table-cell">
      <style:table-cell-properties fo:padding="0.097cm" fo:border-left="0.05pt solid #000000" fo:border-right="none" fo:border-top="none" fo:border-bottom="0.05pt solid #000000"/>
    </style:style>
    <style:style style:name="Таблица2.P18" style:family="table-cell">
      <style:table-cell-properties fo:padding="0.097cm" fo:border-left="0.05pt solid #000000" fo:border-right="none" fo:border-top="none" fo:border-bottom="0.05pt solid #000000"/>
    </style:style>
    <style:style style:name="Таблица2.Q18" style:family="table-cell">
      <style:table-cell-properties fo:padding="0.097cm" fo:border-left="0.05pt solid #000000" fo:border-right="none" fo:border-top="none" fo:border-bottom="0.05pt solid #000000"/>
    </style:style>
    <style:style style:name="Таблица2.R18" style:family="table-cell">
      <style:table-cell-properties fo:padding="0.097cm" fo:border-left="0.05pt solid #000000" fo:border-right="none" fo:border-top="none" fo:border-bottom="0.05pt solid #000000"/>
    </style:style>
    <style:style style:name="Таблица2.S18" style:family="table-cell">
      <style:table-cell-properties fo:padding="0.097cm" fo:border-left="0.05pt solid #000000" fo:border-right="none" fo:border-top="none" fo:border-bottom="0.05pt solid #000000"/>
    </style:style>
    <style:style style:name="Таблица2.T18" style:family="table-cell">
      <style:table-cell-properties fo:padding="0.097cm" fo:border-left="0.05pt solid #000000" fo:border-right="none" fo:border-top="none" fo:border-bottom="0.05pt solid #000000"/>
    </style:style>
    <style:style style:name="Таблица2.U18" style:family="table-cell">
      <style:table-cell-properties fo:padding="0.097cm" fo:border-left="0.05pt solid #000000" fo:border-right="none" fo:border-top="none" fo:border-bottom="0.05pt solid #000000"/>
    </style:style>
    <style:style style:name="Таблица2.V18" style:family="table-cell">
      <style:table-cell-properties fo:padding="0.097cm" fo:border-left="0.05pt solid #000000" fo:border-right="none" fo:border-top="none" fo:border-bottom="0.05pt solid #000000"/>
    </style:style>
    <style:style style:name="Таблица2.W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none" fo:border-top="none" fo:border-bottom="0.05pt solid #000000"/>
    </style:style>
    <style:style style:name="Таблица2.H19" style:family="table-cell">
      <style:table-cell-properties fo:padding="0.097cm" fo:border-left="0.05pt solid #000000" fo:border-right="none" fo:border-top="none" fo:border-bottom="0.05pt solid #000000"/>
    </style:style>
    <style:style style:name="Таблица2.I19" style:family="table-cell">
      <style:table-cell-properties fo:padding="0.097cm" fo:border-left="0.05pt solid #000000" fo:border-right="none" fo:border-top="none" fo:border-bottom="0.05pt solid #000000"/>
    </style:style>
    <style:style style:name="Таблица2.J19" style:family="table-cell">
      <style:table-cell-properties fo:padding="0.097cm" fo:border-left="0.05pt solid #000000" fo:border-right="none" fo:border-top="none" fo:border-bottom="0.05pt solid #000000"/>
    </style:style>
    <style:style style:name="Таблица2.K19" style:family="table-cell">
      <style:table-cell-properties fo:padding="0.097cm" fo:border-left="0.05pt solid #000000" fo:border-right="none" fo:border-top="none" fo:border-bottom="0.05pt solid #000000"/>
    </style:style>
    <style:style style:name="Таблица2.L19" style:family="table-cell">
      <style:table-cell-properties fo:padding="0.097cm" fo:border-left="0.05pt solid #000000" fo:border-right="none" fo:border-top="none" fo:border-bottom="0.05pt solid #000000"/>
    </style:style>
    <style:style style:name="Таблица2.M19" style:family="table-cell">
      <style:table-cell-properties fo:padding="0.097cm" fo:border-left="0.05pt solid #000000" fo:border-right="none" fo:border-top="none" fo:border-bottom="0.05pt solid #000000"/>
    </style:style>
    <style:style style:name="Таблица2.N19" style:family="table-cell">
      <style:table-cell-properties fo:padding="0.097cm" fo:border-left="0.05pt solid #000000" fo:border-right="none" fo:border-top="none" fo:border-bottom="0.05pt solid #000000"/>
    </style:style>
    <style:style style:name="Таблица2.O19" style:family="table-cell">
      <style:table-cell-properties fo:padding="0.097cm" fo:border-left="0.05pt solid #000000" fo:border-right="none" fo:border-top="none" fo:border-bottom="0.05pt solid #000000"/>
    </style:style>
    <style:style style:name="Таблица2.P19" style:family="table-cell">
      <style:table-cell-properties fo:padding="0.097cm" fo:border-left="0.05pt solid #000000" fo:border-right="none" fo:border-top="none" fo:border-bottom="0.05pt solid #000000"/>
    </style:style>
    <style:style style:name="Таблица2.Q19" style:family="table-cell">
      <style:table-cell-properties fo:padding="0.097cm" fo:border-left="0.05pt solid #000000" fo:border-right="none" fo:border-top="none" fo:border-bottom="0.05pt solid #000000"/>
    </style:style>
    <style:style style:name="Таблица2.R19" style:family="table-cell">
      <style:table-cell-properties fo:padding="0.097cm" fo:border-left="0.05pt solid #000000" fo:border-right="none" fo:border-top="none" fo:border-bottom="0.05pt solid #000000"/>
    </style:style>
    <style:style style:name="Таблица2.S19" style:family="table-cell">
      <style:table-cell-properties fo:padding="0.097cm" fo:border-left="0.05pt solid #000000" fo:border-right="none" fo:border-top="none" fo:border-bottom="0.05pt solid #000000"/>
    </style:style>
    <style:style style:name="Таблица2.T19" style:family="table-cell">
      <style:table-cell-properties fo:padding="0.097cm" fo:border-left="0.05pt solid #000000" fo:border-right="none" fo:border-top="none" fo:border-bottom="0.05pt solid #000000"/>
    </style:style>
    <style:style style:name="Таблица2.U19" style:family="table-cell">
      <style:table-cell-properties fo:padding="0.097cm" fo:border-left="0.05pt solid #000000" fo:border-right="none" fo:border-top="none" fo:border-bottom="0.05pt solid #000000"/>
    </style:style>
    <style:style style:name="Таблица2.V19" style:family="table-cell">
      <style:table-cell-properties fo:padding="0.097cm" fo:border-left="0.05pt solid #000000" fo:border-right="none" fo:border-top="none" fo:border-bottom="0.05pt solid #000000"/>
    </style:style>
    <style:style style:name="Таблица2.W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none" fo:border-top="none" fo:border-bottom="0.05pt solid #000000"/>
    </style:style>
    <style:style style:name="Таблица2.H20" style:family="table-cell">
      <style:table-cell-properties fo:padding="0.097cm" fo:border-left="0.05pt solid #000000" fo:border-right="none" fo:border-top="none" fo:border-bottom="0.05pt solid #000000"/>
    </style:style>
    <style:style style:name="Таблица2.I20" style:family="table-cell">
      <style:table-cell-properties fo:padding="0.097cm" fo:border-left="0.05pt solid #000000" fo:border-right="none" fo:border-top="none" fo:border-bottom="0.05pt solid #000000"/>
    </style:style>
    <style:style style:name="Таблица2.J20" style:family="table-cell">
      <style:table-cell-properties fo:padding="0.097cm" fo:border-left="0.05pt solid #000000" fo:border-right="none" fo:border-top="none" fo:border-bottom="0.05pt solid #000000"/>
    </style:style>
    <style:style style:name="Таблица2.K20" style:family="table-cell">
      <style:table-cell-properties fo:padding="0.097cm" fo:border-left="0.05pt solid #000000" fo:border-right="none" fo:border-top="none" fo:border-bottom="0.05pt solid #000000"/>
    </style:style>
    <style:style style:name="Таблица2.L20" style:family="table-cell">
      <style:table-cell-properties fo:padding="0.097cm" fo:border-left="0.05pt solid #000000" fo:border-right="none" fo:border-top="none" fo:border-bottom="0.05pt solid #000000"/>
    </style:style>
    <style:style style:name="Таблица2.M20" style:family="table-cell">
      <style:table-cell-properties fo:padding="0.097cm" fo:border-left="0.05pt solid #000000" fo:border-right="none" fo:border-top="none" fo:border-bottom="0.05pt solid #000000"/>
    </style:style>
    <style:style style:name="Таблица2.N20" style:family="table-cell">
      <style:table-cell-properties fo:padding="0.097cm" fo:border-left="0.05pt solid #000000" fo:border-right="none" fo:border-top="none" fo:border-bottom="0.05pt solid #000000"/>
    </style:style>
    <style:style style:name="Таблица2.O20" style:family="table-cell">
      <style:table-cell-properties fo:padding="0.097cm" fo:border-left="0.05pt solid #000000" fo:border-right="none" fo:border-top="none" fo:border-bottom="0.05pt solid #000000"/>
    </style:style>
    <style:style style:name="Таблица2.P20" style:family="table-cell">
      <style:table-cell-properties fo:padding="0.097cm" fo:border-left="0.05pt solid #000000" fo:border-right="none" fo:border-top="none" fo:border-bottom="0.05pt solid #000000"/>
    </style:style>
    <style:style style:name="Таблица2.Q20" style:family="table-cell">
      <style:table-cell-properties fo:padding="0.097cm" fo:border-left="0.05pt solid #000000" fo:border-right="none" fo:border-top="none" fo:border-bottom="0.05pt solid #000000"/>
    </style:style>
    <style:style style:name="Таблица2.R20" style:family="table-cell">
      <style:table-cell-properties fo:padding="0.097cm" fo:border-left="0.05pt solid #000000" fo:border-right="none" fo:border-top="none" fo:border-bottom="0.05pt solid #000000"/>
    </style:style>
    <style:style style:name="Таблица2.S20" style:family="table-cell">
      <style:table-cell-properties fo:padding="0.097cm" fo:border-left="0.05pt solid #000000" fo:border-right="none" fo:border-top="none" fo:border-bottom="0.05pt solid #000000"/>
    </style:style>
    <style:style style:name="Таблица2.T20" style:family="table-cell">
      <style:table-cell-properties fo:padding="0.097cm" fo:border-left="0.05pt solid #000000" fo:border-right="none" fo:border-top="none" fo:border-bottom="0.05pt solid #000000"/>
    </style:style>
    <style:style style:name="Таблица2.U20" style:family="table-cell">
      <style:table-cell-properties fo:padding="0.097cm" fo:border-left="0.05pt solid #000000" fo:border-right="none" fo:border-top="none" fo:border-bottom="0.05pt solid #000000"/>
    </style:style>
    <style:style style:name="Таблица2.V20" style:family="table-cell">
      <style:table-cell-properties fo:padding="0.097cm" fo:border-left="0.05pt solid #000000" fo:border-right="none" fo:border-top="none" fo:border-bottom="0.05pt solid #000000"/>
    </style:style>
    <style:style style:name="Таблица2.W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none" fo:border-top="none" fo:border-bottom="0.05pt solid #000000"/>
    </style:style>
    <style:style style:name="Таблица2.H21" style:family="table-cell">
      <style:table-cell-properties fo:padding="0.097cm" fo:border-left="0.05pt solid #000000" fo:border-right="none" fo:border-top="none" fo:border-bottom="0.05pt solid #000000"/>
    </style:style>
    <style:style style:name="Таблица2.I21" style:family="table-cell">
      <style:table-cell-properties fo:padding="0.097cm" fo:border-left="0.05pt solid #000000" fo:border-right="none" fo:border-top="none" fo:border-bottom="0.05pt solid #000000"/>
    </style:style>
    <style:style style:name="Таблица2.J21" style:family="table-cell">
      <style:table-cell-properties fo:padding="0.097cm" fo:border-left="0.05pt solid #000000" fo:border-right="none" fo:border-top="none" fo:border-bottom="0.05pt solid #000000"/>
    </style:style>
    <style:style style:name="Таблица2.K21" style:family="table-cell">
      <style:table-cell-properties fo:padding="0.097cm" fo:border-left="0.05pt solid #000000" fo:border-right="none" fo:border-top="none" fo:border-bottom="0.05pt solid #000000"/>
    </style:style>
    <style:style style:name="Таблица2.L21" style:family="table-cell">
      <style:table-cell-properties fo:padding="0.097cm" fo:border-left="0.05pt solid #000000" fo:border-right="none" fo:border-top="none" fo:border-bottom="0.05pt solid #000000"/>
    </style:style>
    <style:style style:name="Таблица2.M21" style:family="table-cell">
      <style:table-cell-properties fo:padding="0.097cm" fo:border-left="0.05pt solid #000000" fo:border-right="none" fo:border-top="none" fo:border-bottom="0.05pt solid #000000"/>
    </style:style>
    <style:style style:name="Таблица2.N21" style:family="table-cell">
      <style:table-cell-properties fo:padding="0.097cm" fo:border-left="0.05pt solid #000000" fo:border-right="none" fo:border-top="none" fo:border-bottom="0.05pt solid #000000"/>
    </style:style>
    <style:style style:name="Таблица2.O21" style:family="table-cell">
      <style:table-cell-properties fo:padding="0.097cm" fo:border-left="0.05pt solid #000000" fo:border-right="none" fo:border-top="none" fo:border-bottom="0.05pt solid #000000"/>
    </style:style>
    <style:style style:name="Таблица2.P21" style:family="table-cell">
      <style:table-cell-properties fo:padding="0.097cm" fo:border-left="0.05pt solid #000000" fo:border-right="none" fo:border-top="none" fo:border-bottom="0.05pt solid #000000"/>
    </style:style>
    <style:style style:name="Таблица2.Q21" style:family="table-cell">
      <style:table-cell-properties fo:padding="0.097cm" fo:border-left="0.05pt solid #000000" fo:border-right="none" fo:border-top="none" fo:border-bottom="0.05pt solid #000000"/>
    </style:style>
    <style:style style:name="Таблица2.R21" style:family="table-cell">
      <style:table-cell-properties fo:padding="0.097cm" fo:border-left="0.05pt solid #000000" fo:border-right="none" fo:border-top="none" fo:border-bottom="0.05pt solid #000000"/>
    </style:style>
    <style:style style:name="Таблица2.S21" style:family="table-cell">
      <style:table-cell-properties fo:padding="0.097cm" fo:border-left="0.05pt solid #000000" fo:border-right="none" fo:border-top="none" fo:border-bottom="0.05pt solid #000000"/>
    </style:style>
    <style:style style:name="Таблица2.T21" style:family="table-cell">
      <style:table-cell-properties fo:padding="0.097cm" fo:border-left="0.05pt solid #000000" fo:border-right="none" fo:border-top="none" fo:border-bottom="0.05pt solid #000000"/>
    </style:style>
    <style:style style:name="Таблица2.U21" style:family="table-cell">
      <style:table-cell-properties fo:padding="0.097cm" fo:border-left="0.05pt solid #000000" fo:border-right="none" fo:border-top="none" fo:border-bottom="0.05pt solid #000000"/>
    </style:style>
    <style:style style:name="Таблица2.V21" style:family="table-cell">
      <style:table-cell-properties fo:padding="0.097cm" fo:border-left="0.05pt solid #000000" fo:border-right="none" fo:border-top="none" fo:border-bottom="0.05pt solid #000000"/>
    </style:style>
    <style:style style:name="Таблица2.W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none" fo:border-top="none" fo:border-bottom="0.05pt solid #000000"/>
    </style:style>
    <style:style style:name="Таблица2.H22" style:family="table-cell">
      <style:table-cell-properties fo:padding="0.097cm" fo:border-left="0.05pt solid #000000" fo:border-right="none" fo:border-top="none" fo:border-bottom="0.05pt solid #000000"/>
    </style:style>
    <style:style style:name="Таблица2.I22" style:family="table-cell">
      <style:table-cell-properties fo:padding="0.097cm" fo:border-left="0.05pt solid #000000" fo:border-right="none" fo:border-top="none" fo:border-bottom="0.05pt solid #000000"/>
    </style:style>
    <style:style style:name="Таблица2.J22" style:family="table-cell">
      <style:table-cell-properties fo:padding="0.097cm" fo:border-left="0.05pt solid #000000" fo:border-right="none" fo:border-top="none" fo:border-bottom="0.05pt solid #000000"/>
    </style:style>
    <style:style style:name="Таблица2.K22" style:family="table-cell">
      <style:table-cell-properties fo:padding="0.097cm" fo:border-left="0.05pt solid #000000" fo:border-right="none" fo:border-top="none" fo:border-bottom="0.05pt solid #000000"/>
    </style:style>
    <style:style style:name="Таблица2.L22" style:family="table-cell">
      <style:table-cell-properties fo:padding="0.097cm" fo:border-left="0.05pt solid #000000" fo:border-right="none" fo:border-top="none" fo:border-bottom="0.05pt solid #000000"/>
    </style:style>
    <style:style style:name="Таблица2.M22" style:family="table-cell">
      <style:table-cell-properties fo:padding="0.097cm" fo:border-left="0.05pt solid #000000" fo:border-right="none" fo:border-top="none" fo:border-bottom="0.05pt solid #000000"/>
    </style:style>
    <style:style style:name="Таблица2.N22" style:family="table-cell">
      <style:table-cell-properties fo:padding="0.097cm" fo:border-left="0.05pt solid #000000" fo:border-right="none" fo:border-top="none" fo:border-bottom="0.05pt solid #000000"/>
    </style:style>
    <style:style style:name="Таблица2.O22" style:family="table-cell">
      <style:table-cell-properties fo:padding="0.097cm" fo:border-left="0.05pt solid #000000" fo:border-right="none" fo:border-top="none" fo:border-bottom="0.05pt solid #000000"/>
    </style:style>
    <style:style style:name="Таблица2.P22" style:family="table-cell">
      <style:table-cell-properties fo:padding="0.097cm" fo:border-left="0.05pt solid #000000" fo:border-right="none" fo:border-top="none" fo:border-bottom="0.05pt solid #000000"/>
    </style:style>
    <style:style style:name="Таблица2.Q22" style:family="table-cell">
      <style:table-cell-properties fo:padding="0.097cm" fo:border-left="0.05pt solid #000000" fo:border-right="none" fo:border-top="none" fo:border-bottom="0.05pt solid #000000"/>
    </style:style>
    <style:style style:name="Таблица2.R22" style:family="table-cell">
      <style:table-cell-properties fo:padding="0.097cm" fo:border-left="0.05pt solid #000000" fo:border-right="none" fo:border-top="none" fo:border-bottom="0.05pt solid #000000"/>
    </style:style>
    <style:style style:name="Таблица2.S22" style:family="table-cell">
      <style:table-cell-properties fo:padding="0.097cm" fo:border-left="0.05pt solid #000000" fo:border-right="none" fo:border-top="none" fo:border-bottom="0.05pt solid #000000"/>
    </style:style>
    <style:style style:name="Таблица2.T22" style:family="table-cell">
      <style:table-cell-properties fo:padding="0.097cm" fo:border-left="0.05pt solid #000000" fo:border-right="none" fo:border-top="none" fo:border-bottom="0.05pt solid #000000"/>
    </style:style>
    <style:style style:name="Таблица2.U22" style:family="table-cell">
      <style:table-cell-properties fo:padding="0.097cm" fo:border-left="0.05pt solid #000000" fo:border-right="none" fo:border-top="none" fo:border-bottom="0.05pt solid #000000"/>
    </style:style>
    <style:style style:name="Таблица2.V22" style:family="table-cell">
      <style:table-cell-properties fo:padding="0.097cm" fo:border-left="0.05pt solid #000000" fo:border-right="none" fo:border-top="none" fo:border-bottom="0.05pt solid #000000"/>
    </style:style>
    <style:style style:name="Таблица2.W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none" fo:border-top="none" fo:border-bottom="0.05pt solid #000000"/>
    </style:style>
    <style:style style:name="Таблица2.H23" style:family="table-cell">
      <style:table-cell-properties fo:padding="0.097cm" fo:border-left="0.05pt solid #000000" fo:border-right="none" fo:border-top="none" fo:border-bottom="0.05pt solid #000000"/>
    </style:style>
    <style:style style:name="Таблица2.I23" style:family="table-cell">
      <style:table-cell-properties fo:padding="0.097cm" fo:border-left="0.05pt solid #000000" fo:border-right="none" fo:border-top="none" fo:border-bottom="0.05pt solid #000000"/>
    </style:style>
    <style:style style:name="Таблица2.J23" style:family="table-cell">
      <style:table-cell-properties fo:padding="0.097cm" fo:border-left="0.05pt solid #000000" fo:border-right="none" fo:border-top="none" fo:border-bottom="0.05pt solid #000000"/>
    </style:style>
    <style:style style:name="Таблица2.K23" style:family="table-cell">
      <style:table-cell-properties fo:padding="0.097cm" fo:border-left="0.05pt solid #000000" fo:border-right="none" fo:border-top="none" fo:border-bottom="0.05pt solid #000000"/>
    </style:style>
    <style:style style:name="Таблица2.L23" style:family="table-cell">
      <style:table-cell-properties fo:padding="0.097cm" fo:border-left="0.05pt solid #000000" fo:border-right="none" fo:border-top="none" fo:border-bottom="0.05pt solid #000000"/>
    </style:style>
    <style:style style:name="Таблица2.M23" style:family="table-cell">
      <style:table-cell-properties fo:padding="0.097cm" fo:border-left="0.05pt solid #000000" fo:border-right="none" fo:border-top="none" fo:border-bottom="0.05pt solid #000000"/>
    </style:style>
    <style:style style:name="Таблица2.N23" style:family="table-cell">
      <style:table-cell-properties fo:padding="0.097cm" fo:border-left="0.05pt solid #000000" fo:border-right="none" fo:border-top="none" fo:border-bottom="0.05pt solid #000000"/>
    </style:style>
    <style:style style:name="Таблица2.O23" style:family="table-cell">
      <style:table-cell-properties fo:padding="0.097cm" fo:border-left="0.05pt solid #000000" fo:border-right="none" fo:border-top="none" fo:border-bottom="0.05pt solid #000000"/>
    </style:style>
    <style:style style:name="Таблица2.P23" style:family="table-cell">
      <style:table-cell-properties fo:padding="0.097cm" fo:border-left="0.05pt solid #000000" fo:border-right="none" fo:border-top="none" fo:border-bottom="0.05pt solid #000000"/>
    </style:style>
    <style:style style:name="Таблица2.Q23" style:family="table-cell">
      <style:table-cell-properties fo:padding="0.097cm" fo:border-left="0.05pt solid #000000" fo:border-right="none" fo:border-top="none" fo:border-bottom="0.05pt solid #000000"/>
    </style:style>
    <style:style style:name="Таблица2.R23" style:family="table-cell">
      <style:table-cell-properties fo:padding="0.097cm" fo:border-left="0.05pt solid #000000" fo:border-right="none" fo:border-top="none" fo:border-bottom="0.05pt solid #000000"/>
    </style:style>
    <style:style style:name="Таблица2.S23" style:family="table-cell">
      <style:table-cell-properties fo:padding="0.097cm" fo:border-left="0.05pt solid #000000" fo:border-right="none" fo:border-top="none" fo:border-bottom="0.05pt solid #000000"/>
    </style:style>
    <style:style style:name="Таблица2.T23" style:family="table-cell">
      <style:table-cell-properties fo:padding="0.097cm" fo:border-left="0.05pt solid #000000" fo:border-right="none" fo:border-top="none" fo:border-bottom="0.05pt solid #000000"/>
    </style:style>
    <style:style style:name="Таблица2.U23" style:family="table-cell">
      <style:table-cell-properties fo:padding="0.097cm" fo:border-left="0.05pt solid #000000" fo:border-right="none" fo:border-top="none" fo:border-bottom="0.05pt solid #000000"/>
    </style:style>
    <style:style style:name="Таблица2.V23" style:family="table-cell">
      <style:table-cell-properties fo:padding="0.097cm" fo:border-left="0.05pt solid #000000" fo:border-right="none" fo:border-top="none" fo:border-bottom="0.05pt solid #000000"/>
    </style:style>
    <style:style style:name="Таблица2.W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none" fo:border-top="none" fo:border-bottom="0.05pt solid #000000"/>
    </style:style>
    <style:style style:name="Таблица2.H24" style:family="table-cell">
      <style:table-cell-properties fo:padding="0.097cm" fo:border-left="0.05pt solid #000000" fo:border-right="none" fo:border-top="none" fo:border-bottom="0.05pt solid #000000"/>
    </style:style>
    <style:style style:name="Таблица2.I24" style:family="table-cell">
      <style:table-cell-properties fo:padding="0.097cm" fo:border-left="0.05pt solid #000000" fo:border-right="none" fo:border-top="none" fo:border-bottom="0.05pt solid #000000"/>
    </style:style>
    <style:style style:name="Таблица2.J24" style:family="table-cell">
      <style:table-cell-properties fo:padding="0.097cm" fo:border-left="0.05pt solid #000000" fo:border-right="none" fo:border-top="none" fo:border-bottom="0.05pt solid #000000"/>
    </style:style>
    <style:style style:name="Таблица2.K24" style:family="table-cell">
      <style:table-cell-properties fo:padding="0.097cm" fo:border-left="0.05pt solid #000000" fo:border-right="none" fo:border-top="none" fo:border-bottom="0.05pt solid #000000"/>
    </style:style>
    <style:style style:name="Таблица2.L24" style:family="table-cell">
      <style:table-cell-properties fo:padding="0.097cm" fo:border-left="0.05pt solid #000000" fo:border-right="none" fo:border-top="none" fo:border-bottom="0.05pt solid #000000"/>
    </style:style>
    <style:style style:name="Таблица2.M24" style:family="table-cell">
      <style:table-cell-properties fo:padding="0.097cm" fo:border-left="0.05pt solid #000000" fo:border-right="none" fo:border-top="none" fo:border-bottom="0.05pt solid #000000"/>
    </style:style>
    <style:style style:name="Таблица2.N24" style:family="table-cell">
      <style:table-cell-properties fo:padding="0.097cm" fo:border-left="0.05pt solid #000000" fo:border-right="none" fo:border-top="none" fo:border-bottom="0.05pt solid #000000"/>
    </style:style>
    <style:style style:name="Таблица2.O24" style:family="table-cell">
      <style:table-cell-properties fo:padding="0.097cm" fo:border-left="0.05pt solid #000000" fo:border-right="none" fo:border-top="none" fo:border-bottom="0.05pt solid #000000"/>
    </style:style>
    <style:style style:name="Таблица2.P24" style:family="table-cell">
      <style:table-cell-properties fo:padding="0.097cm" fo:border-left="0.05pt solid #000000" fo:border-right="none" fo:border-top="none" fo:border-bottom="0.05pt solid #000000"/>
    </style:style>
    <style:style style:name="Таблица2.Q24" style:family="table-cell">
      <style:table-cell-properties fo:padding="0.097cm" fo:border-left="0.05pt solid #000000" fo:border-right="none" fo:border-top="none" fo:border-bottom="0.05pt solid #000000"/>
    </style:style>
    <style:style style:name="Таблица2.R24" style:family="table-cell">
      <style:table-cell-properties fo:padding="0.097cm" fo:border-left="0.05pt solid #000000" fo:border-right="none" fo:border-top="none" fo:border-bottom="0.05pt solid #000000"/>
    </style:style>
    <style:style style:name="Таблица2.S24" style:family="table-cell">
      <style:table-cell-properties fo:padding="0.097cm" fo:border-left="0.05pt solid #000000" fo:border-right="none" fo:border-top="none" fo:border-bottom="0.05pt solid #000000"/>
    </style:style>
    <style:style style:name="Таблица2.T24" style:family="table-cell">
      <style:table-cell-properties fo:padding="0.097cm" fo:border-left="0.05pt solid #000000" fo:border-right="none" fo:border-top="none" fo:border-bottom="0.05pt solid #000000"/>
    </style:style>
    <style:style style:name="Таблица2.U24" style:family="table-cell">
      <style:table-cell-properties fo:padding="0.097cm" fo:border-left="0.05pt solid #000000" fo:border-right="none" fo:border-top="none" fo:border-bottom="0.05pt solid #000000"/>
    </style:style>
    <style:style style:name="Таблица2.V24" style:family="table-cell">
      <style:table-cell-properties fo:padding="0.097cm" fo:border-left="0.05pt solid #000000" fo:border-right="none" fo:border-top="none" fo:border-bottom="0.05pt solid #000000"/>
    </style:style>
    <style:style style:name="Таблица2.W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none" fo:border-top="none" fo:border-bottom="0.05pt solid #000000"/>
    </style:style>
    <style:style style:name="Таблица2.H25" style:family="table-cell">
      <style:table-cell-properties fo:padding="0.097cm" fo:border-left="0.05pt solid #000000" fo:border-right="none" fo:border-top="none" fo:border-bottom="0.05pt solid #000000"/>
    </style:style>
    <style:style style:name="Таблица2.I25" style:family="table-cell">
      <style:table-cell-properties fo:padding="0.097cm" fo:border-left="0.05pt solid #000000" fo:border-right="none" fo:border-top="none" fo:border-bottom="0.05pt solid #000000"/>
    </style:style>
    <style:style style:name="Таблица2.J25" style:family="table-cell">
      <style:table-cell-properties fo:padding="0.097cm" fo:border-left="0.05pt solid #000000" fo:border-right="none" fo:border-top="none" fo:border-bottom="0.05pt solid #000000"/>
    </style:style>
    <style:style style:name="Таблица2.K25" style:family="table-cell">
      <style:table-cell-properties fo:padding="0.097cm" fo:border-left="0.05pt solid #000000" fo:border-right="none" fo:border-top="none" fo:border-bottom="0.05pt solid #000000"/>
    </style:style>
    <style:style style:name="Таблица2.L25" style:family="table-cell">
      <style:table-cell-properties fo:padding="0.097cm" fo:border-left="0.05pt solid #000000" fo:border-right="none" fo:border-top="none" fo:border-bottom="0.05pt solid #000000"/>
    </style:style>
    <style:style style:name="Таблица2.M25" style:family="table-cell">
      <style:table-cell-properties fo:padding="0.097cm" fo:border-left="0.05pt solid #000000" fo:border-right="none" fo:border-top="none" fo:border-bottom="0.05pt solid #000000"/>
    </style:style>
    <style:style style:name="Таблица2.N25" style:family="table-cell">
      <style:table-cell-properties fo:padding="0.097cm" fo:border-left="0.05pt solid #000000" fo:border-right="none" fo:border-top="none" fo:border-bottom="0.05pt solid #000000"/>
    </style:style>
    <style:style style:name="Таблица2.O25" style:family="table-cell">
      <style:table-cell-properties fo:padding="0.097cm" fo:border-left="0.05pt solid #000000" fo:border-right="none" fo:border-top="none" fo:border-bottom="0.05pt solid #000000"/>
    </style:style>
    <style:style style:name="Таблица2.P25" style:family="table-cell">
      <style:table-cell-properties fo:padding="0.097cm" fo:border-left="0.05pt solid #000000" fo:border-right="none" fo:border-top="none" fo:border-bottom="0.05pt solid #000000"/>
    </style:style>
    <style:style style:name="Таблица2.Q25" style:family="table-cell">
      <style:table-cell-properties fo:padding="0.097cm" fo:border-left="0.05pt solid #000000" fo:border-right="none" fo:border-top="none" fo:border-bottom="0.05pt solid #000000"/>
    </style:style>
    <style:style style:name="Таблица2.R25" style:family="table-cell">
      <style:table-cell-properties fo:padding="0.097cm" fo:border-left="0.05pt solid #000000" fo:border-right="none" fo:border-top="none" fo:border-bottom="0.05pt solid #000000"/>
    </style:style>
    <style:style style:name="Таблица2.S25" style:family="table-cell">
      <style:table-cell-properties fo:padding="0.097cm" fo:border-left="0.05pt solid #000000" fo:border-right="none" fo:border-top="none" fo:border-bottom="0.05pt solid #000000"/>
    </style:style>
    <style:style style:name="Таблица2.T25" style:family="table-cell">
      <style:table-cell-properties fo:padding="0.097cm" fo:border-left="0.05pt solid #000000" fo:border-right="none" fo:border-top="none" fo:border-bottom="0.05pt solid #000000"/>
    </style:style>
    <style:style style:name="Таблица2.U25" style:family="table-cell">
      <style:table-cell-properties fo:padding="0.097cm" fo:border-left="0.05pt solid #000000" fo:border-right="none" fo:border-top="none" fo:border-bottom="0.05pt solid #000000"/>
    </style:style>
    <style:style style:name="Таблица2.V25" style:family="table-cell">
      <style:table-cell-properties fo:padding="0.097cm" fo:border-left="0.05pt solid #000000" fo:border-right="none" fo:border-top="none" fo:border-bottom="0.05pt solid #000000"/>
    </style:style>
    <style:style style:name="Таблица2.W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none" fo:border-top="none" fo:border-bottom="0.05pt solid #000000"/>
    </style:style>
    <style:style style:name="Таблица2.H26" style:family="table-cell">
      <style:table-cell-properties fo:padding="0.097cm" fo:border-left="0.05pt solid #000000" fo:border-right="none" fo:border-top="none" fo:border-bottom="0.05pt solid #000000"/>
    </style:style>
    <style:style style:name="Таблица2.I26" style:family="table-cell">
      <style:table-cell-properties fo:padding="0.097cm" fo:border-left="0.05pt solid #000000" fo:border-right="none" fo:border-top="none" fo:border-bottom="0.05pt solid #000000"/>
    </style:style>
    <style:style style:name="Таблица2.J26" style:family="table-cell">
      <style:table-cell-properties fo:padding="0.097cm" fo:border-left="0.05pt solid #000000" fo:border-right="none" fo:border-top="none" fo:border-bottom="0.05pt solid #000000"/>
    </style:style>
    <style:style style:name="Таблица2.K26" style:family="table-cell">
      <style:table-cell-properties fo:padding="0.097cm" fo:border-left="0.05pt solid #000000" fo:border-right="none" fo:border-top="none" fo:border-bottom="0.05pt solid #000000"/>
    </style:style>
    <style:style style:name="Таблица2.L26" style:family="table-cell">
      <style:table-cell-properties fo:padding="0.097cm" fo:border-left="0.05pt solid #000000" fo:border-right="none" fo:border-top="none" fo:border-bottom="0.05pt solid #000000"/>
    </style:style>
    <style:style style:name="Таблица2.M26" style:family="table-cell">
      <style:table-cell-properties fo:padding="0.097cm" fo:border-left="0.05pt solid #000000" fo:border-right="none" fo:border-top="none" fo:border-bottom="0.05pt solid #000000"/>
    </style:style>
    <style:style style:name="Таблица2.N26" style:family="table-cell">
      <style:table-cell-properties fo:padding="0.097cm" fo:border-left="0.05pt solid #000000" fo:border-right="none" fo:border-top="none" fo:border-bottom="0.05pt solid #000000"/>
    </style:style>
    <style:style style:name="Таблица2.O26" style:family="table-cell">
      <style:table-cell-properties fo:padding="0.097cm" fo:border-left="0.05pt solid #000000" fo:border-right="none" fo:border-top="none" fo:border-bottom="0.05pt solid #000000"/>
    </style:style>
    <style:style style:name="Таблица2.P26" style:family="table-cell">
      <style:table-cell-properties fo:padding="0.097cm" fo:border-left="0.05pt solid #000000" fo:border-right="none" fo:border-top="none" fo:border-bottom="0.05pt solid #000000"/>
    </style:style>
    <style:style style:name="Таблица2.Q26" style:family="table-cell">
      <style:table-cell-properties fo:padding="0.097cm" fo:border-left="0.05pt solid #000000" fo:border-right="none" fo:border-top="none" fo:border-bottom="0.05pt solid #000000"/>
    </style:style>
    <style:style style:name="Таблица2.R26" style:family="table-cell">
      <style:table-cell-properties fo:padding="0.097cm" fo:border-left="0.05pt solid #000000" fo:border-right="none" fo:border-top="none" fo:border-bottom="0.05pt solid #000000"/>
    </style:style>
    <style:style style:name="Таблица2.S26" style:family="table-cell">
      <style:table-cell-properties fo:padding="0.097cm" fo:border-left="0.05pt solid #000000" fo:border-right="none" fo:border-top="none" fo:border-bottom="0.05pt solid #000000"/>
    </style:style>
    <style:style style:name="Таблица2.T26" style:family="table-cell">
      <style:table-cell-properties fo:padding="0.097cm" fo:border-left="0.05pt solid #000000" fo:border-right="none" fo:border-top="none" fo:border-bottom="0.05pt solid #000000"/>
    </style:style>
    <style:style style:name="Таблица2.U26" style:family="table-cell">
      <style:table-cell-properties fo:padding="0.097cm" fo:border-left="0.05pt solid #000000" fo:border-right="none" fo:border-top="none" fo:border-bottom="0.05pt solid #000000"/>
    </style:style>
    <style:style style:name="Таблица2.V26" style:family="table-cell">
      <style:table-cell-properties fo:padding="0.097cm" fo:border-left="0.05pt solid #000000" fo:border-right="none" fo:border-top="none" fo:border-bottom="0.05pt solid #000000"/>
    </style:style>
    <style:style style:name="Таблица2.W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none" fo:border-top="none" fo:border-bottom="0.05pt solid #000000"/>
    </style:style>
    <style:style style:name="Таблица2.H27" style:family="table-cell">
      <style:table-cell-properties fo:padding="0.097cm" fo:border-left="0.05pt solid #000000" fo:border-right="none" fo:border-top="none" fo:border-bottom="0.05pt solid #000000"/>
    </style:style>
    <style:style style:name="Таблица2.I27" style:family="table-cell">
      <style:table-cell-properties fo:padding="0.097cm" fo:border-left="0.05pt solid #000000" fo:border-right="none" fo:border-top="none" fo:border-bottom="0.05pt solid #000000"/>
    </style:style>
    <style:style style:name="Таблица2.J27" style:family="table-cell">
      <style:table-cell-properties fo:padding="0.097cm" fo:border-left="0.05pt solid #000000" fo:border-right="none" fo:border-top="none" fo:border-bottom="0.05pt solid #000000"/>
    </style:style>
    <style:style style:name="Таблица2.K27" style:family="table-cell">
      <style:table-cell-properties fo:padding="0.097cm" fo:border-left="0.05pt solid #000000" fo:border-right="none" fo:border-top="none" fo:border-bottom="0.05pt solid #000000"/>
    </style:style>
    <style:style style:name="Таблица2.L27" style:family="table-cell">
      <style:table-cell-properties fo:padding="0.097cm" fo:border-left="0.05pt solid #000000" fo:border-right="none" fo:border-top="none" fo:border-bottom="0.05pt solid #000000"/>
    </style:style>
    <style:style style:name="Таблица2.M27" style:family="table-cell">
      <style:table-cell-properties fo:padding="0.097cm" fo:border-left="0.05pt solid #000000" fo:border-right="none" fo:border-top="none" fo:border-bottom="0.05pt solid #000000"/>
    </style:style>
    <style:style style:name="Таблица2.N27" style:family="table-cell">
      <style:table-cell-properties fo:padding="0.097cm" fo:border-left="0.05pt solid #000000" fo:border-right="none" fo:border-top="none" fo:border-bottom="0.05pt solid #000000"/>
    </style:style>
    <style:style style:name="Таблица2.O27" style:family="table-cell">
      <style:table-cell-properties fo:padding="0.097cm" fo:border-left="0.05pt solid #000000" fo:border-right="none" fo:border-top="none" fo:border-bottom="0.05pt solid #000000"/>
    </style:style>
    <style:style style:name="Таблица2.P27" style:family="table-cell">
      <style:table-cell-properties fo:padding="0.097cm" fo:border-left="0.05pt solid #000000" fo:border-right="none" fo:border-top="none" fo:border-bottom="0.05pt solid #000000"/>
    </style:style>
    <style:style style:name="Таблица2.Q27" style:family="table-cell">
      <style:table-cell-properties fo:padding="0.097cm" fo:border-left="0.05pt solid #000000" fo:border-right="none" fo:border-top="none" fo:border-bottom="0.05pt solid #000000"/>
    </style:style>
    <style:style style:name="Таблица2.R27" style:family="table-cell">
      <style:table-cell-properties fo:padding="0.097cm" fo:border-left="0.05pt solid #000000" fo:border-right="none" fo:border-top="none" fo:border-bottom="0.05pt solid #000000"/>
    </style:style>
    <style:style style:name="Таблица2.S27" style:family="table-cell">
      <style:table-cell-properties fo:padding="0.097cm" fo:border-left="0.05pt solid #000000" fo:border-right="none" fo:border-top="none" fo:border-bottom="0.05pt solid #000000"/>
    </style:style>
    <style:style style:name="Таблица2.T27" style:family="table-cell">
      <style:table-cell-properties fo:padding="0.097cm" fo:border-left="0.05pt solid #000000" fo:border-right="none" fo:border-top="none" fo:border-bottom="0.05pt solid #000000"/>
    </style:style>
    <style:style style:name="Таблица2.U27" style:family="table-cell">
      <style:table-cell-properties fo:padding="0.097cm" fo:border-left="0.05pt solid #000000" fo:border-right="none" fo:border-top="none" fo:border-bottom="0.05pt solid #000000"/>
    </style:style>
    <style:style style:name="Таблица2.V27" style:family="table-cell">
      <style:table-cell-properties fo:padding="0.097cm" fo:border-left="0.05pt solid #000000" fo:border-right="none" fo:border-top="none" fo:border-bottom="0.05pt solid #000000"/>
    </style:style>
    <style:style style:name="Таблица2.W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28" style:family="table-cell">
      <style:table-cell-properties fo:padding="0.097cm" fo:border-left="0.05pt solid #000000" fo:border-right="none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none" fo:border-top="none" fo:border-bottom="0.05pt solid #000000"/>
    </style:style>
    <style:style style:name="Таблица2.H28" style:family="table-cell">
      <style:table-cell-properties fo:padding="0.097cm" fo:border-left="0.05pt solid #000000" fo:border-right="none" fo:border-top="none" fo:border-bottom="0.05pt solid #000000"/>
    </style:style>
    <style:style style:name="Таблица2.I28" style:family="table-cell">
      <style:table-cell-properties fo:padding="0.097cm" fo:border-left="0.05pt solid #000000" fo:border-right="none" fo:border-top="none" fo:border-bottom="0.05pt solid #000000"/>
    </style:style>
    <style:style style:name="Таблица2.J28" style:family="table-cell">
      <style:table-cell-properties fo:padding="0.097cm" fo:border-left="0.05pt solid #000000" fo:border-right="none" fo:border-top="none" fo:border-bottom="0.05pt solid #000000"/>
    </style:style>
    <style:style style:name="Таблица2.K28" style:family="table-cell">
      <style:table-cell-properties fo:padding="0.097cm" fo:border-left="0.05pt solid #000000" fo:border-right="none" fo:border-top="none" fo:border-bottom="0.05pt solid #000000"/>
    </style:style>
    <style:style style:name="Таблица2.L28" style:family="table-cell">
      <style:table-cell-properties fo:padding="0.097cm" fo:border-left="0.05pt solid #000000" fo:border-right="none" fo:border-top="none" fo:border-bottom="0.05pt solid #000000"/>
    </style:style>
    <style:style style:name="Таблица2.M28" style:family="table-cell">
      <style:table-cell-properties fo:padding="0.097cm" fo:border-left="0.05pt solid #000000" fo:border-right="none" fo:border-top="none" fo:border-bottom="0.05pt solid #000000"/>
    </style:style>
    <style:style style:name="Таблица2.N28" style:family="table-cell">
      <style:table-cell-properties fo:padding="0.097cm" fo:border-left="0.05pt solid #000000" fo:border-right="none" fo:border-top="none" fo:border-bottom="0.05pt solid #000000"/>
    </style:style>
    <style:style style:name="Таблица2.O28" style:family="table-cell">
      <style:table-cell-properties fo:padding="0.097cm" fo:border-left="0.05pt solid #000000" fo:border-right="none" fo:border-top="none" fo:border-bottom="0.05pt solid #000000"/>
    </style:style>
    <style:style style:name="Таблица2.P28" style:family="table-cell">
      <style:table-cell-properties fo:padding="0.097cm" fo:border-left="0.05pt solid #000000" fo:border-right="none" fo:border-top="none" fo:border-bottom="0.05pt solid #000000"/>
    </style:style>
    <style:style style:name="Таблица2.Q28" style:family="table-cell">
      <style:table-cell-properties fo:padding="0.097cm" fo:border-left="0.05pt solid #000000" fo:border-right="none" fo:border-top="none" fo:border-bottom="0.05pt solid #000000"/>
    </style:style>
    <style:style style:name="Таблица2.R28" style:family="table-cell">
      <style:table-cell-properties fo:padding="0.097cm" fo:border-left="0.05pt solid #000000" fo:border-right="none" fo:border-top="none" fo:border-bottom="0.05pt solid #000000"/>
    </style:style>
    <style:style style:name="Таблица2.S28" style:family="table-cell">
      <style:table-cell-properties fo:padding="0.097cm" fo:border-left="0.05pt solid #000000" fo:border-right="none" fo:border-top="none" fo:border-bottom="0.05pt solid #000000"/>
    </style:style>
    <style:style style:name="Таблица2.T28" style:family="table-cell">
      <style:table-cell-properties fo:padding="0.097cm" fo:border-left="0.05pt solid #000000" fo:border-right="none" fo:border-top="none" fo:border-bottom="0.05pt solid #000000"/>
    </style:style>
    <style:style style:name="Таблица2.U28" style:family="table-cell">
      <style:table-cell-properties fo:padding="0.097cm" fo:border-left="0.05pt solid #000000" fo:border-right="none" fo:border-top="none" fo:border-bottom="0.05pt solid #000000"/>
    </style:style>
    <style:style style:name="Таблица2.V28" style:family="table-cell">
      <style:table-cell-properties fo:padding="0.097cm" fo:border-left="0.05pt solid #000000" fo:border-right="none" fo:border-top="none" fo:border-bottom="0.05pt solid #000000"/>
    </style:style>
    <style:style style:name="Таблица2.W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29" style:family="table-cell">
      <style:table-cell-properties fo:padding="0.097cm" fo:border-left="0.05pt solid #000000" fo:border-right="none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none" fo:border-top="none" fo:border-bottom="0.05pt solid #000000"/>
    </style:style>
    <style:style style:name="Таблица2.H29" style:family="table-cell">
      <style:table-cell-properties fo:padding="0.097cm" fo:border-left="0.05pt solid #000000" fo:border-right="none" fo:border-top="none" fo:border-bottom="0.05pt solid #000000"/>
    </style:style>
    <style:style style:name="Таблица2.I29" style:family="table-cell">
      <style:table-cell-properties fo:padding="0.097cm" fo:border-left="0.05pt solid #000000" fo:border-right="none" fo:border-top="none" fo:border-bottom="0.05pt solid #000000"/>
    </style:style>
    <style:style style:name="Таблица2.J29" style:family="table-cell">
      <style:table-cell-properties fo:padding="0.097cm" fo:border-left="0.05pt solid #000000" fo:border-right="none" fo:border-top="none" fo:border-bottom="0.05pt solid #000000"/>
    </style:style>
    <style:style style:name="Таблица2.K29" style:family="table-cell">
      <style:table-cell-properties fo:padding="0.097cm" fo:border-left="0.05pt solid #000000" fo:border-right="none" fo:border-top="none" fo:border-bottom="0.05pt solid #000000"/>
    </style:style>
    <style:style style:name="Таблица2.L29" style:family="table-cell">
      <style:table-cell-properties fo:padding="0.097cm" fo:border-left="0.05pt solid #000000" fo:border-right="none" fo:border-top="none" fo:border-bottom="0.05pt solid #000000"/>
    </style:style>
    <style:style style:name="Таблица2.M29" style:family="table-cell">
      <style:table-cell-properties fo:padding="0.097cm" fo:border-left="0.05pt solid #000000" fo:border-right="none" fo:border-top="none" fo:border-bottom="0.05pt solid #000000"/>
    </style:style>
    <style:style style:name="Таблица2.N29" style:family="table-cell">
      <style:table-cell-properties fo:padding="0.097cm" fo:border-left="0.05pt solid #000000" fo:border-right="none" fo:border-top="none" fo:border-bottom="0.05pt solid #000000"/>
    </style:style>
    <style:style style:name="Таблица2.O29" style:family="table-cell">
      <style:table-cell-properties fo:padding="0.097cm" fo:border-left="0.05pt solid #000000" fo:border-right="none" fo:border-top="none" fo:border-bottom="0.05pt solid #000000"/>
    </style:style>
    <style:style style:name="Таблица2.P29" style:family="table-cell">
      <style:table-cell-properties fo:padding="0.097cm" fo:border-left="0.05pt solid #000000" fo:border-right="none" fo:border-top="none" fo:border-bottom="0.05pt solid #000000"/>
    </style:style>
    <style:style style:name="Таблица2.Q29" style:family="table-cell">
      <style:table-cell-properties fo:padding="0.097cm" fo:border-left="0.05pt solid #000000" fo:border-right="none" fo:border-top="none" fo:border-bottom="0.05pt solid #000000"/>
    </style:style>
    <style:style style:name="Таблица2.R29" style:family="table-cell">
      <style:table-cell-properties fo:padding="0.097cm" fo:border-left="0.05pt solid #000000" fo:border-right="none" fo:border-top="none" fo:border-bottom="0.05pt solid #000000"/>
    </style:style>
    <style:style style:name="Таблица2.S29" style:family="table-cell">
      <style:table-cell-properties fo:padding="0.097cm" fo:border-left="0.05pt solid #000000" fo:border-right="none" fo:border-top="none" fo:border-bottom="0.05pt solid #000000"/>
    </style:style>
    <style:style style:name="Таблица2.T29" style:family="table-cell">
      <style:table-cell-properties fo:padding="0.097cm" fo:border-left="0.05pt solid #000000" fo:border-right="none" fo:border-top="none" fo:border-bottom="0.05pt solid #000000"/>
    </style:style>
    <style:style style:name="Таблица2.U29" style:family="table-cell">
      <style:table-cell-properties fo:padding="0.097cm" fo:border-left="0.05pt solid #000000" fo:border-right="none" fo:border-top="none" fo:border-bottom="0.05pt solid #000000"/>
    </style:style>
    <style:style style:name="Таблица2.V29" style:family="table-cell">
      <style:table-cell-properties fo:padding="0.097cm" fo:border-left="0.05pt solid #000000" fo:border-right="none" fo:border-top="none" fo:border-bottom="0.05pt solid #000000"/>
    </style:style>
    <style:style style:name="Таблица2.W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0" style:family="table-cell">
      <style:table-cell-properties fo:padding="0.097cm" fo:border-left="0.05pt solid #000000" fo:border-right="none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none" fo:border-top="none" fo:border-bottom="0.05pt solid #000000"/>
    </style:style>
    <style:style style:name="Таблица2.H30" style:family="table-cell">
      <style:table-cell-properties fo:padding="0.097cm" fo:border-left="0.05pt solid #000000" fo:border-right="none" fo:border-top="none" fo:border-bottom="0.05pt solid #000000"/>
    </style:style>
    <style:style style:name="Таблица2.I30" style:family="table-cell">
      <style:table-cell-properties fo:padding="0.097cm" fo:border-left="0.05pt solid #000000" fo:border-right="none" fo:border-top="none" fo:border-bottom="0.05pt solid #000000"/>
    </style:style>
    <style:style style:name="Таблица2.J30" style:family="table-cell">
      <style:table-cell-properties fo:padding="0.097cm" fo:border-left="0.05pt solid #000000" fo:border-right="none" fo:border-top="none" fo:border-bottom="0.05pt solid #000000"/>
    </style:style>
    <style:style style:name="Таблица2.K30" style:family="table-cell">
      <style:table-cell-properties fo:padding="0.097cm" fo:border-left="0.05pt solid #000000" fo:border-right="none" fo:border-top="none" fo:border-bottom="0.05pt solid #000000"/>
    </style:style>
    <style:style style:name="Таблица2.L30" style:family="table-cell">
      <style:table-cell-properties fo:padding="0.097cm" fo:border-left="0.05pt solid #000000" fo:border-right="none" fo:border-top="none" fo:border-bottom="0.05pt solid #000000"/>
    </style:style>
    <style:style style:name="Таблица2.M30" style:family="table-cell">
      <style:table-cell-properties fo:padding="0.097cm" fo:border-left="0.05pt solid #000000" fo:border-right="none" fo:border-top="none" fo:border-bottom="0.05pt solid #000000"/>
    </style:style>
    <style:style style:name="Таблица2.N30" style:family="table-cell">
      <style:table-cell-properties fo:padding="0.097cm" fo:border-left="0.05pt solid #000000" fo:border-right="none" fo:border-top="none" fo:border-bottom="0.05pt solid #000000"/>
    </style:style>
    <style:style style:name="Таблица2.O30" style:family="table-cell">
      <style:table-cell-properties fo:padding="0.097cm" fo:border-left="0.05pt solid #000000" fo:border-right="none" fo:border-top="none" fo:border-bottom="0.05pt solid #000000"/>
    </style:style>
    <style:style style:name="Таблица2.P30" style:family="table-cell">
      <style:table-cell-properties fo:padding="0.097cm" fo:border-left="0.05pt solid #000000" fo:border-right="none" fo:border-top="none" fo:border-bottom="0.05pt solid #000000"/>
    </style:style>
    <style:style style:name="Таблица2.Q30" style:family="table-cell">
      <style:table-cell-properties fo:padding="0.097cm" fo:border-left="0.05pt solid #000000" fo:border-right="none" fo:border-top="none" fo:border-bottom="0.05pt solid #000000"/>
    </style:style>
    <style:style style:name="Таблица2.R30" style:family="table-cell">
      <style:table-cell-properties fo:padding="0.097cm" fo:border-left="0.05pt solid #000000" fo:border-right="none" fo:border-top="none" fo:border-bottom="0.05pt solid #000000"/>
    </style:style>
    <style:style style:name="Таблица2.S30" style:family="table-cell">
      <style:table-cell-properties fo:padding="0.097cm" fo:border-left="0.05pt solid #000000" fo:border-right="none" fo:border-top="none" fo:border-bottom="0.05pt solid #000000"/>
    </style:style>
    <style:style style:name="Таблица2.T30" style:family="table-cell">
      <style:table-cell-properties fo:padding="0.097cm" fo:border-left="0.05pt solid #000000" fo:border-right="none" fo:border-top="none" fo:border-bottom="0.05pt solid #000000"/>
    </style:style>
    <style:style style:name="Таблица2.U30" style:family="table-cell">
      <style:table-cell-properties fo:padding="0.097cm" fo:border-left="0.05pt solid #000000" fo:border-right="none" fo:border-top="none" fo:border-bottom="0.05pt solid #000000"/>
    </style:style>
    <style:style style:name="Таблица2.V30" style:family="table-cell">
      <style:table-cell-properties fo:padding="0.097cm" fo:border-left="0.05pt solid #000000" fo:border-right="none" fo:border-top="none" fo:border-bottom="0.05pt solid #000000"/>
    </style:style>
    <style:style style:name="Таблица2.W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1" style:family="table-cell">
      <style:table-cell-properties fo:padding="0.097cm" fo:border-left="0.05pt solid #000000" fo:border-right="none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none" fo:border-top="none" fo:border-bottom="0.05pt solid #000000"/>
    </style:style>
    <style:style style:name="Таблица2.H31" style:family="table-cell">
      <style:table-cell-properties fo:padding="0.097cm" fo:border-left="0.05pt solid #000000" fo:border-right="none" fo:border-top="none" fo:border-bottom="0.05pt solid #000000"/>
    </style:style>
    <style:style style:name="Таблица2.I31" style:family="table-cell">
      <style:table-cell-properties fo:padding="0.097cm" fo:border-left="0.05pt solid #000000" fo:border-right="none" fo:border-top="none" fo:border-bottom="0.05pt solid #000000"/>
    </style:style>
    <style:style style:name="Таблица2.J31" style:family="table-cell">
      <style:table-cell-properties fo:padding="0.097cm" fo:border-left="0.05pt solid #000000" fo:border-right="none" fo:border-top="none" fo:border-bottom="0.05pt solid #000000"/>
    </style:style>
    <style:style style:name="Таблица2.K31" style:family="table-cell">
      <style:table-cell-properties fo:padding="0.097cm" fo:border-left="0.05pt solid #000000" fo:border-right="none" fo:border-top="none" fo:border-bottom="0.05pt solid #000000"/>
    </style:style>
    <style:style style:name="Таблица2.L31" style:family="table-cell">
      <style:table-cell-properties fo:padding="0.097cm" fo:border-left="0.05pt solid #000000" fo:border-right="none" fo:border-top="none" fo:border-bottom="0.05pt solid #000000"/>
    </style:style>
    <style:style style:name="Таблица2.M31" style:family="table-cell">
      <style:table-cell-properties fo:padding="0.097cm" fo:border-left="0.05pt solid #000000" fo:border-right="none" fo:border-top="none" fo:border-bottom="0.05pt solid #000000"/>
    </style:style>
    <style:style style:name="Таблица2.N31" style:family="table-cell">
      <style:table-cell-properties fo:padding="0.097cm" fo:border-left="0.05pt solid #000000" fo:border-right="none" fo:border-top="none" fo:border-bottom="0.05pt solid #000000"/>
    </style:style>
    <style:style style:name="Таблица2.O31" style:family="table-cell">
      <style:table-cell-properties fo:padding="0.097cm" fo:border-left="0.05pt solid #000000" fo:border-right="none" fo:border-top="none" fo:border-bottom="0.05pt solid #000000"/>
    </style:style>
    <style:style style:name="Таблица2.P31" style:family="table-cell">
      <style:table-cell-properties fo:padding="0.097cm" fo:border-left="0.05pt solid #000000" fo:border-right="none" fo:border-top="none" fo:border-bottom="0.05pt solid #000000"/>
    </style:style>
    <style:style style:name="Таблица2.Q31" style:family="table-cell">
      <style:table-cell-properties fo:padding="0.097cm" fo:border-left="0.05pt solid #000000" fo:border-right="none" fo:border-top="none" fo:border-bottom="0.05pt solid #000000"/>
    </style:style>
    <style:style style:name="Таблица2.R31" style:family="table-cell">
      <style:table-cell-properties fo:padding="0.097cm" fo:border-left="0.05pt solid #000000" fo:border-right="none" fo:border-top="none" fo:border-bottom="0.05pt solid #000000"/>
    </style:style>
    <style:style style:name="Таблица2.S31" style:family="table-cell">
      <style:table-cell-properties fo:padding="0.097cm" fo:border-left="0.05pt solid #000000" fo:border-right="none" fo:border-top="none" fo:border-bottom="0.05pt solid #000000"/>
    </style:style>
    <style:style style:name="Таблица2.T31" style:family="table-cell">
      <style:table-cell-properties fo:padding="0.097cm" fo:border-left="0.05pt solid #000000" fo:border-right="none" fo:border-top="none" fo:border-bottom="0.05pt solid #000000"/>
    </style:style>
    <style:style style:name="Таблица2.U31" style:family="table-cell">
      <style:table-cell-properties fo:padding="0.097cm" fo:border-left="0.05pt solid #000000" fo:border-right="none" fo:border-top="none" fo:border-bottom="0.05pt solid #000000"/>
    </style:style>
    <style:style style:name="Таблица2.V31" style:family="table-cell">
      <style:table-cell-properties fo:padding="0.097cm" fo:border-left="0.05pt solid #000000" fo:border-right="none" fo:border-top="none" fo:border-bottom="0.05pt solid #000000"/>
    </style:style>
    <style:style style:name="Таблица2.W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2" style:family="table-cell">
      <style:table-cell-properties fo:padding="0.097cm" fo:border-left="0.05pt solid #000000" fo:border-right="none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none" fo:border-top="none" fo:border-bottom="0.05pt solid #000000"/>
    </style:style>
    <style:style style:name="Таблица2.H32" style:family="table-cell">
      <style:table-cell-properties fo:padding="0.097cm" fo:border-left="0.05pt solid #000000" fo:border-right="none" fo:border-top="none" fo:border-bottom="0.05pt solid #000000"/>
    </style:style>
    <style:style style:name="Таблица2.I32" style:family="table-cell">
      <style:table-cell-properties fo:padding="0.097cm" fo:border-left="0.05pt solid #000000" fo:border-right="none" fo:border-top="none" fo:border-bottom="0.05pt solid #000000"/>
    </style:style>
    <style:style style:name="Таблица2.J32" style:family="table-cell">
      <style:table-cell-properties fo:padding="0.097cm" fo:border-left="0.05pt solid #000000" fo:border-right="none" fo:border-top="none" fo:border-bottom="0.05pt solid #000000"/>
    </style:style>
    <style:style style:name="Таблица2.K32" style:family="table-cell">
      <style:table-cell-properties fo:padding="0.097cm" fo:border-left="0.05pt solid #000000" fo:border-right="none" fo:border-top="none" fo:border-bottom="0.05pt solid #000000"/>
    </style:style>
    <style:style style:name="Таблица2.L32" style:family="table-cell">
      <style:table-cell-properties fo:padding="0.097cm" fo:border-left="0.05pt solid #000000" fo:border-right="none" fo:border-top="none" fo:border-bottom="0.05pt solid #000000"/>
    </style:style>
    <style:style style:name="Таблица2.M32" style:family="table-cell">
      <style:table-cell-properties fo:padding="0.097cm" fo:border-left="0.05pt solid #000000" fo:border-right="none" fo:border-top="none" fo:border-bottom="0.05pt solid #000000"/>
    </style:style>
    <style:style style:name="Таблица2.N32" style:family="table-cell">
      <style:table-cell-properties fo:padding="0.097cm" fo:border-left="0.05pt solid #000000" fo:border-right="none" fo:border-top="none" fo:border-bottom="0.05pt solid #000000"/>
    </style:style>
    <style:style style:name="Таблица2.O32" style:family="table-cell">
      <style:table-cell-properties fo:padding="0.097cm" fo:border-left="0.05pt solid #000000" fo:border-right="none" fo:border-top="none" fo:border-bottom="0.05pt solid #000000"/>
    </style:style>
    <style:style style:name="Таблица2.P32" style:family="table-cell">
      <style:table-cell-properties fo:padding="0.097cm" fo:border-left="0.05pt solid #000000" fo:border-right="none" fo:border-top="none" fo:border-bottom="0.05pt solid #000000"/>
    </style:style>
    <style:style style:name="Таблица2.Q32" style:family="table-cell">
      <style:table-cell-properties fo:padding="0.097cm" fo:border-left="0.05pt solid #000000" fo:border-right="none" fo:border-top="none" fo:border-bottom="0.05pt solid #000000"/>
    </style:style>
    <style:style style:name="Таблица2.R32" style:family="table-cell">
      <style:table-cell-properties fo:padding="0.097cm" fo:border-left="0.05pt solid #000000" fo:border-right="none" fo:border-top="none" fo:border-bottom="0.05pt solid #000000"/>
    </style:style>
    <style:style style:name="Таблица2.S32" style:family="table-cell">
      <style:table-cell-properties fo:padding="0.097cm" fo:border-left="0.05pt solid #000000" fo:border-right="none" fo:border-top="none" fo:border-bottom="0.05pt solid #000000"/>
    </style:style>
    <style:style style:name="Таблица2.T32" style:family="table-cell">
      <style:table-cell-properties fo:padding="0.097cm" fo:border-left="0.05pt solid #000000" fo:border-right="none" fo:border-top="none" fo:border-bottom="0.05pt solid #000000"/>
    </style:style>
    <style:style style:name="Таблица2.U32" style:family="table-cell">
      <style:table-cell-properties fo:padding="0.097cm" fo:border-left="0.05pt solid #000000" fo:border-right="none" fo:border-top="none" fo:border-bottom="0.05pt solid #000000"/>
    </style:style>
    <style:style style:name="Таблица2.V32" style:family="table-cell">
      <style:table-cell-properties fo:padding="0.097cm" fo:border-left="0.05pt solid #000000" fo:border-right="none" fo:border-top="none" fo:border-bottom="0.05pt solid #000000"/>
    </style:style>
    <style:style style:name="Таблица2.W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3" style:family="table-cell">
      <style:table-cell-properties fo:padding="0.097cm" fo:border-left="0.05pt solid #000000" fo:border-right="none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none" fo:border-top="none" fo:border-bottom="0.05pt solid #000000"/>
    </style:style>
    <style:style style:name="Таблица2.H33" style:family="table-cell">
      <style:table-cell-properties fo:padding="0.097cm" fo:border-left="0.05pt solid #000000" fo:border-right="none" fo:border-top="none" fo:border-bottom="0.05pt solid #000000"/>
    </style:style>
    <style:style style:name="Таблица2.I33" style:family="table-cell">
      <style:table-cell-properties fo:padding="0.097cm" fo:border-left="0.05pt solid #000000" fo:border-right="none" fo:border-top="none" fo:border-bottom="0.05pt solid #000000"/>
    </style:style>
    <style:style style:name="Таблица2.J33" style:family="table-cell">
      <style:table-cell-properties fo:padding="0.097cm" fo:border-left="0.05pt solid #000000" fo:border-right="none" fo:border-top="none" fo:border-bottom="0.05pt solid #000000"/>
    </style:style>
    <style:style style:name="Таблица2.K33" style:family="table-cell">
      <style:table-cell-properties fo:padding="0.097cm" fo:border-left="0.05pt solid #000000" fo:border-right="none" fo:border-top="none" fo:border-bottom="0.05pt solid #000000"/>
    </style:style>
    <style:style style:name="Таблица2.L33" style:family="table-cell">
      <style:table-cell-properties fo:padding="0.097cm" fo:border-left="0.05pt solid #000000" fo:border-right="none" fo:border-top="none" fo:border-bottom="0.05pt solid #000000"/>
    </style:style>
    <style:style style:name="Таблица2.M33" style:family="table-cell">
      <style:table-cell-properties fo:padding="0.097cm" fo:border-left="0.05pt solid #000000" fo:border-right="none" fo:border-top="none" fo:border-bottom="0.05pt solid #000000"/>
    </style:style>
    <style:style style:name="Таблица2.N33" style:family="table-cell">
      <style:table-cell-properties fo:padding="0.097cm" fo:border-left="0.05pt solid #000000" fo:border-right="none" fo:border-top="none" fo:border-bottom="0.05pt solid #000000"/>
    </style:style>
    <style:style style:name="Таблица2.O33" style:family="table-cell">
      <style:table-cell-properties fo:padding="0.097cm" fo:border-left="0.05pt solid #000000" fo:border-right="none" fo:border-top="none" fo:border-bottom="0.05pt solid #000000"/>
    </style:style>
    <style:style style:name="Таблица2.P33" style:family="table-cell">
      <style:table-cell-properties fo:padding="0.097cm" fo:border-left="0.05pt solid #000000" fo:border-right="none" fo:border-top="none" fo:border-bottom="0.05pt solid #000000"/>
    </style:style>
    <style:style style:name="Таблица2.Q33" style:family="table-cell">
      <style:table-cell-properties fo:padding="0.097cm" fo:border-left="0.05pt solid #000000" fo:border-right="none" fo:border-top="none" fo:border-bottom="0.05pt solid #000000"/>
    </style:style>
    <style:style style:name="Таблица2.R33" style:family="table-cell">
      <style:table-cell-properties fo:padding="0.097cm" fo:border-left="0.05pt solid #000000" fo:border-right="none" fo:border-top="none" fo:border-bottom="0.05pt solid #000000"/>
    </style:style>
    <style:style style:name="Таблица2.S33" style:family="table-cell">
      <style:table-cell-properties fo:padding="0.097cm" fo:border-left="0.05pt solid #000000" fo:border-right="none" fo:border-top="none" fo:border-bottom="0.05pt solid #000000"/>
    </style:style>
    <style:style style:name="Таблица2.T33" style:family="table-cell">
      <style:table-cell-properties fo:padding="0.097cm" fo:border-left="0.05pt solid #000000" fo:border-right="none" fo:border-top="none" fo:border-bottom="0.05pt solid #000000"/>
    </style:style>
    <style:style style:name="Таблица2.U33" style:family="table-cell">
      <style:table-cell-properties fo:padding="0.097cm" fo:border-left="0.05pt solid #000000" fo:border-right="none" fo:border-top="none" fo:border-bottom="0.05pt solid #000000"/>
    </style:style>
    <style:style style:name="Таблица2.V33" style:family="table-cell">
      <style:table-cell-properties fo:padding="0.097cm" fo:border-left="0.05pt solid #000000" fo:border-right="none" fo:border-top="none" fo:border-bottom="0.05pt solid #000000"/>
    </style:style>
    <style:style style:name="Таблица2.W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5.4cm" fo:margin-left="0.258cm" table:align="left"/>
    </style:style>
    <style:style style:name="Таблица3.A" style:family="table-column">
      <style:table-column-properties style:column-width="10.807cm"/>
    </style:style>
    <style:style style:name="Таблица3.B" style:family="table-column">
      <style:table-column-properties style:column-width="6.899cm"/>
    </style:style>
    <style:style style:name="Таблица3.C" style:family="table-column">
      <style:table-column-properties style:column-width="7.694cm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d33d" officeooo:paragraph-rsid="001dfe7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5d33d" officeooo:paragraph-rsid="0015d33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dfe70" officeooo:paragraph-rsid="001dfe7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100da" officeooo:paragraph-rsid="001100d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4388e" officeooo:paragraph-rsid="0014388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18382" officeooo:paragraph-rsid="0010144e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paragraph-rsid="000463e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efe34" officeooo:paragraph-rsid="0010144e" style:font-weight-asian="bold" style:font-weight-complex="bold"/>
    </style:style>
    <style:style style:name="P11" style:family="paragraph" style:parent-style-name="Standard">
      <style:text-properties officeooo:paragraph-rsid="00171e7a"/>
    </style:style>
    <style:style style:name="P12" style:family="paragraph" style:parent-style-name="Standard">
      <style:paragraph-properties fo:text-align="center" style:justify-single-word="false"/>
      <style:text-properties officeooo:paragraph-rsid="000463eb"/>
    </style:style>
    <style:style style:name="P13" style:family="paragraph" style:parent-style-name="Standard">
      <style:paragraph-properties fo:text-align="center" style:justify-single-word="false"/>
      <style:text-properties officeooo:paragraph-rsid="0005a551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99cm"/>
        </style:tab-stops>
      </style:paragraph-properties>
      <style:text-properties officeooo:rsid="000ce7c2" officeooo:paragraph-rsid="000b8b5a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0c16a8"/>
    </style:style>
    <style:style style:name="P16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171e7a"/>
    </style:style>
    <style:style style:name="P17" style:family="paragraph" style:parent-style-name="Standard">
      <style:paragraph-properties fo:text-align="center" style:justify-single-word="false"/>
      <style:text-properties fo:font-size="8pt" officeooo:paragraph-rsid="000b8b5a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font-size="8pt" officeooo:paragraph-rsid="000c16a8" style:font-size-asian="8pt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8pt" officeooo:paragraph-rsid="00171e7a" style:font-size-asian="8pt" style:font-size-complex="8pt"/>
    </style:style>
    <style:style style:name="P20" style:family="paragraph" style:parent-style-name="Standard">
      <style:paragraph-properties fo:text-align="start" style:justify-single-word="false"/>
      <style:text-properties fo:font-size="8pt" officeooo:rsid="000ce7c2" officeooo:paragraph-rsid="000b8b5a" style:font-size-asian="8pt" style:font-size-complex="8pt"/>
    </style:style>
    <style:style style:name="P21" style:family="paragraph" style:parent-style-name="Standard">
      <style:paragraph-properties fo:text-align="start" style:justify-single-word="false"/>
      <style:text-properties fo:font-size="8pt" officeooo:rsid="000ce7c2" officeooo:paragraph-rsid="000c16a8" style:font-size-asian="8pt" style:font-size-complex="8pt"/>
    </style:style>
    <style:style style:name="P22" style:family="paragraph" style:parent-style-name="Standard">
      <style:paragraph-properties fo:text-align="start" style:justify-single-word="false"/>
      <style:text-properties fo:font-size="8pt" officeooo:rsid="000ce7c2" officeooo:paragraph-rsid="00171e7a" style:font-size-asian="8pt" style:font-size-complex="8pt"/>
    </style:style>
    <style:style style:name="P23" style:family="paragraph" style:parent-style-name="Standard">
      <style:text-properties officeooo:paragraph-rsid="000b8b5a"/>
    </style:style>
    <style:style style:name="P24" style:family="paragraph" style:parent-style-name="Standard">
      <style:text-properties officeooo:paragraph-rsid="000c16a8"/>
    </style:style>
    <style:style style:name="P25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fbafd" officeooo:paragraph-rsid="000fbafd"/>
    </style:style>
    <style:style style:name="P26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fbafd" officeooo:paragraph-rsid="00171e7a"/>
    </style:style>
    <style:style style:name="P27" style:family="paragraph" style:parent-style-name="Standard">
      <style:paragraph-properties fo:text-align="start" style:justify-single-word="false"/>
      <style:text-properties officeooo:paragraph-rsid="0010144e"/>
    </style:style>
    <style:style style:name="P28" style:family="paragraph" style:parent-style-name="Standard">
      <style:paragraph-properties fo:text-align="start" style:justify-single-word="false"/>
      <style:text-properties officeooo:paragraph-rsid="0018223d"/>
    </style:style>
    <style:style style:name="P29" style:family="paragraph" style:parent-style-name="Standard">
      <style:text-properties fo:font-size="12pt" officeooo:paragraph-rsid="00171e7a" style:font-size-asian="12pt" style:font-size-complex="12pt"/>
    </style:style>
    <style:style style:name="P30" style:family="paragraph" style:parent-style-name="Footer">
      <style:text-properties officeooo:paragraph-rsid="00171e7a"/>
    </style:style>
    <style:style style:name="P31" style:family="paragraph" style:parent-style-name="Footer">
      <style:paragraph-properties fo:text-align="center" style:justify-single-word="false"/>
    </style:style>
    <style:style style:name="P32" style:family="paragraph" style:parent-style-name="Footer">
      <style:paragraph-properties fo:text-align="center" style:justify-single-word="false"/>
      <style:text-properties officeooo:paragraph-rsid="0005a551"/>
    </style:style>
    <style:style style:name="P33" style:family="paragraph" style:parent-style-name="Footer">
      <style:paragraph-properties fo:text-align="center" style:justify-single-word="false"/>
      <style:text-properties officeooo:paragraph-rsid="000b8b5a"/>
    </style:style>
    <style:style style:name="P34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P35" style:family="paragraph" style:parent-style-name="Table_20_Contents">
      <style:text-properties officeooo:rsid="000463eb" officeooo:paragraph-rsid="000463eb"/>
    </style:style>
    <style:style style:name="P36" style:family="paragraph" style:parent-style-name="Table_20_Contents">
      <style:text-properties officeooo:rsid="0004c4cd" officeooo:paragraph-rsid="0004c4cd"/>
    </style:style>
    <style:style style:name="P37" style:family="paragraph" style:parent-style-name="Table_20_Contents">
      <style:text-properties fo:font-weight="bold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4c4cd" officeooo:paragraph-rsid="0004c4cd" style:font-weight-asian="bold" style:font-weight-complex="bold"/>
    </style:style>
    <style:style style:name="P39" style:family="paragraph" style:parent-style-name="Table_20_Contents">
      <style:text-properties fo:font-weight="bold" officeooo:rsid="0005a551" officeooo:paragraph-rsid="0005a551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5a551" officeooo:paragraph-rsid="0005a551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90c5d" officeooo:paragraph-rsid="00090c5d" style:font-weight-asian="bold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font-weight="bold" officeooo:rsid="00118382" officeooo:paragraph-rsid="0010144e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weight="bold" officeooo:rsid="00118382" officeooo:paragraph-rsid="0010144e" style:font-weight-asian="bold" style:font-weight-complex="bold"/>
    </style:style>
    <style:style style:name="P45" style:family="paragraph" style:parent-style-name="Table_20_Contents">
      <style:paragraph-properties fo:text-align="end" style:justify-single-word="false"/>
      <style:text-properties fo:font-weight="bold" officeooo:rsid="0010144e" officeooo:paragraph-rsid="0010144e" style:font-weight-asian="bold" style:font-weight-complex="bold"/>
    </style:style>
    <style:style style:name="P46" style:family="paragraph" style:parent-style-name="Table_20_Contents">
      <style:text-properties fo:font-weight="bold" officeooo:rsid="0010144e" officeooo:paragraph-rsid="0010144e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10144e" officeooo:paragraph-rsid="0010144e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font-weight="bold" officeooo:rsid="00124933" officeooo:paragraph-rsid="00124933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weight="bold" officeooo:rsid="0014388e" officeooo:paragraph-rsid="0014388e" style:font-weight-asian="bold" style:font-weight-complex="bold"/>
    </style:style>
    <style:style style:name="P50" style:family="paragraph" style:parent-style-name="Table_20_Contents">
      <style:text-properties fo:font-weight="bold" officeooo:rsid="0015d33d" officeooo:paragraph-rsid="00171e7a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1d27fe" officeooo:paragraph-rsid="001d3004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1d27fe" officeooo:paragraph-rsid="001d27fe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1d27fe" officeooo:paragraph-rsid="001dfe70" style:font-weight-asian="bold" style:font-weight-complex="bold"/>
    </style:style>
    <style:style style:name="P54" style:family="paragraph" style:parent-style-name="Table_20_Contents">
      <style:paragraph-properties fo:text-align="end" style:justify-single-word="false"/>
      <style:text-properties fo:font-weight="bold" officeooo:rsid="001d27fe" officeooo:paragraph-rsid="001dfe70" style:font-weight-asian="bold" style:font-weight-complex="bold"/>
    </style:style>
    <style:style style:name="P55" style:family="paragraph" style:parent-style-name="Table_20_Contents">
      <style:text-properties fo:font-weight="bold" officeooo:rsid="001d3004" officeooo:paragraph-rsid="001d3004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1d3004" officeooo:paragraph-rsid="001dfe70" style:font-weight-asian="bold" style:font-weight-complex="bold"/>
    </style:style>
    <style:style style:name="P57" style:family="paragraph" style:parent-style-name="Table_20_Contents">
      <style:text-properties fo:font-weight="bold" officeooo:rsid="001d3004" officeooo:paragraph-rsid="001dfe70" style:font-weight-asian="bold" style:font-weight-complex="bold"/>
    </style:style>
    <style:style style:name="P58" style:family="paragraph" style:parent-style-name="Table_20_Contents">
      <style:paragraph-properties fo:text-align="end" style:justify-single-word="false"/>
      <style:text-properties fo:font-weight="bold" officeooo:rsid="001d3004" officeooo:paragraph-rsid="001dfe70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1dfe70" officeooo:paragraph-rsid="001dfe70" style:font-weight-asian="bold" style:font-weight-complex="bold" style:text-rotation-angle="90" style:text-rotation-scale="line-height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1dfe70" officeooo:paragraph-rsid="001dfe70" style:font-weight-asian="bold" style:font-weight-complex="bold"/>
    </style:style>
    <style:style style:name="P61" style:family="paragraph" style:parent-style-name="Table_20_Contents">
      <style:paragraph-properties fo:text-align="end" style:justify-single-word="false"/>
      <style:text-properties fo:font-weight="bold" officeooo:rsid="001dfe70" officeooo:paragraph-rsid="001dfe70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1dfe70" officeooo:paragraph-rsid="001dfe70" style:font-weight-asian="bold" style:font-weight-complex="bold" style:text-rotation-angle="0" style:text-rotation-scale="line-height"/>
    </style:style>
    <style:style style:name="P63" style:family="paragraph" style:parent-style-name="Table_20_Contents">
      <style:paragraph-properties fo:text-align="center" style:justify-single-word="false"/>
      <style:text-properties fo:font-weight="normal" officeooo:rsid="0005a551" officeooo:paragraph-rsid="0005a551" style:font-weight-asian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font-weight="normal" officeooo:rsid="0005a551" officeooo:paragraph-rsid="0005a551" style:font-weight-asian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font-weight="normal" officeooo:rsid="0005a551" officeooo:paragraph-rsid="00079a15" style:font-weight-asian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fo:font-weight="normal" officeooo:rsid="0005a551" officeooo:paragraph-rsid="000c16a8" style:font-weight-asian="normal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fo:font-weight="normal" officeooo:rsid="000c16a8" officeooo:paragraph-rsid="000c16a8" style:font-weight-asian="normal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font-weight="normal" officeooo:rsid="000c16a8" officeooo:paragraph-rsid="000c16a8" style:font-weight-asian="normal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fo:font-weight="normal" officeooo:rsid="000ce7c2" officeooo:paragraph-rsid="000c16a8" style:font-weight-asian="normal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fo:font-weight="normal" officeooo:rsid="00118382" officeooo:paragraph-rsid="0010144e" style:font-weight-asian="normal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fo:font-weight="normal" officeooo:rsid="000d55c9" officeooo:paragraph-rsid="0010144e" style:font-weight-asian="normal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font-weight="normal" officeooo:rsid="000e9ced" officeooo:paragraph-rsid="0010144e" style:font-weight-asian="normal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fo:font-weight="normal" officeooo:rsid="0010144e" officeooo:paragraph-rsid="0010144e" style:font-weight-asian="normal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fo:font-weight="normal" officeooo:rsid="0010144e" officeooo:paragraph-rsid="00104247" style:font-weight-asian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fo:font-weight="normal" officeooo:rsid="00104247" officeooo:paragraph-rsid="00104247" style:font-weight-asian="normal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fo:font-weight="normal" officeooo:rsid="001d27fe" officeooo:paragraph-rsid="001d3004" style:font-weight-asian="normal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fo:font-weight="normal" officeooo:rsid="001d27fe" officeooo:paragraph-rsid="001d27fe" style:font-weight-asian="normal" style:font-weight-complex="normal"/>
    </style:style>
    <style:style style:name="P78" style:family="paragraph" style:parent-style-name="Table_20_Contents">
      <style:paragraph-properties fo:text-align="end" style:justify-single-word="false"/>
      <style:text-properties officeooo:rsid="000ce7c2" officeooo:paragraph-rsid="000b8b5a"/>
    </style:style>
    <style:style style:name="P79" style:family="paragraph" style:parent-style-name="Table_20_Contents">
      <style:paragraph-properties fo:text-align="start" style:justify-single-word="false"/>
      <style:text-properties officeooo:rsid="000ce7c2" officeooo:paragraph-rsid="000b8b5a"/>
    </style:style>
    <style:style style:name="P80" style:family="paragraph" style:parent-style-name="Table_20_Contents">
      <style:paragraph-properties fo:text-align="start" style:justify-single-word="false"/>
      <style:text-properties officeooo:rsid="000ce7c2" officeooo:paragraph-rsid="000c16a8"/>
    </style:style>
    <style:style style:name="P81" style:family="paragraph" style:parent-style-name="Table_20_Contents">
      <style:paragraph-properties fo:text-align="start" style:justify-single-word="false"/>
      <style:text-properties officeooo:rsid="000ce7c2" officeooo:paragraph-rsid="00171e7a"/>
    </style:style>
    <style:style style:name="P82" style:family="paragraph" style:parent-style-name="Table_20_Contents">
      <style:paragraph-properties fo:text-align="center" style:justify-single-word="false"/>
      <style:text-properties officeooo:paragraph-rsid="000b8b5a"/>
    </style:style>
    <style:style style:name="P83" style:family="paragraph" style:parent-style-name="Table_20_Contents">
      <style:paragraph-properties fo:text-align="center" style:justify-single-word="false"/>
      <style:text-properties officeooo:paragraph-rsid="000c16a8"/>
    </style:style>
    <style:style style:name="P84" style:family="paragraph" style:parent-style-name="Table_20_Contents">
      <style:paragraph-properties fo:text-align="center" style:justify-single-word="false"/>
      <style:text-properties officeooo:paragraph-rsid="00171e7a"/>
    </style:style>
    <style:style style:name="P85" style:family="paragraph" style:parent-style-name="Table_20_Contents">
      <style:paragraph-properties fo:text-align="end" style:justify-single-word="false"/>
      <style:text-properties officeooo:rsid="000c16a8" officeooo:paragraph-rsid="000c16a8"/>
    </style:style>
    <style:style style:name="P86" style:family="paragraph" style:parent-style-name="Table_20_Contents">
      <style:paragraph-properties fo:text-align="end" style:justify-single-word="false"/>
      <style:text-properties officeooo:rsid="00196541" officeooo:paragraph-rsid="000c16a8"/>
    </style:style>
    <style:style style:name="P87" style:family="paragraph" style:parent-style-name="Table_20_Contents">
      <style:paragraph-properties fo:text-align="end" style:justify-single-word="false"/>
      <style:text-properties officeooo:rsid="00196541" officeooo:paragraph-rsid="00171e7a"/>
    </style:style>
    <style:style style:name="P88" style:family="paragraph" style:parent-style-name="Table_20_Contents">
      <style:paragraph-properties fo:text-align="start" style:justify-single-word="false"/>
    </style:style>
    <style:style style:name="P89" style:family="paragraph" style:parent-style-name="Table_20_Contents">
      <style:paragraph-properties fo:text-align="start" style:justify-single-word="false"/>
      <style:text-properties officeooo:rsid="00124933" officeooo:paragraph-rsid="00124933"/>
    </style:style>
    <style:style style:name="P90" style:family="paragraph" style:parent-style-name="Table_20_Contents">
      <style:paragraph-properties fo:text-align="start" style:justify-single-word="false"/>
      <style:text-properties officeooo:rsid="0014388e" officeooo:paragraph-rsid="0014388e"/>
    </style:style>
    <style:style style:name="P91" style:family="paragraph" style:parent-style-name="Table_20_Contents">
      <style:text-properties officeooo:rsid="0015d33d" officeooo:paragraph-rsid="00171e7a"/>
    </style:style>
    <style:style style:name="P92" style:family="paragraph" style:parent-style-name="Table_20_Contents">
      <style:text-properties officeooo:rsid="0015d33d" officeooo:paragraph-rsid="0018b1be"/>
    </style:style>
    <style:style style:name="P93" style:family="paragraph" style:parent-style-name="Table_20_Contents">
      <style:text-properties fo:color="#ce181e" officeooo:rsid="0015d33d" officeooo:paragraph-rsid="00171e7a"/>
    </style:style>
    <style:style style:name="P94" style:family="paragraph" style:parent-style-name="Table_20_Contents">
      <style:text-properties fo:color="#ce181e" fo:font-size="8pt" officeooo:rsid="0015d33d" officeooo:paragraph-rsid="001aa89d" style:font-size-asian="8pt" style:font-size-complex="8pt"/>
    </style:style>
    <style:style style:name="P95" style:family="paragraph" style:parent-style-name="Table_20_Contents">
      <style:text-properties fo:color="#ce181e" fo:font-size="8pt" officeooo:rsid="0015d33d" officeooo:paragraph-rsid="001b6376" style:font-size-asian="8pt" style:font-size-complex="8pt"/>
    </style:style>
    <style:style style:name="P96" style:family="paragraph" style:parent-style-name="Table_20_Contents">
      <style:text-properties fo:font-size="12pt" officeooo:rsid="0015d33d" officeooo:paragraph-rsid="0015d33d" style:font-size-asian="12pt" style:font-size-complex="12pt"/>
    </style:style>
    <style:style style:name="P97" style:family="paragraph" style:parent-style-name="Table_20_Contents">
      <style:text-properties fo:font-size="12pt" officeooo:rsid="0015d33d" officeooo:paragraph-rsid="00171e7a" style:font-size-asian="12pt" style:font-size-complex="12pt"/>
    </style:style>
    <style:style style:name="P98" style:family="paragraph" style:parent-style-name="Table_20_Contents">
      <style:text-properties fo:font-size="12pt" officeooo:paragraph-rsid="00171e7a" style:font-size-asian="12pt" style:font-size-complex="12pt"/>
    </style:style>
    <style:style style:name="P99" style:family="paragraph" style:parent-style-name="Table_20_Contents">
      <style:text-properties fo:font-size="12pt" fo:font-weight="bold" officeooo:rsid="0015d33d" officeooo:paragraph-rsid="0015d33d" style:font-size-asian="12pt" style:font-weight-asian="bold" style:font-size-complex="12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size="12pt" fo:font-weight="bold" officeooo:rsid="00171e7a" officeooo:paragraph-rsid="00171e7a" style:font-size-asian="12pt" style:font-weight-asian="bold" style:font-size-complex="12pt" style:font-weight-complex="bold"/>
    </style:style>
    <style:style style:name="P101" style:family="paragraph" style:parent-style-name="Table_20_Contents">
      <style:text-properties fo:font-size="8pt" fo:font-weight="bold" officeooo:rsid="0015d33d" officeooo:paragraph-rsid="00171e7a" style:font-size-asian="8pt" style:font-weight-asian="bold" style:font-size-complex="8pt" style:font-weight-complex="bold"/>
    </style:style>
    <style:style style:name="P102" style:family="paragraph" style:parent-style-name="Table_20_Contents">
      <style:text-properties fo:font-size="8pt" fo:font-weight="bold" officeooo:rsid="0015d33d" officeooo:paragraph-rsid="001b6376" style:font-size-asian="8pt" style:font-weight-asian="bold" style:font-size-complex="8pt" style:font-weight-complex="bold"/>
    </style:style>
    <style:style style:name="P103" style:family="paragraph" style:parent-style-name="Table_20_Contents">
      <style:text-properties fo:font-size="8pt" officeooo:rsid="0015d33d" officeooo:paragraph-rsid="0018b1be" style:font-size-asian="8pt" style:font-size-complex="8pt"/>
    </style:style>
    <style:style style:name="P104" style:family="paragraph" style:parent-style-name="Table_20_Contents">
      <style:text-properties fo:font-size="8pt" officeooo:rsid="0015d33d" officeooo:paragraph-rsid="00171e7a" style:font-size-asian="8pt" style:font-size-complex="8pt"/>
    </style:style>
    <style:style style:name="P105" style:family="paragraph" style:parent-style-name="Table_20_Contents">
      <style:text-properties fo:font-size="8pt" officeooo:rsid="0015d33d" officeooo:paragraph-rsid="0015d33d" style:font-size-asian="8pt" style:font-size-complex="8pt"/>
    </style:style>
    <style:style style:name="P106" style:family="paragraph" style:parent-style-name="Table_20_Contents">
      <style:text-properties fo:font-size="8pt" officeooo:rsid="0015d33d" officeooo:paragraph-rsid="001aa89d" style:font-size-asian="8pt" style:font-size-complex="8pt"/>
    </style:style>
    <style:style style:name="P107" style:family="paragraph" style:parent-style-name="Table_20_Contents">
      <style:text-properties fo:font-size="8pt" officeooo:rsid="0015d33d" officeooo:paragraph-rsid="001b6376" style:font-size-asian="8pt" style:font-size-complex="8pt"/>
    </style:style>
    <style:style style:name="P108" style:family="paragraph" style:parent-style-name="Table_20_Contents">
      <style:text-properties fo:font-size="8pt" fo:font-weight="normal" officeooo:rsid="0015d33d" officeooo:paragraph-rsid="0015d33d" style:font-size-asian="8pt" style:font-weight-asian="normal" style:font-size-complex="8pt" style:font-weight-complex="normal"/>
    </style:style>
    <style:style style:name="P109" style:family="paragraph" style:parent-style-name="Table_20_Contents">
      <style:text-properties fo:font-size="8pt" fo:font-weight="normal" officeooo:rsid="0015d33d" officeooo:paragraph-rsid="0018b1be" style:font-size-asian="8pt" style:font-weight-asian="normal" style:font-size-complex="8pt" style:font-weight-complex="normal"/>
    </style:style>
    <style:style style:name="P110" style:family="paragraph" style:parent-style-name="Table_20_Contents">
      <style:paragraph-properties fo:text-align="start" style:justify-single-word="false"/>
      <style:text-properties fo:font-size="8pt" fo:font-weight="normal" officeooo:rsid="00171e7a" officeooo:paragraph-rsid="0018b1be" style:font-size-asian="8pt" style:font-weight-asian="normal" style:font-size-complex="8pt" style:font-weight-complex="normal"/>
    </style:style>
    <style:style style:name="P111" style:family="paragraph" style:parent-style-name="Table_20_Contents">
      <style:text-properties officeooo:paragraph-rsid="001b6376"/>
    </style:style>
    <style:style style:name="P112" style:family="paragraph" style:parent-style-name="Table_20_Contents">
      <style:text-properties officeooo:rsid="001d27fe" officeooo:paragraph-rsid="001d27fe"/>
    </style:style>
    <style:style style:name="P113" style:family="paragraph" style:parent-style-name="Table_20_Contents">
      <style:paragraph-properties fo:text-align="center" style:justify-single-word="false"/>
      <style:text-properties officeooo:rsid="001d27fe" officeooo:paragraph-rsid="001d27fe"/>
    </style:style>
    <style:style style:name="P114" style:family="paragraph" style:parent-style-name="Table_20_Contents">
      <style:paragraph-properties fo:text-align="center" style:justify-single-word="false"/>
      <style:text-properties officeooo:rsid="001d27fe" officeooo:paragraph-rsid="001d3004"/>
    </style:style>
    <style:style style:name="P115" style:family="paragraph" style:parent-style-name="Table_20_Contents">
      <style:text-properties officeooo:rsid="001d27fe" officeooo:paragraph-rsid="001dfe70"/>
    </style:style>
    <style:style style:name="P116" style:family="paragraph" style:parent-style-name="Table_20_Contents">
      <style:paragraph-properties fo:text-align="center" style:justify-single-word="false"/>
      <style:text-properties officeooo:rsid="001dfe70" officeooo:paragraph-rsid="001dfe70"/>
    </style:style>
    <style:style style:name="P117" style:family="paragraph" style:parent-style-name="Text_20_body">
      <style:text-properties officeooo:rsid="0015d33d" officeooo:paragraph-rsid="0015d33d"/>
    </style:style>
    <style:style style:name="P118" style:family="paragraph" style:parent-style-name="Text_20_body">
      <style:text-properties officeooo:rsid="0015d33d" officeooo:paragraph-rsid="00171e7a"/>
    </style:style>
    <style:style style:name="P119" style:family="paragraph" style:parent-style-name="Text_20_body">
      <style:text-properties officeooo:rsid="0015d33d" officeooo:paragraph-rsid="001b6376"/>
    </style:style>
    <style:style style:name="P120" style:family="paragraph" style:parent-style-name="Text_20_body">
      <style:paragraph-properties fo:break-before="page"/>
    </style:style>
    <style:style style:name="P121" style:family="paragraph" style:parent-style-name="Text_20_body">
      <style:paragraph-properties fo:break-before="page"/>
      <style:text-properties officeooo:paragraph-rsid="001b6376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171e7a" officeooo:paragraph-rsid="0018b1be" style:font-size-asian="8pt" style:font-weight-asian="normal" style:font-size-complex="8pt" style:font-weight-complex="normal"/>
    </style:style>
    <style:style style:name="P123" style:family="paragraph" style:parent-style-name="Standard">
      <style:paragraph-properties fo:text-align="center" style:justify-single-word="false"/>
      <style:text-properties fo:font-weight="bold" officeooo:rsid="001d27fe" officeooo:paragraph-rsid="001dfe70" style:font-weight-asian="bold" style:font-weight-complex="bold"/>
    </style:style>
    <style:style style:name="P124" style:family="paragraph" style:parent-style-name="Standard">
      <style:paragraph-properties fo:text-align="center" style:justify-single-word="false"/>
      <style:text-properties fo:font-weight="bold" officeooo:rsid="001dfe70" officeooo:paragraph-rsid="001dfe70" style:font-weight-asian="bold" style:font-weight-complex="bold"/>
    </style:style>
    <style:style style:name="P125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P126" style:family="paragraph" style:parent-style-name="Standard">
      <style:text-properties fo:font-size="10pt" style:font-size-asian="10pt" style:font-size-complex="10pt"/>
    </style:style>
    <style:style style:name="P12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28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officeooo:rsid="000ce7c2" officeooo:paragraph-rsid="0021968b"/>
    </style:style>
    <style:style style:name="P129" style:family="paragraph" style:parent-style-name="Standard">
      <style:paragraph-properties fo:text-align="center" style:justify-single-word="false"/>
      <style:text-properties fo:font-size="8pt" officeooo:paragraph-rsid="0021968b" style:font-size-asian="8pt" style:font-size-complex="8pt"/>
    </style:style>
    <style:style style:name="P130" style:family="paragraph" style:parent-style-name="Standard">
      <style:paragraph-properties fo:text-align="start" style:justify-single-word="false"/>
      <style:text-properties fo:font-size="8pt" officeooo:rsid="000ce7c2" officeooo:paragraph-rsid="0021968b" style:font-size-asian="8pt" style:font-size-complex="8pt"/>
    </style:style>
    <style:style style:name="P131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0fbafd" officeooo:paragraph-rsid="0021968b"/>
    </style:style>
    <style:style style:name="P132" style:family="paragraph" style:parent-style-name="Standard">
      <style:text-properties officeooo:paragraph-rsid="0021968b"/>
    </style:style>
    <style:style style:name="P133" style:family="paragraph" style:parent-style-name="Table_20_Contents">
      <style:paragraph-properties fo:text-align="end" style:justify-single-word="false"/>
      <style:text-properties officeooo:rsid="00196541" officeooo:paragraph-rsid="0021968b"/>
    </style:style>
    <style:style style:name="P134" style:family="paragraph" style:parent-style-name="Table_20_Contents">
      <style:paragraph-properties fo:text-align="center" style:justify-single-word="false"/>
      <style:text-properties officeooo:paragraph-rsid="0021968b"/>
    </style:style>
    <style:style style:name="P135" style:family="paragraph" style:parent-style-name="Table_20_Contents">
      <style:paragraph-properties fo:text-align="start" style:justify-single-word="false"/>
      <style:text-properties officeooo:rsid="000ce7c2" officeooo:paragraph-rsid="0021968b"/>
    </style:style>
    <style:style style:name="P136" style:family="paragraph" style:parent-style-name="Table_20_Contents">
      <style:paragraph-properties fo:text-align="center" style:justify-single-word="false"/>
      <style:text-properties fo:font-size="10pt" officeooo:rsid="001dfe70" officeooo:paragraph-rsid="001dfe70" style:font-size-asian="10pt" style:font-size-complex="10pt"/>
    </style:style>
    <style:style style:name="P137" style:family="paragraph" style:parent-style-name="Table_20_Contents">
      <style:text-properties fo:font-size="10pt" officeooo:rsid="001d27fe" officeooo:paragraph-rsid="001d27fe" style:font-size-asian="10pt" style:font-size-complex="10pt"/>
    </style:style>
    <style:style style:name="P138" style:family="paragraph" style:parent-style-name="Table_20_Contents">
      <style:text-properties fo:font-size="10pt" officeooo:rsid="001d27fe" officeooo:paragraph-rsid="001dfe70" style:font-size-asian="10pt" style:font-size-complex="10pt"/>
    </style:style>
    <style:style style:name="P139" style:family="paragraph" style:parent-style-name="Table_20_Contents">
      <style:paragraph-properties fo:text-align="center" style:justify-single-word="false"/>
      <style:text-properties fo:font-size="10pt" officeooo:rsid="002025f2" officeooo:paragraph-rsid="002025f2" style:font-size-asian="10pt" style:font-size-complex="10pt"/>
    </style:style>
    <style:style style:name="P140" style:family="paragraph" style:parent-style-name="Table_20_Contents">
      <style:paragraph-properties fo:text-align="center" style:justify-single-word="false"/>
      <style:text-properties fo:font-size="10pt" fo:font-weight="bold" officeooo:rsid="001d27fe" officeooo:paragraph-rsid="001dfe70" style:font-size-asian="10pt" style:font-weight-asian="bold" style:font-size-complex="10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fo:font-size="10pt" fo:font-weight="bold" officeooo:rsid="001d27fe" officeooo:paragraph-rsid="001d3004" style:font-size-asian="10pt" style:font-weight-asian="bold" style:font-size-complex="10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fo:font-size="10pt" fo:font-weight="bold" officeooo:rsid="001d27fe" officeooo:paragraph-rsid="001d27fe" style:font-size-asian="10pt" style:font-weight-asian="bold" style:font-size-complex="10pt" style:font-weight-complex="bold"/>
    </style:style>
    <style:style style:name="P143" style:family="paragraph" style:parent-style-name="Table_20_Contents">
      <style:paragraph-properties fo:text-align="end" style:justify-single-word="false"/>
      <style:text-properties fo:font-size="10pt" fo:font-weight="bold" officeooo:rsid="001d27fe" officeooo:paragraph-rsid="001dfe70" style:font-size-asian="10pt" style:font-weight-asian="bold" style:font-size-complex="10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fo:font-size="10pt" fo:font-weight="bold" officeooo:rsid="001d3004" officeooo:paragraph-rsid="001dfe70" style:font-size-asian="10pt" style:font-weight-asian="bold" style:font-size-complex="10pt" style:font-weight-complex="bold"/>
    </style:style>
    <style:style style:name="P145" style:family="paragraph" style:parent-style-name="Table_20_Contents">
      <style:text-properties fo:font-size="10pt" fo:font-weight="bold" officeooo:rsid="001d3004" officeooo:paragraph-rsid="001d3004" style:font-size-asian="10pt" style:font-weight-asian="bold" style:font-size-complex="10pt" style:font-weight-complex="bold"/>
    </style:style>
    <style:style style:name="P146" style:family="paragraph" style:parent-style-name="Table_20_Contents">
      <style:text-properties fo:font-size="10pt" fo:font-weight="bold" officeooo:rsid="001d3004" officeooo:paragraph-rsid="001dfe70" style:font-size-asian="10pt" style:font-weight-asian="bold" style:font-size-complex="10pt" style:font-weight-complex="bold"/>
    </style:style>
    <style:style style:name="P147" style:family="paragraph" style:parent-style-name="Table_20_Contents">
      <style:paragraph-properties fo:text-align="end" style:justify-single-word="false"/>
      <style:text-properties fo:font-size="10pt" fo:font-weight="bold" officeooo:rsid="001d3004" officeooo:paragraph-rsid="001dfe70" style:font-size-asian="10pt" style:font-weight-asian="bold" style:font-size-complex="10pt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fo:font-size="10pt" fo:font-weight="bold" officeooo:rsid="001dfe70" officeooo:paragraph-rsid="001dfe70" style:font-size-asian="10pt" style:font-weight-asian="bold" style:font-size-complex="10pt" style:font-weight-complex="bold"/>
    </style:style>
    <style:style style:name="P149" style:family="paragraph" style:parent-style-name="Table_20_Contents">
      <style:paragraph-properties fo:text-align="end" style:justify-single-word="false"/>
      <style:text-properties fo:font-size="10pt" fo:font-weight="bold" officeooo:rsid="001dfe70" officeooo:paragraph-rsid="001dfe70" style:font-size-asian="10pt" style:font-weight-asian="bold" style:font-size-complex="10pt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fo:font-size="10pt" fo:font-weight="bold" officeooo:rsid="002025f2" officeooo:paragraph-rsid="002025f2" style:font-size-asian="10pt" style:font-weight-asian="bold" style:font-size-complex="10pt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fo:font-size="10pt" fo:font-weight="bold" officeooo:rsid="001dfe70" officeooo:paragraph-rsid="001dfe70" style:font-size-asian="10pt" style:font-weight-asian="bold" style:font-size-complex="10pt" style:font-weight-complex="bold" style:text-rotation-angle="90" style:text-rotation-scale="line-height"/>
    </style:style>
    <style:style style:name="P152" style:family="paragraph" style:parent-style-name="Table_20_Contents">
      <style:paragraph-properties fo:text-align="start" style:justify-single-word="false"/>
      <style:text-properties fo:font-size="10pt" fo:font-weight="bold" officeooo:rsid="001dfe70" officeooo:paragraph-rsid="001dfe70" style:font-size-asian="10pt" style:font-weight-asian="bold" style:font-size-complex="10pt" style:font-weight-complex="bold" style:text-rotation-angle="90" style:text-rotation-scale="line-height"/>
    </style:style>
    <style:style style:name="P153" style:family="paragraph" style:parent-style-name="Table_20_Contents">
      <style:paragraph-properties fo:text-align="center" style:justify-single-word="false"/>
      <style:text-properties fo:font-size="10pt" fo:font-weight="bold" officeooo:rsid="001dfe70" officeooo:paragraph-rsid="001dfe70" style:font-size-asian="10pt" style:font-weight-asian="bold" style:font-size-complex="10pt" style:font-weight-complex="bold" style:text-rotation-angle="0" style:text-rotation-scale="line-height"/>
    </style:style>
    <style:style style:name="P154" style:family="paragraph" style:parent-style-name="Table_20_Contents">
      <style:paragraph-properties fo:text-align="center" style:justify-single-word="false"/>
      <style:text-properties fo:font-size="10pt" fo:font-weight="bold" officeooo:rsid="001fe222" officeooo:paragraph-rsid="001fe222" style:font-size-asian="10pt" style:font-weight-asian="bold" style:font-size-complex="10pt" style:font-weight-complex="bold" style:text-rotation-angle="0" style:text-rotation-scale="line-height"/>
    </style:style>
    <style:style style:name="P155" style:family="paragraph" style:parent-style-name="Table_20_Contents">
      <style:paragraph-properties fo:text-align="center" style:justify-single-word="false"/>
      <style:text-properties fo:font-size="10pt" fo:font-weight="bold" officeooo:rsid="00215eb5" officeooo:paragraph-rsid="001d3004" style:font-size-asian="10pt" style:font-weight-asian="bold" style:font-size-complex="10pt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fo:font-size="10pt" fo:font-weight="bold" officeooo:rsid="00215eb5" officeooo:paragraph-rsid="00215eb5" style:font-size-asian="10pt" style:font-weight-asian="bold" style:font-size-complex="10pt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fo:font-size="10pt" fo:font-weight="normal" officeooo:rsid="002025f2" officeooo:paragraph-rsid="002025f2" style:font-size-asian="10pt" style:font-weight-asian="normal" style:font-size-complex="10pt" style:font-weight-complex="normal"/>
    </style:style>
    <style:style style:name="P158" style:family="paragraph" style:parent-style-name="Table_20_Contents">
      <style:paragraph-properties fo:text-align="center" style:justify-single-word="false"/>
      <style:text-properties fo:font-size="10pt" fo:font-weight="normal" officeooo:rsid="001d27fe" officeooo:paragraph-rsid="001d3004" style:font-size-asian="10pt" style:font-weight-asian="normal" style:font-size-complex="10pt" style:font-weight-complex="normal"/>
    </style:style>
    <style:style style:name="P159" style:family="paragraph" style:parent-style-name="Table_20_Contents">
      <style:text-properties fo:font-size="10pt" fo:font-weight="normal" officeooo:rsid="001d3004" officeooo:paragraph-rsid="001dfe70" style:font-size-asian="10pt" style:font-weight-asian="normal" style:font-size-complex="10pt" style:font-weight-complex="normal"/>
    </style:style>
    <style:style style:name="P160" style:family="paragraph" style:parent-style-name="Table_20_Contents">
      <style:paragraph-properties fo:text-align="center" style:justify-single-word="false"/>
      <style:text-properties fo:font-size="10pt" fo:font-weight="normal" officeooo:rsid="001d3004" officeooo:paragraph-rsid="001d3004" style:font-size-asian="10pt" style:font-weight-asian="normal" style:font-size-complex="10pt" style:font-weight-complex="normal"/>
    </style:style>
    <style:style style:name="P161" style:family="paragraph" style:parent-style-name="Table_20_Contents">
      <style:paragraph-properties fo:text-align="center" style:justify-single-word="false"/>
      <style:text-properties fo:font-size="10pt" fo:font-weight="normal" officeooo:rsid="00215eb5" officeooo:paragraph-rsid="00215eb5" style:font-size-asian="10pt" style:font-weight-asian="normal" style:font-size-complex="10pt" style:font-weight-complex="normal"/>
    </style:style>
    <style:style style:name="P162" style:family="paragraph" style:parent-style-name="Text_20_body">
      <style:text-properties officeooo:paragraph-rsid="0021968b"/>
    </style:style>
    <style:style style:name="T1" style:family="text">
      <style:text-properties officeooo:rsid="001d27fe"/>
    </style:style>
    <style:style style:name="T2" style:family="text">
      <style:text-properties officeooo:rsid="001100da"/>
    </style:style>
    <style:style style:name="T3" style:family="text">
      <style:text-properties officeooo:rsid="001b6376"/>
    </style:style>
    <style:style style:name="T4" style:family="text">
      <style:text-properties officeooo:rsid="0015d33d"/>
    </style:style>
    <style:style style:name="T5" style:family="text">
      <style:text-properties officeooo:rsid="000fbafd"/>
    </style:style>
    <style:style style:name="T6" style:family="text">
      <style:text-properties officeooo:rsid="000c16a8"/>
    </style:style>
    <style:style style:name="T7" style:family="text">
      <style:text-properties officeooo:rsid="000aa6fc"/>
    </style:style>
    <style:style style:name="T8" style:family="text">
      <style:text-properties officeooo:rsid="00079a15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officeooo:rsid="000ce7c2"/>
    </style:style>
    <style:style style:name="T11" style:family="text">
      <style:text-properties officeooo:rsid="00196541"/>
    </style:style>
    <style:style style:name="T12" style:family="text">
      <style:text-properties officeooo:rsid="0010144e"/>
    </style:style>
    <style:style style:name="T13" style:family="text">
      <style:text-properties officeooo:rsid="00104247"/>
    </style:style>
    <style:style style:name="T14" style:family="text">
      <style:text-properties officeooo:rsid="00124933"/>
    </style:style>
    <style:style style:name="T15" style:family="text">
      <style:text-properties fo:color="#ce181e"/>
    </style:style>
    <style:style style:name="T16" style:family="text">
      <style:text-properties officeooo:rsid="001d3004"/>
    </style:style>
    <style:style style:name="T17" style:family="text">
      <style:text-properties officeooo:rsid="001dfe70"/>
    </style:style>
    <style:style style:name="T18" style:family="text">
      <style:text-properties officeooo:rsid="002025f2"/>
    </style:style>
    <style:style style:name="T19" style:family="text">
      <style:text-properties officeooo:rsid="002196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D"/>
        <table:table-column table:style-name="Таблица2.E"/>
        <table:table-column table:style-name="Таблица2.D" table:number-columns-repeated="2"/>
        <table:table-column table:style-name="Таблица2.E"/>
        <table:table-column table:style-name="Таблица2.D"/>
        <table:table-column table:style-name="Таблица2.E"/>
        <table:table-column table:style-name="Таблица2.D"/>
        <table:table-column table:style-name="Таблица2.E"/>
        <table:table-column table:style-name="Таблица2.D"/>
        <table:table-column table:style-name="Таблица2.E"/>
        <table:table-column table:style-name="Таблица2.D"/>
        <table:table-column table:style-name="Таблица2.E"/>
        <table:table-column table:style-name="Таблица2.D"/>
        <table:table-column table:style-name="Таблица2.E"/>
        <table:table-column table:style-name="Таблица2.U"/>
        <table:table-column table:style-name="Таблица2.V"/>
        <table:table-column table:style-name="Таблица2.W"/>
        <table:table-row>
          <table:table-cell table:style-name="Таблица2.A1" office:value-type="string">
            <text:p text:style-name="P148">№<text:line-break/>п.п.</text:p>
          </table:table-cell>
          <table:table-cell table:style-name="Таблица2.A1" office:value-type="string">
            <text:p text:style-name="P148">Задача прыжка</text:p>
          </table:table-cell>
          <table:table-cell table:style-name="Таблица2.A1" office:value-type="string">
            <text:p text:style-name="P151">Тип самолета</text:p>
          </table:table-cell>
          <table:table-cell table:style-name="Таблица2.D1" office:value-type="string">
            <text:p text:style-name="P151">61756 (7 дшд(г))</text:p>
          </table:table-cell>
          <table:table-cell table:style-name="Таблица2.D1" office:value-type="string">
            <text:p text:style-name="P151">07264 (76 дшд)</text:p>
          </table:table-cell>
          <table:table-cell table:style-name="Таблица2.D1" office:value-type="string">
            <text:p text:style-name="P151">65451 (98 вдд)</text:p>
          </table:table-cell>
          <table:table-cell table:style-name="Таблица2.D1" office:value-type="string">
            <text:p text:style-name="P151">55599 (106 вдд)</text:p>
          </table:table-cell>
          <table:table-cell table:style-name="Таблица2.D1" office:value-type="string">
            <text:p text:style-name="P151">(11 одшбр)</text:p>
          </table:table-cell>
          <table:table-cell table:style-name="Таблица2.D1" office:value-type="string">
            <text:p text:style-name="P151">73612 (31 одшбр)</text:p>
          </table:table-cell>
          <table:table-cell table:style-name="Таблица2.D1" office:value-type="string">
            <text:p text:style-name="P151">(56 одшбр)</text:p>
          </table:table-cell>
          <table:table-cell table:style-name="Таблица2.D1" office:value-type="string">
            <text:p text:style-name="P151">(83 одшбр)</text:p>
          </table:table-cell>
          <table:table-cell table:style-name="Таблица2.D1" office:value-type="string">
            <text:p text:style-name="P151"><text:s/>64818 (242УЦ)</text:p>
          </table:table-cell>
          <table:table-cell table:style-name="Таблица2.D1" office:value-type="string">
            <text:p text:style-name="P151">РГВВДКУ</text:p>
          </table:table-cell>
          <table:table-cell table:style-name="Таблица2.D1" office:value-type="string">
            <text:p text:style-name="P151">28337 (45 обр СпН)</text:p>
          </table:table-cell>
          <table:table-cell table:style-name="Таблица2.D1" office:value-type="string">
            <text:p text:style-name="P151">54164 (38 опс)</text:p>
          </table:table-cell>
          <table:table-cell table:style-name="Таблица2.D1" office:value-type="string">
            <text:p text:style-name="P151">ххххх (150 орвб)</text:p>
          </table:table-cell>
          <table:table-cell table:style-name="Таблица2.D1" office:value-type="string">
            <text:p text:style-name="P151">309 ЦСПП ВДВ<text:tab/></text:p>
          </table:table-cell>
          <table:table-cell table:style-name="Таблица2.D1" office:value-type="string">
            <text:p text:style-name="P151">714 полигон<text:tab/>40917</text:p>
          </table:table-cell>
          <table:table-cell table:style-name="Таблица2.D1" office:value-type="string">
            <text:p text:style-name="P151">(3370 ЦБ ВДТиИ)</text:p>
          </table:table-cell>
          <table:table-cell table:style-name="Таблица2.D1" office:value-type="string">
            <text:p text:style-name="P151">25953 (Командование ВДВ)</text:p>
          </table:table-cell>
          <table:table-cell table:style-name="Таблица2.D1" office:value-type="string">
            <text:p text:style-name="P151">62401 <text:s/>ЦУПД<text:tab/></text:p>
          </table:table-cell>
          <table:table-cell table:style-name="Таблица2.D1" office:value-type="string">
            <text:p text:style-name="P151">ВСЕГО прыжков</text:p>
          </table:table-cell>
          <table:table-cell table:style-name="Таблица2.W1" office:value-type="string">
            <text:p text:style-name="P152">Количество <text:line-break/><text:span text:style-name="T18">демонтируемой</text:span> техники</text:p>
          </table:table-cell>
        </table:table-row>
        <table:table-row>
          <table:table-cell table:style-name="Таблица2.A2" office:value-type="string">
            <text:p text:style-name="P148"/>
          </table:table-cell>
          <table:table-cell table:style-name="Таблица2.A2" office:value-type="string">
            <text:p text:style-name="P148">2</text:p>
          </table:table-cell>
          <table:table-cell table:style-name="Таблица2.A2" office:value-type="string">
            <text:p text:style-name="P153">3</text:p>
          </table:table-cell>
          <table:table-cell table:style-name="Таблица2.D2" office:value-type="string">
            <text:p text:style-name="P153">4</text:p>
          </table:table-cell>
          <table:table-cell table:style-name="Таблица2.E2" office:value-type="string">
            <text:p text:style-name="P153">5</text:p>
          </table:table-cell>
          <table:table-cell table:style-name="Таблица2.F2" office:value-type="string">
            <text:p text:style-name="P153">6</text:p>
          </table:table-cell>
          <table:table-cell table:style-name="Таблица2.G2" office:value-type="string">
            <text:p text:style-name="P153">7</text:p>
          </table:table-cell>
          <table:table-cell table:style-name="Таблица2.H2" office:value-type="string">
            <text:p text:style-name="P153">8</text:p>
          </table:table-cell>
          <table:table-cell table:style-name="Таблица2.I2" office:value-type="string">
            <text:p text:style-name="P153">9</text:p>
          </table:table-cell>
          <table:table-cell table:style-name="Таблица2.J2" office:value-type="string">
            <text:p text:style-name="P153">10</text:p>
          </table:table-cell>
          <table:table-cell table:style-name="Таблица2.K2" office:value-type="string">
            <text:p text:style-name="P153">11</text:p>
          </table:table-cell>
          <table:table-cell table:style-name="Таблица2.L2" office:value-type="string">
            <text:p text:style-name="P153">12</text:p>
          </table:table-cell>
          <table:table-cell table:style-name="Таблица2.M2" office:value-type="string">
            <text:p text:style-name="P153">13</text:p>
          </table:table-cell>
          <table:table-cell table:style-name="Таблица2.N2" office:value-type="string">
            <text:p text:style-name="P153">14</text:p>
          </table:table-cell>
          <table:table-cell table:style-name="Таблица2.O2" office:value-type="string">
            <text:p text:style-name="P153">15</text:p>
          </table:table-cell>
          <table:table-cell table:style-name="Таблица2.P2" office:value-type="string">
            <text:p text:style-name="P153">16</text:p>
          </table:table-cell>
          <table:table-cell table:style-name="Таблица2.Q2" office:value-type="string">
            <text:p text:style-name="P154">17</text:p>
          </table:table-cell>
          <table:table-cell table:style-name="Таблица2.R2" office:value-type="string">
            <text:p text:style-name="P154">18</text:p>
          </table:table-cell>
          <table:table-cell table:style-name="Таблица2.S2" office:value-type="string">
            <text:p text:style-name="P154">19</text:p>
          </table:table-cell>
          <table:table-cell table:style-name="Таблица2.T2" office:value-type="string">
            <text:p text:style-name="P154">20</text:p>
          </table:table-cell>
          <table:table-cell table:style-name="Таблица2.U2" office:value-type="string">
            <text:p text:style-name="P154">21</text:p>
          </table:table-cell>
          <table:table-cell table:style-name="Таблица2.A2" office:value-type="string">
            <text:p text:style-name="P154">22</text:p>
          </table:table-cell>
          <table:table-cell table:style-name="Таблица2.W2" office:value-type="string">
            <text:p text:style-name="P154">23</text:p>
          </table:table-cell>
        </table:table-row>
        <table:table-row>
          <table:table-cell table:style-name="Таблица2.A2" table:number-rows-spanned="3" office:value-type="string">
            <text:p text:style-name="P136">1</text:p>
          </table:table-cell>
          <table:table-cell table:style-name="Таблица2.A2" table:number-rows-spanned="3" office:value-type="string">
            <text:p text:style-name="P137">Из самолета Ан-2, вертолета Ми-8 без оружия и снаряжения</text:p>
          </table:table-cell>
          <table:table-cell table:style-name="Таблица2.C3" office:value-type="string">
            <text:p text:style-name="P140">Ан-2</text:p>
          </table:table-cell>
          <table:table-cell table:style-name="Таблица2.D3" office:value-type="string">
            <text:p text:style-name="P139">310</text:p>
          </table:table-cell>
          <table:table-cell table:style-name="Таблица2.E3" office:value-type="string">
            <text:p text:style-name="P139">700</text:p>
          </table:table-cell>
          <table:table-cell table:style-name="Таблица2.F3" office:value-type="string">
            <text:p text:style-name="P139">472</text:p>
          </table:table-cell>
          <table:table-cell table:style-name="Таблица2.G3" office:value-type="string">
            <text:p text:style-name="P139">298</text:p>
          </table:table-cell>
          <table:table-cell table:style-name="Таблица2.H3" office:value-type="string">
            <text:p text:style-name="P139">99</text:p>
          </table:table-cell>
          <table:table-cell table:style-name="Таблица2.I3" office:value-type="string">
            <text:p text:style-name="P157">169</text:p>
          </table:table-cell>
          <table:table-cell table:style-name="Таблица2.J3" office:value-type="string">
            <text:p text:style-name="P157">122</text:p>
          </table:table-cell>
          <table:table-cell table:style-name="Таблица2.K3" office:value-type="string">
            <text:p text:style-name="P157">241</text:p>
          </table:table-cell>
          <table:table-cell table:style-name="Таблица2.L3" office:value-type="string">
            <text:p text:style-name="P157">1372</text:p>
          </table:table-cell>
          <table:table-cell table:style-name="Таблица2.M3" office:value-type="string">
            <text:p text:style-name="P157">163</text:p>
          </table:table-cell>
          <table:table-cell table:style-name="Таблица2.N3" office:value-type="string">
            <text:p text:style-name="P157">703</text:p>
          </table:table-cell>
          <table:table-cell table:style-name="Таблица2.O3" office:value-type="string">
            <text:p text:style-name="P157">530</text:p>
          </table:table-cell>
          <table:table-cell table:style-name="Таблица2.P3" office:value-type="string">
            <text:p text:style-name="P157">38</text:p>
          </table:table-cell>
          <table:table-cell table:style-name="Таблица2.Q3" office:value-type="string">
            <text:p text:style-name="P157">4</text:p>
          </table:table-cell>
          <table:table-cell table:style-name="Таблица2.R3" office:value-type="string">
            <text:p text:style-name="P157">0</text:p>
          </table:table-cell>
          <table:table-cell table:style-name="Таблица2.S3" office:value-type="string">
            <text:p text:style-name="P157">30</text:p>
          </table:table-cell>
          <table:table-cell table:style-name="Таблица2.T3" office:value-type="string">
            <text:p text:style-name="P157">0</text:p>
          </table:table-cell>
          <table:table-cell table:style-name="Таблица2.U3" office:value-type="string">
            <text:p text:style-name="P157">0</text:p>
          </table:table-cell>
          <table:table-cell table:style-name="Таблица2.V3" office:value-type="string">
            <text:p text:style-name="P150">5251</text:p>
          </table:table-cell>
          <table:table-cell table:style-name="Таблица2.W3" office:value-type="string">
            <text:p text:style-name="P150"/>
          </table:table-cell>
        </table:table-row>
        <table:table-row>
          <table:covered-table-cell/>
          <table:covered-table-cell/>
          <table:table-cell table:style-name="Таблица2.C4" office:value-type="string">
            <text:p text:style-name="P144">Ил-76</text:p>
          </table:table-cell>
          <table:table-cell table:style-name="Таблица2.D4" office:value-type="string">
            <text:p text:style-name="P139">0</text:p>
          </table:table-cell>
          <table:table-cell table:style-name="Таблица2.E4" office:value-type="string">
            <text:p text:style-name="P139">0</text:p>
          </table:table-cell>
          <table:table-cell table:style-name="Таблица2.F4" office:value-type="string">
            <text:p text:style-name="P139">0</text:p>
          </table:table-cell>
          <table:table-cell table:style-name="Таблица2.G4" office:value-type="string">
            <text:p text:style-name="P139">0</text:p>
          </table:table-cell>
          <table:table-cell table:style-name="Таблица2.H4" office:value-type="string">
            <text:p text:style-name="P139">0</text:p>
          </table:table-cell>
          <table:table-cell table:style-name="Таблица2.I4" office:value-type="string">
            <text:p text:style-name="P157">0</text:p>
          </table:table-cell>
          <table:table-cell table:style-name="Таблица2.J4" office:value-type="string">
            <text:p text:style-name="P157">0</text:p>
          </table:table-cell>
          <table:table-cell table:style-name="Таблица2.K4" office:value-type="string">
            <text:p text:style-name="P157">0</text:p>
          </table:table-cell>
          <table:table-cell table:style-name="Таблица2.L4" office:value-type="string">
            <text:p text:style-name="P157">0</text:p>
          </table:table-cell>
          <table:table-cell table:style-name="Таблица2.M4" office:value-type="string">
            <text:p text:style-name="P157">0</text:p>
          </table:table-cell>
          <table:table-cell table:style-name="Таблица2.N4" office:value-type="string">
            <text:p text:style-name="P157">0</text:p>
          </table:table-cell>
          <table:table-cell table:style-name="Таблица2.O4" office:value-type="string">
            <text:p text:style-name="P157">0</text:p>
          </table:table-cell>
          <table:table-cell table:style-name="Таблица2.P4" office:value-type="string">
            <text:p text:style-name="P157">0</text:p>
          </table:table-cell>
          <table:table-cell table:style-name="Таблица2.Q4" office:value-type="string">
            <text:p text:style-name="P157">0</text:p>
          </table:table-cell>
          <table:table-cell table:style-name="Таблица2.R4" office:value-type="string">
            <text:p text:style-name="P157">0</text:p>
          </table:table-cell>
          <table:table-cell table:style-name="Таблица2.S4" office:value-type="string">
            <text:p text:style-name="P157">0</text:p>
          </table:table-cell>
          <table:table-cell table:style-name="Таблица2.T4" office:value-type="string">
            <text:p text:style-name="P157">0</text:p>
          </table:table-cell>
          <table:table-cell table:style-name="Таблица2.U4" office:value-type="string">
            <text:p text:style-name="P157">0</text:p>
          </table:table-cell>
          <table:table-cell table:style-name="Таблица2.V4" office:value-type="string">
            <text:p text:style-name="P150">0</text:p>
          </table:table-cell>
          <table:table-cell table:style-name="Таблица2.W4" office:value-type="string">
            <text:p text:style-name="P141"/>
          </table:table-cell>
        </table:table-row>
        <table:table-row>
          <table:covered-table-cell/>
          <table:covered-table-cell/>
          <table:table-cell table:style-name="Таблица2.C5" office:value-type="string">
            <text:p text:style-name="P148">Всего</text:p>
          </table:table-cell>
          <table:table-cell table:style-name="Таблица2.D5" office:value-type="string">
            <text:p text:style-name="P139">310</text:p>
          </table:table-cell>
          <table:table-cell table:style-name="Таблица2.E5" office:value-type="string">
            <text:p text:style-name="P139">700</text:p>
          </table:table-cell>
          <table:table-cell table:style-name="Таблица2.F5" office:value-type="string">
            <text:p text:style-name="P139">472</text:p>
          </table:table-cell>
          <table:table-cell table:style-name="Таблица2.G5" office:value-type="string">
            <text:p text:style-name="P139">389</text:p>
          </table:table-cell>
          <table:table-cell table:style-name="Таблица2.H5" office:value-type="string">
            <text:p text:style-name="P139">99</text:p>
          </table:table-cell>
          <table:table-cell table:style-name="Таблица2.I5" office:value-type="string">
            <text:p text:style-name="P157">166</text:p>
          </table:table-cell>
          <table:table-cell table:style-name="Таблица2.J5" office:value-type="string">
            <text:p text:style-name="P157">122</text:p>
          </table:table-cell>
          <table:table-cell table:style-name="Таблица2.K5" office:value-type="string">
            <text:p text:style-name="P157">241</text:p>
          </table:table-cell>
          <table:table-cell table:style-name="Таблица2.L5" office:value-type="string">
            <text:p text:style-name="P157">1372</text:p>
          </table:table-cell>
          <table:table-cell table:style-name="Таблица2.M5" office:value-type="string">
            <text:p text:style-name="P157">163</text:p>
          </table:table-cell>
          <table:table-cell table:style-name="Таблица2.N5" office:value-type="string">
            <text:p text:style-name="P157">703</text:p>
          </table:table-cell>
          <table:table-cell table:style-name="Таблица2.O5" office:value-type="string">
            <text:p text:style-name="P157">530</text:p>
          </table:table-cell>
          <table:table-cell table:style-name="Таблица2.P5" office:value-type="string">
            <text:p text:style-name="P157">38</text:p>
          </table:table-cell>
          <table:table-cell table:style-name="Таблица2.Q5" office:value-type="string">
            <text:p text:style-name="P157">4</text:p>
          </table:table-cell>
          <table:table-cell table:style-name="Таблица2.R5" office:value-type="string">
            <text:p text:style-name="P157">0</text:p>
          </table:table-cell>
          <table:table-cell table:style-name="Таблица2.S5" office:value-type="string">
            <text:p text:style-name="P157">30</text:p>
          </table:table-cell>
          <table:table-cell table:style-name="Таблица2.T5" office:value-type="string">
            <text:p text:style-name="P157">0</text:p>
          </table:table-cell>
          <table:table-cell table:style-name="Таблица2.U5" office:value-type="string">
            <text:p text:style-name="P157">0</text:p>
          </table:table-cell>
          <table:table-cell table:style-name="Таблица2.V5" office:value-type="string">
            <text:p text:style-name="P150">5251</text:p>
          </table:table-cell>
          <table:table-cell table:style-name="Таблица2.W5" office:value-type="string">
            <text:p text:style-name="P150"/>
          </table:table-cell>
        </table:table-row>
        <table:table-row>
          <table:table-cell table:style-name="Таблица2.A2" table:number-rows-spanned="3" office:value-type="string">
            <text:p text:style-name="P136">2</text:p>
          </table:table-cell>
          <table:table-cell table:style-name="Таблица2.A2" table:number-rows-spanned="3" office:value-type="string">
            <text:p text:style-name="P138">Из самолета Ан-2, вертолета Ми-8 с оружием и снаряжением</text:p>
          </table:table-cell>
          <table:table-cell table:style-name="Таблица2.C6" office:value-type="string">
            <text:p text:style-name="P140">Ан-2</text:p>
          </table:table-cell>
          <table:table-cell table:style-name="Таблица2.D6" office:value-type="string">
            <text:p text:style-name="P139">5417</text:p>
          </table:table-cell>
          <table:table-cell table:style-name="Таблица2.E6" office:value-type="string">
            <text:p text:style-name="P139">6313</text:p>
          </table:table-cell>
          <table:table-cell table:style-name="Таблица2.F6" office:value-type="string">
            <text:p text:style-name="P139">5673</text:p>
          </table:table-cell>
          <table:table-cell table:style-name="Таблица2.G6" office:value-type="string">
            <text:p text:style-name="P139">6063</text:p>
          </table:table-cell>
          <table:table-cell table:style-name="Таблица2.H6" office:value-type="string">
            <text:p text:style-name="P139">2032</text:p>
          </table:table-cell>
          <table:table-cell table:style-name="Таблица2.I6" office:value-type="string">
            <text:p text:style-name="P157">2881</text:p>
          </table:table-cell>
          <table:table-cell table:style-name="Таблица2.J6" office:value-type="string">
            <text:p text:style-name="P157">2994</text:p>
          </table:table-cell>
          <table:table-cell table:style-name="Таблица2.K6" office:value-type="string">
            <text:p text:style-name="P157">2364</text:p>
          </table:table-cell>
          <table:table-cell table:style-name="Таблица2.L6" office:value-type="string">
            <text:p text:style-name="P157">2929</text:p>
          </table:table-cell>
          <table:table-cell table:style-name="Таблица2.M6" office:value-type="string">
            <text:p text:style-name="P157">4179</text:p>
          </table:table-cell>
          <table:table-cell table:style-name="Таблица2.N6" office:value-type="string">
            <text:p text:style-name="P157">2648</text:p>
          </table:table-cell>
          <table:table-cell table:style-name="Таблица2.O6" office:value-type="string">
            <text:p text:style-name="P157">2642</text:p>
          </table:table-cell>
          <table:table-cell table:style-name="Таблица2.P6" office:value-type="string">
            <text:p text:style-name="P157">372</text:p>
          </table:table-cell>
          <table:table-cell table:style-name="Таблица2.Q6" office:value-type="string">
            <text:p text:style-name="P157">150</text:p>
          </table:table-cell>
          <table:table-cell table:style-name="Таблица2.R6" office:value-type="string">
            <text:p text:style-name="P157">89</text:p>
          </table:table-cell>
          <table:table-cell table:style-name="Таблица2.S6" office:value-type="string">
            <text:p text:style-name="P157">148</text:p>
          </table:table-cell>
          <table:table-cell table:style-name="Таблица2.T6" office:value-type="string">
            <text:p text:style-name="P157">260</text:p>
          </table:table-cell>
          <table:table-cell table:style-name="Таблица2.U6" office:value-type="string">
            <text:p text:style-name="P157">70</text:p>
          </table:table-cell>
          <table:table-cell table:style-name="Таблица2.V6" office:value-type="string">
            <text:p text:style-name="P150">47227</text:p>
          </table:table-cell>
          <table:table-cell table:style-name="Таблица2.W6" office:value-type="string">
            <text:p text:style-name="P141"/>
          </table:table-cell>
        </table:table-row>
        <table:table-row>
          <table:covered-table-cell/>
          <table:covered-table-cell/>
          <table:table-cell table:style-name="Таблица2.C7" office:value-type="string">
            <text:p text:style-name="P144">Ил-76</text:p>
          </table:table-cell>
          <table:table-cell table:style-name="Таблица2.D7" office:value-type="string">
            <text:p text:style-name="P139">0</text:p>
          </table:table-cell>
          <table:table-cell table:style-name="Таблица2.E7" office:value-type="string">
            <text:p text:style-name="P139">0</text:p>
          </table:table-cell>
          <table:table-cell table:style-name="Таблица2.F7" office:value-type="string">
            <text:p text:style-name="P139">0</text:p>
          </table:table-cell>
          <table:table-cell table:style-name="Таблица2.G7" office:value-type="string">
            <text:p text:style-name="P139">0</text:p>
          </table:table-cell>
          <table:table-cell table:style-name="Таблица2.H7" office:value-type="string">
            <text:p text:style-name="P139">0</text:p>
          </table:table-cell>
          <table:table-cell table:style-name="Таблица2.I7" office:value-type="string">
            <text:p text:style-name="P157">0</text:p>
          </table:table-cell>
          <table:table-cell table:style-name="Таблица2.J7" office:value-type="string">
            <text:p text:style-name="P157">0</text:p>
          </table:table-cell>
          <table:table-cell table:style-name="Таблица2.K7" office:value-type="string">
            <text:p text:style-name="P157">0</text:p>
          </table:table-cell>
          <table:table-cell table:style-name="Таблица2.L7" office:value-type="string">
            <text:p text:style-name="P157">0</text:p>
          </table:table-cell>
          <table:table-cell table:style-name="Таблица2.M7" office:value-type="string">
            <text:p text:style-name="P157">0</text:p>
          </table:table-cell>
          <table:table-cell table:style-name="Таблица2.N7" office:value-type="string">
            <text:p text:style-name="P157">0</text:p>
          </table:table-cell>
          <table:table-cell table:style-name="Таблица2.O7" office:value-type="string">
            <text:p text:style-name="P157">0</text:p>
          </table:table-cell>
          <table:table-cell table:style-name="Таблица2.P7" office:value-type="string">
            <text:p text:style-name="P157">0</text:p>
          </table:table-cell>
          <table:table-cell table:style-name="Таблица2.Q7" office:value-type="string">
            <text:p text:style-name="P157">0</text:p>
          </table:table-cell>
          <table:table-cell table:style-name="Таблица2.R7" office:value-type="string">
            <text:p text:style-name="P157">0</text:p>
          </table:table-cell>
          <table:table-cell table:style-name="Таблица2.S7" office:value-type="string">
            <text:p text:style-name="P157">0</text:p>
          </table:table-cell>
          <table:table-cell table:style-name="Таблица2.T7" office:value-type="string">
            <text:p text:style-name="P157">0</text:p>
          </table:table-cell>
          <table:table-cell table:style-name="Таблица2.U7" office:value-type="string">
            <text:p text:style-name="P157">0</text:p>
          </table:table-cell>
          <table:table-cell table:style-name="Таблица2.V7" office:value-type="string">
            <text:p text:style-name="P150">0</text:p>
          </table:table-cell>
          <table:table-cell table:style-name="Таблица2.W7" office:value-type="string">
            <text:p text:style-name="P141"/>
          </table:table-cell>
        </table:table-row>
        <table:table-row>
          <table:covered-table-cell/>
          <table:covered-table-cell/>
          <table:table-cell table:style-name="Таблица2.C8" office:value-type="string">
            <text:p text:style-name="P148">Всего</text:p>
          </table:table-cell>
          <table:table-cell table:style-name="Таблица2.D8" office:value-type="string">
            <text:p text:style-name="P139">5417</text:p>
          </table:table-cell>
          <table:table-cell table:style-name="Таблица2.E8" office:value-type="string">
            <text:p text:style-name="P139">6313</text:p>
          </table:table-cell>
          <table:table-cell table:style-name="Таблица2.F8" office:value-type="string">
            <text:p text:style-name="P139">5673</text:p>
          </table:table-cell>
          <table:table-cell table:style-name="Таблица2.G8" office:value-type="string">
            <text:p text:style-name="P139">6063</text:p>
          </table:table-cell>
          <table:table-cell table:style-name="Таблица2.H8" office:value-type="string">
            <text:p text:style-name="P139">2032</text:p>
          </table:table-cell>
          <table:table-cell table:style-name="Таблица2.I8" office:value-type="string">
            <text:p text:style-name="P157">2881</text:p>
          </table:table-cell>
          <table:table-cell table:style-name="Таблица2.J8" office:value-type="string">
            <text:p text:style-name="P157">2994</text:p>
          </table:table-cell>
          <table:table-cell table:style-name="Таблица2.K8" office:value-type="string">
            <text:p text:style-name="P157">2364</text:p>
          </table:table-cell>
          <table:table-cell table:style-name="Таблица2.L8" office:value-type="string">
            <text:p text:style-name="P157">2929</text:p>
          </table:table-cell>
          <table:table-cell table:style-name="Таблица2.M8" office:value-type="string">
            <text:p text:style-name="P157">4179</text:p>
          </table:table-cell>
          <table:table-cell table:style-name="Таблица2.N8" office:value-type="string">
            <text:p text:style-name="P157">2648</text:p>
          </table:table-cell>
          <table:table-cell table:style-name="Таблица2.O8" office:value-type="string">
            <text:p text:style-name="P157">2642</text:p>
          </table:table-cell>
          <table:table-cell table:style-name="Таблица2.P8" office:value-type="string">
            <text:p text:style-name="P157">372</text:p>
          </table:table-cell>
          <table:table-cell table:style-name="Таблица2.Q8" office:value-type="string">
            <text:p text:style-name="P157">150</text:p>
          </table:table-cell>
          <table:table-cell table:style-name="Таблица2.R8" office:value-type="string">
            <text:p text:style-name="P157">89</text:p>
          </table:table-cell>
          <table:table-cell table:style-name="Таблица2.S8" office:value-type="string">
            <text:p text:style-name="P157">148</text:p>
          </table:table-cell>
          <table:table-cell table:style-name="Таблица2.T8" office:value-type="string">
            <text:p text:style-name="P157">260</text:p>
          </table:table-cell>
          <table:table-cell table:style-name="Таблица2.U8" office:value-type="string">
            <text:p text:style-name="P157">70</text:p>
          </table:table-cell>
          <table:table-cell table:style-name="Таблица2.V8" office:value-type="string">
            <text:p text:style-name="P150">47227</text:p>
          </table:table-cell>
          <table:table-cell table:style-name="Таблица2.W8" office:value-type="string">
            <text:p text:style-name="P141"/>
          </table:table-cell>
        </table:table-row>
        <table:table-row>
          <table:table-cell table:style-name="Таблица2.A2" table:number-rows-spanned="3" office:value-type="string">
            <text:p text:style-name="P157">3</text:p>
          </table:table-cell>
          <table:table-cell table:style-name="Таблица2.B9" table:number-rows-spanned="3" office:value-type="string">
            <text:p text:style-name="P159">Из самолета Ил-76 с оружием и снаряжением</text:p>
          </table:table-cell>
          <table:table-cell table:style-name="Таблица2.C28" office:value-type="string">
            <text:p text:style-name="P140">Ан-2</text:p>
          </table:table-cell>
          <table:table-cell table:style-name="Таблица2.D9" office:value-type="string">
            <text:p text:style-name="P139">0</text:p>
          </table:table-cell>
          <table:table-cell table:style-name="Таблица2.E28" office:value-type="string">
            <text:p text:style-name="P139">0</text:p>
          </table:table-cell>
          <table:table-cell table:style-name="Таблица2.F9" office:value-type="string">
            <text:p text:style-name="P139">0</text:p>
          </table:table-cell>
          <table:table-cell table:style-name="Таблица2.G28" office:value-type="string">
            <text:p text:style-name="P139">0</text:p>
          </table:table-cell>
          <table:table-cell table:style-name="Таблица2.H9" office:value-type="string">
            <text:p text:style-name="P139">0</text:p>
          </table:table-cell>
          <table:table-cell table:style-name="Таблица2.I9" office:value-type="string">
            <text:p text:style-name="P157">0</text:p>
          </table:table-cell>
          <table:table-cell table:style-name="Таблица2.J28" office:value-type="string">
            <text:p text:style-name="P157">0</text:p>
          </table:table-cell>
          <table:table-cell table:style-name="Таблица2.K9" office:value-type="string">
            <text:p text:style-name="P157">0</text:p>
          </table:table-cell>
          <table:table-cell table:style-name="Таблица2.L28" office:value-type="string">
            <text:p text:style-name="P157">0</text:p>
          </table:table-cell>
          <table:table-cell table:style-name="Таблица2.M9" office:value-type="string">
            <text:p text:style-name="P157">0</text:p>
          </table:table-cell>
          <table:table-cell table:style-name="Таблица2.N28" office:value-type="string">
            <text:p text:style-name="P157">0</text:p>
          </table:table-cell>
          <table:table-cell table:style-name="Таблица2.O9" office:value-type="string">
            <text:p text:style-name="P157">0</text:p>
          </table:table-cell>
          <table:table-cell table:style-name="Таблица2.P28" office:value-type="string">
            <text:p text:style-name="P157">0</text:p>
          </table:table-cell>
          <table:table-cell table:style-name="Таблица2.Q9" office:value-type="string">
            <text:p text:style-name="P157">0</text:p>
          </table:table-cell>
          <table:table-cell table:style-name="Таблица2.R28" office:value-type="string">
            <text:p text:style-name="P157">0</text:p>
          </table:table-cell>
          <table:table-cell table:style-name="Таблица2.S9" office:value-type="string">
            <text:p text:style-name="P157">0</text:p>
          </table:table-cell>
          <table:table-cell table:style-name="Таблица2.T28" office:value-type="string">
            <text:p text:style-name="P157">0</text:p>
          </table:table-cell>
          <table:table-cell table:style-name="Таблица2.U9" office:value-type="string">
            <text:p text:style-name="P157">0</text:p>
          </table:table-cell>
          <table:table-cell table:style-name="Таблица2.V28" office:value-type="string">
            <text:p text:style-name="P150">0</text:p>
          </table:table-cell>
          <table:table-cell table:style-name="Таблица2.W9" office:value-type="string">
            <text:p text:style-name="P141"/>
          </table:table-cell>
        </table:table-row>
        <table:table-row>
          <table:covered-table-cell/>
          <table:covered-table-cell/>
          <table:table-cell table:style-name="Таблица2.C28" office:value-type="string">
            <text:p text:style-name="P144">Ил-76</text:p>
          </table:table-cell>
          <table:table-cell table:style-name="Таблица2.D10" office:value-type="string">
            <text:p text:style-name="P161">4855</text:p>
          </table:table-cell>
          <table:table-cell table:style-name="Таблица2.E28" office:value-type="string">
            <text:p text:style-name="P161">6723</text:p>
          </table:table-cell>
          <table:table-cell table:style-name="Таблица2.F10" office:value-type="string">
            <text:p text:style-name="P161">5863</text:p>
          </table:table-cell>
          <table:table-cell table:style-name="Таблица2.G28" office:value-type="string">
            <text:p text:style-name="P161">5771</text:p>
          </table:table-cell>
          <table:table-cell table:style-name="Таблица2.H10" office:value-type="string">
            <text:p text:style-name="P161">2032</text:p>
          </table:table-cell>
          <table:table-cell table:style-name="Таблица2.I10" office:value-type="string">
            <text:p text:style-name="P161">2675</text:p>
          </table:table-cell>
          <table:table-cell table:style-name="Таблица2.J28" office:value-type="string">
            <text:p text:style-name="P161">1482</text:p>
          </table:table-cell>
          <table:table-cell table:style-name="Таблица2.K10" office:value-type="string">
            <text:p text:style-name="P161">2335</text:p>
          </table:table-cell>
          <table:table-cell table:style-name="Таблица2.L28" office:value-type="string">
            <text:p text:style-name="P161">287</text:p>
          </table:table-cell>
          <table:table-cell table:style-name="Таблица2.M10" office:value-type="string">
            <text:p text:style-name="P161">4256</text:p>
          </table:table-cell>
          <table:table-cell table:style-name="Таблица2.N28" office:value-type="string">
            <text:p text:style-name="P161">867</text:p>
          </table:table-cell>
          <table:table-cell table:style-name="Таблица2.O10" office:value-type="string">
            <text:p text:style-name="P161">0</text:p>
          </table:table-cell>
          <table:table-cell table:style-name="Таблица2.P28" office:value-type="string">
            <text:p text:style-name="P161">0</text:p>
          </table:table-cell>
          <table:table-cell table:style-name="Таблица2.Q10" office:value-type="string">
            <text:p text:style-name="P161">0</text:p>
          </table:table-cell>
          <table:table-cell table:style-name="Таблица2.R28" office:value-type="string">
            <text:p text:style-name="P161">0</text:p>
          </table:table-cell>
          <table:table-cell table:style-name="Таблица2.S10" office:value-type="string">
            <text:p text:style-name="P161">0</text:p>
          </table:table-cell>
          <table:table-cell table:style-name="Таблица2.T28" office:value-type="string">
            <text:p text:style-name="P161">0</text:p>
          </table:table-cell>
          <table:table-cell table:style-name="Таблица2.U10" office:value-type="string">
            <text:p text:style-name="P161">0</text:p>
          </table:table-cell>
          <table:table-cell table:style-name="Таблица2.V28" office:value-type="string">
            <text:p text:style-name="P156">37146</text:p>
          </table:table-cell>
          <table:table-cell table:style-name="Таблица2.W10" office:value-type="string">
            <text:p text:style-name="P158"/>
          </table:table-cell>
        </table:table-row>
        <table:table-row>
          <table:covered-table-cell/>
          <table:covered-table-cell/>
          <table:table-cell table:style-name="Таблица2.C28" office:value-type="string">
            <text:p text:style-name="P148">Всего</text:p>
          </table:table-cell>
          <table:table-cell table:style-name="Таблица2.D11" office:value-type="string">
            <text:p text:style-name="P161">4855</text:p>
          </table:table-cell>
          <table:table-cell table:style-name="Таблица2.E28" office:value-type="string">
            <text:p text:style-name="P161">6723</text:p>
          </table:table-cell>
          <table:table-cell table:style-name="Таблица2.F11" office:value-type="string">
            <text:p text:style-name="P161">5863</text:p>
          </table:table-cell>
          <table:table-cell table:style-name="Таблица2.G28" office:value-type="string">
            <text:p text:style-name="P161">5771</text:p>
          </table:table-cell>
          <table:table-cell table:style-name="Таблица2.H11" office:value-type="string">
            <text:p text:style-name="P161">2032</text:p>
          </table:table-cell>
          <table:table-cell table:style-name="Таблица2.I11" office:value-type="string">
            <text:p text:style-name="P161">2675</text:p>
          </table:table-cell>
          <table:table-cell table:style-name="Таблица2.J28" office:value-type="string">
            <text:p text:style-name="P161">1482</text:p>
          </table:table-cell>
          <table:table-cell table:style-name="Таблица2.K11" office:value-type="string">
            <text:p text:style-name="P161">2335</text:p>
          </table:table-cell>
          <table:table-cell table:style-name="Таблица2.L28" office:value-type="string">
            <text:p text:style-name="P161">287</text:p>
          </table:table-cell>
          <table:table-cell table:style-name="Таблица2.M11" office:value-type="string">
            <text:p text:style-name="P161">4256</text:p>
          </table:table-cell>
          <table:table-cell table:style-name="Таблица2.N28" office:value-type="string">
            <text:p text:style-name="P161">867</text:p>
          </table:table-cell>
          <table:table-cell table:style-name="Таблица2.O11" office:value-type="string">
            <text:p text:style-name="P161">0</text:p>
          </table:table-cell>
          <table:table-cell table:style-name="Таблица2.P28" office:value-type="string">
            <text:p text:style-name="P161">0</text:p>
          </table:table-cell>
          <table:table-cell table:style-name="Таблица2.Q11" office:value-type="string">
            <text:p text:style-name="P161">0</text:p>
          </table:table-cell>
          <table:table-cell table:style-name="Таблица2.R28" office:value-type="string">
            <text:p text:style-name="P161">0</text:p>
          </table:table-cell>
          <table:table-cell table:style-name="Таблица2.S11" office:value-type="string">
            <text:p text:style-name="P161">0</text:p>
          </table:table-cell>
          <table:table-cell table:style-name="Таблица2.T28" office:value-type="string">
            <text:p text:style-name="P161">0</text:p>
          </table:table-cell>
          <table:table-cell table:style-name="Таблица2.U11" office:value-type="string">
            <text:p text:style-name="P161">0</text:p>
          </table:table-cell>
          <table:table-cell table:style-name="Таблица2.V28" office:value-type="string">
            <text:p text:style-name="P156">37146</text:p>
          </table:table-cell>
          <table:table-cell table:style-name="Таблица2.W11" office:value-type="string">
            <text:p text:style-name="P158"/>
          </table:table-cell>
        </table:table-row>
        <table:table-row>
          <table:table-cell table:style-name="Таблица2.A2" table:number-rows-spanned="3" office:value-type="string">
            <text:p text:style-name="P157">4</text:p>
          </table:table-cell>
          <table:table-cell table:style-name="Таблица2.B12" table:number-rows-spanned="3" office:value-type="string">
            <text:p text:style-name="P159">Из самолета Ил-76 (Ан-26, Ан-12) с оружием и снаряжением ночью</text:p>
          </table:table-cell>
          <table:table-cell table:style-name="Таблица2.C28" office:value-type="string">
            <text:p text:style-name="P140">Ан-2</text:p>
          </table:table-cell>
          <table:table-cell table:style-name="Таблица2.D12" office:value-type="string">
            <text:p text:style-name="P139">0</text:p>
          </table:table-cell>
          <table:table-cell table:style-name="Таблица2.E28" office:value-type="string">
            <text:p text:style-name="P139">0</text:p>
          </table:table-cell>
          <table:table-cell table:style-name="Таблица2.F12" office:value-type="string">
            <text:p text:style-name="P139">0</text:p>
          </table:table-cell>
          <table:table-cell table:style-name="Таблица2.G28" office:value-type="string">
            <text:p text:style-name="P139">0</text:p>
          </table:table-cell>
          <table:table-cell table:style-name="Таблица2.H12" office:value-type="string">
            <text:p text:style-name="P139">0</text:p>
          </table:table-cell>
          <table:table-cell table:style-name="Таблица2.I12" office:value-type="string">
            <text:p text:style-name="P157">0</text:p>
          </table:table-cell>
          <table:table-cell table:style-name="Таблица2.J28" office:value-type="string">
            <text:p text:style-name="P157">0</text:p>
          </table:table-cell>
          <table:table-cell table:style-name="Таблица2.K12" office:value-type="string">
            <text:p text:style-name="P157">0</text:p>
          </table:table-cell>
          <table:table-cell table:style-name="Таблица2.L28" office:value-type="string">
            <text:p text:style-name="P157">0</text:p>
          </table:table-cell>
          <table:table-cell table:style-name="Таблица2.M12" office:value-type="string">
            <text:p text:style-name="P157">0</text:p>
          </table:table-cell>
          <table:table-cell table:style-name="Таблица2.N28" office:value-type="string">
            <text:p text:style-name="P157">0</text:p>
          </table:table-cell>
          <table:table-cell table:style-name="Таблица2.O12" office:value-type="string">
            <text:p text:style-name="P157">0</text:p>
          </table:table-cell>
          <table:table-cell table:style-name="Таблица2.P28" office:value-type="string">
            <text:p text:style-name="P157">0</text:p>
          </table:table-cell>
          <table:table-cell table:style-name="Таблица2.Q12" office:value-type="string">
            <text:p text:style-name="P157">0</text:p>
          </table:table-cell>
          <table:table-cell table:style-name="Таблица2.R28" office:value-type="string">
            <text:p text:style-name="P157">0</text:p>
          </table:table-cell>
          <table:table-cell table:style-name="Таблица2.S12" office:value-type="string">
            <text:p text:style-name="P157">0</text:p>
          </table:table-cell>
          <table:table-cell table:style-name="Таблица2.T28" office:value-type="string">
            <text:p text:style-name="P157">0</text:p>
          </table:table-cell>
          <table:table-cell table:style-name="Таблица2.U12" office:value-type="string">
            <text:p text:style-name="P157">0</text:p>
          </table:table-cell>
          <table:table-cell table:style-name="Таблица2.V28" office:value-type="string">
            <text:p text:style-name="P150">0</text:p>
          </table:table-cell>
          <table:table-cell table:style-name="Таблица2.W12" office:value-type="string">
            <text:p text:style-name="P158"/>
          </table:table-cell>
        </table:table-row>
        <table:table-row>
          <table:covered-table-cell/>
          <table:covered-table-cell/>
          <table:table-cell table:style-name="Таблица2.C28" office:value-type="string">
            <text:p text:style-name="P144">Ил-76</text:p>
          </table:table-cell>
          <table:table-cell table:style-name="Таблица2.D13" office:value-type="string">
            <text:p text:style-name="P139">0</text:p>
          </table:table-cell>
          <table:table-cell table:style-name="Таблица2.E28" office:value-type="string">
            <text:p text:style-name="P139">0</text:p>
          </table:table-cell>
          <table:table-cell table:style-name="Таблица2.F13" office:value-type="string">
            <text:p text:style-name="P139">0</text:p>
          </table:table-cell>
          <table:table-cell table:style-name="Таблица2.G28" office:value-type="string">
            <text:p text:style-name="P139">0</text:p>
          </table:table-cell>
          <table:table-cell table:style-name="Таблица2.H13" office:value-type="string">
            <text:p text:style-name="P139">0</text:p>
          </table:table-cell>
          <table:table-cell table:style-name="Таблица2.I13" office:value-type="string">
            <text:p text:style-name="P157">0</text:p>
          </table:table-cell>
          <table:table-cell table:style-name="Таблица2.J28" office:value-type="string">
            <text:p text:style-name="P157">0</text:p>
          </table:table-cell>
          <table:table-cell table:style-name="Таблица2.K13" office:value-type="string">
            <text:p text:style-name="P157">0</text:p>
          </table:table-cell>
          <table:table-cell table:style-name="Таблица2.L28" office:value-type="string">
            <text:p text:style-name="P157">0</text:p>
          </table:table-cell>
          <table:table-cell table:style-name="Таблица2.M13" office:value-type="string">
            <text:p text:style-name="P157">0</text:p>
          </table:table-cell>
          <table:table-cell table:style-name="Таблица2.N28" office:value-type="string">
            <text:p text:style-name="P157">0</text:p>
          </table:table-cell>
          <table:table-cell table:style-name="Таблица2.O13" office:value-type="string">
            <text:p text:style-name="P157">0</text:p>
          </table:table-cell>
          <table:table-cell table:style-name="Таблица2.P28" office:value-type="string">
            <text:p text:style-name="P157">0</text:p>
          </table:table-cell>
          <table:table-cell table:style-name="Таблица2.Q13" office:value-type="string">
            <text:p text:style-name="P157">0</text:p>
          </table:table-cell>
          <table:table-cell table:style-name="Таблица2.R28" office:value-type="string">
            <text:p text:style-name="P157">0</text:p>
          </table:table-cell>
          <table:table-cell table:style-name="Таблица2.S13" office:value-type="string">
            <text:p text:style-name="P157">0</text:p>
          </table:table-cell>
          <table:table-cell table:style-name="Таблица2.T28" office:value-type="string">
            <text:p text:style-name="P157">0</text:p>
          </table:table-cell>
          <table:table-cell table:style-name="Таблица2.U13" office:value-type="string">
            <text:p text:style-name="P157">0</text:p>
          </table:table-cell>
          <table:table-cell table:style-name="Таблица2.V28" office:value-type="string">
            <text:p text:style-name="P150">0</text:p>
          </table:table-cell>
          <table:table-cell table:style-name="Таблица2.W13" office:value-type="string">
            <text:p text:style-name="P158"/>
          </table:table-cell>
        </table:table-row>
        <table:table-row>
          <table:covered-table-cell/>
          <table:covered-table-cell/>
          <table:table-cell table:style-name="Таблица2.C28" office:value-type="string">
            <text:p text:style-name="P148">Всего</text:p>
          </table:table-cell>
          <table:table-cell table:style-name="Таблица2.D14" office:value-type="string">
            <text:p text:style-name="P139">0</text:p>
          </table:table-cell>
          <table:table-cell table:style-name="Таблица2.E28" office:value-type="string">
            <text:p text:style-name="P139">0</text:p>
          </table:table-cell>
          <table:table-cell table:style-name="Таблица2.F14" office:value-type="string">
            <text:p text:style-name="P139">0</text:p>
          </table:table-cell>
          <table:table-cell table:style-name="Таблица2.G28" office:value-type="string">
            <text:p text:style-name="P139">0</text:p>
          </table:table-cell>
          <table:table-cell table:style-name="Таблица2.H14" office:value-type="string">
            <text:p text:style-name="P139">0</text:p>
          </table:table-cell>
          <table:table-cell table:style-name="Таблица2.I14" office:value-type="string">
            <text:p text:style-name="P157">0</text:p>
          </table:table-cell>
          <table:table-cell table:style-name="Таблица2.J28" office:value-type="string">
            <text:p text:style-name="P157">0</text:p>
          </table:table-cell>
          <table:table-cell table:style-name="Таблица2.K14" office:value-type="string">
            <text:p text:style-name="P157">0</text:p>
          </table:table-cell>
          <table:table-cell table:style-name="Таблица2.L28" office:value-type="string">
            <text:p text:style-name="P157">0</text:p>
          </table:table-cell>
          <table:table-cell table:style-name="Таблица2.M14" office:value-type="string">
            <text:p text:style-name="P157">0</text:p>
          </table:table-cell>
          <table:table-cell table:style-name="Таблица2.N28" office:value-type="string">
            <text:p text:style-name="P157">0</text:p>
          </table:table-cell>
          <table:table-cell table:style-name="Таблица2.O14" office:value-type="string">
            <text:p text:style-name="P157">0</text:p>
          </table:table-cell>
          <table:table-cell table:style-name="Таблица2.P28" office:value-type="string">
            <text:p text:style-name="P157">0</text:p>
          </table:table-cell>
          <table:table-cell table:style-name="Таблица2.Q14" office:value-type="string">
            <text:p text:style-name="P157">0</text:p>
          </table:table-cell>
          <table:table-cell table:style-name="Таблица2.R28" office:value-type="string">
            <text:p text:style-name="P157">0</text:p>
          </table:table-cell>
          <table:table-cell table:style-name="Таблица2.S14" office:value-type="string">
            <text:p text:style-name="P157">0</text:p>
          </table:table-cell>
          <table:table-cell table:style-name="Таблица2.T28" office:value-type="string">
            <text:p text:style-name="P157">0</text:p>
          </table:table-cell>
          <table:table-cell table:style-name="Таблица2.U14" office:value-type="string">
            <text:p text:style-name="P157">0</text:p>
          </table:table-cell>
          <table:table-cell table:style-name="Таблица2.V28" office:value-type="string">
            <text:p text:style-name="P150">0</text:p>
          </table:table-cell>
          <table:table-cell table:style-name="Таблица2.W14" office:value-type="string">
            <text:p text:style-name="P158"/>
          </table:table-cell>
        </table:table-row>
        <table:table-row>
          <table:table-cell table:style-name="Таблица2.A2" table:number-rows-spanned="3" office:value-type="string">
            <text:p text:style-name="P157">5</text:p>
          </table:table-cell>
          <table:table-cell table:style-name="Таблица2.B15" table:number-rows-spanned="3" office:value-type="string">
            <text:p text:style-name="P159">Из самолетов и вертолетов на ТУ и КШУ</text:p>
          </table:table-cell>
          <table:table-cell table:style-name="Таблица2.C28" office:value-type="string">
            <text:p text:style-name="P140">Ан-2</text:p>
          </table:table-cell>
          <table:table-cell table:style-name="Таблица2.D15" office:value-type="string">
            <text:p text:style-name="P139">0</text:p>
          </table:table-cell>
          <table:table-cell table:style-name="Таблица2.E28" office:value-type="string">
            <text:p text:style-name="P139">0</text:p>
          </table:table-cell>
          <table:table-cell table:style-name="Таблица2.F15" office:value-type="string">
            <text:p text:style-name="P139">0</text:p>
          </table:table-cell>
          <table:table-cell table:style-name="Таблица2.G28" office:value-type="string">
            <text:p text:style-name="P139">0</text:p>
          </table:table-cell>
          <table:table-cell table:style-name="Таблица2.H15" office:value-type="string">
            <text:p text:style-name="P139">0</text:p>
          </table:table-cell>
          <table:table-cell table:style-name="Таблица2.I15" office:value-type="string">
            <text:p text:style-name="P157">0</text:p>
          </table:table-cell>
          <table:table-cell table:style-name="Таблица2.J28" office:value-type="string">
            <text:p text:style-name="P157">0</text:p>
          </table:table-cell>
          <table:table-cell table:style-name="Таблица2.K15" office:value-type="string">
            <text:p text:style-name="P157">0</text:p>
          </table:table-cell>
          <table:table-cell table:style-name="Таблица2.L28" office:value-type="string">
            <text:p text:style-name="P157">0</text:p>
          </table:table-cell>
          <table:table-cell table:style-name="Таблица2.M15" office:value-type="string">
            <text:p text:style-name="P157">0</text:p>
          </table:table-cell>
          <table:table-cell table:style-name="Таблица2.N28" office:value-type="string">
            <text:p text:style-name="P157">0</text:p>
          </table:table-cell>
          <table:table-cell table:style-name="Таблица2.O15" office:value-type="string">
            <text:p text:style-name="P157">0</text:p>
          </table:table-cell>
          <table:table-cell table:style-name="Таблица2.P28" office:value-type="string">
            <text:p text:style-name="P157">0</text:p>
          </table:table-cell>
          <table:table-cell table:style-name="Таблица2.Q15" office:value-type="string">
            <text:p text:style-name="P157">0</text:p>
          </table:table-cell>
          <table:table-cell table:style-name="Таблица2.R28" office:value-type="string">
            <text:p text:style-name="P157">0</text:p>
          </table:table-cell>
          <table:table-cell table:style-name="Таблица2.S15" office:value-type="string">
            <text:p text:style-name="P157">0</text:p>
          </table:table-cell>
          <table:table-cell table:style-name="Таблица2.T28" office:value-type="string">
            <text:p text:style-name="P157">0</text:p>
          </table:table-cell>
          <table:table-cell table:style-name="Таблица2.U15" office:value-type="string">
            <text:p text:style-name="P157">0</text:p>
          </table:table-cell>
          <table:table-cell table:style-name="Таблица2.V28" office:value-type="string">
            <text:p text:style-name="P150">0</text:p>
          </table:table-cell>
          <table:table-cell table:style-name="Таблица2.W15" office:value-type="string">
            <text:p text:style-name="P158"/>
          </table:table-cell>
        </table:table-row>
        <table:table-row>
          <table:covered-table-cell/>
          <table:covered-table-cell/>
          <table:table-cell table:style-name="Таблица2.C28" office:value-type="string">
            <text:p text:style-name="P144">Ил-76</text:p>
          </table:table-cell>
          <table:table-cell table:style-name="Таблица2.D16" office:value-type="string">
            <text:p text:style-name="P161">2518</text:p>
          </table:table-cell>
          <table:table-cell table:style-name="Таблица2.E28" office:value-type="string">
            <text:p text:style-name="P161">800</text:p>
          </table:table-cell>
          <table:table-cell table:style-name="Таблица2.F16" office:value-type="string">
            <text:p text:style-name="P161">1100</text:p>
          </table:table-cell>
          <table:table-cell table:style-name="Таблица2.G28" office:value-type="string">
            <text:p text:style-name="P161">1088</text:p>
          </table:table-cell>
          <table:table-cell table:style-name="Таблица2.H16" office:value-type="string">
            <text:p text:style-name="P161">331</text:p>
          </table:table-cell>
          <table:table-cell table:style-name="Таблица2.I16" office:value-type="string">
            <text:p text:style-name="P161">52</text:p>
          </table:table-cell>
          <table:table-cell table:style-name="Таблица2.J28" office:value-type="string">
            <text:p text:style-name="P161">315</text:p>
          </table:table-cell>
          <table:table-cell table:style-name="Таблица2.K16" office:value-type="string">
            <text:p text:style-name="P161">552</text:p>
          </table:table-cell>
          <table:table-cell table:style-name="Таблица2.L28" office:value-type="string">
            <text:p text:style-name="P161">0</text:p>
          </table:table-cell>
          <table:table-cell table:style-name="Таблица2.M16" office:value-type="string">
            <text:p text:style-name="P161">0</text:p>
          </table:table-cell>
          <table:table-cell table:style-name="Таблица2.N28" office:value-type="string">
            <text:p text:style-name="P161">0</text:p>
          </table:table-cell>
          <table:table-cell table:style-name="Таблица2.O16" office:value-type="string">
            <text:p text:style-name="P161">0</text:p>
          </table:table-cell>
          <table:table-cell table:style-name="Таблица2.P28" office:value-type="string">
            <text:p text:style-name="P161">0</text:p>
          </table:table-cell>
          <table:table-cell table:style-name="Таблица2.Q16" office:value-type="string">
            <text:p text:style-name="P161">0</text:p>
          </table:table-cell>
          <table:table-cell table:style-name="Таблица2.R28" office:value-type="string">
            <text:p text:style-name="P161">0</text:p>
          </table:table-cell>
          <table:table-cell table:style-name="Таблица2.S16" office:value-type="string">
            <text:p text:style-name="P161">0</text:p>
          </table:table-cell>
          <table:table-cell table:style-name="Таблица2.T28" office:value-type="string">
            <text:p text:style-name="P161">0</text:p>
          </table:table-cell>
          <table:table-cell table:style-name="Таблица2.U16" office:value-type="string">
            <text:p text:style-name="P161">0</text:p>
          </table:table-cell>
          <table:table-cell table:style-name="Таблица2.V28" office:value-type="string">
            <text:p text:style-name="P156">6756</text:p>
          </table:table-cell>
          <table:table-cell table:style-name="Таблица2.W16" office:value-type="string">
            <text:p text:style-name="P158"/>
          </table:table-cell>
        </table:table-row>
        <table:table-row>
          <table:covered-table-cell/>
          <table:covered-table-cell/>
          <table:table-cell table:style-name="Таблица2.C28" office:value-type="string">
            <text:p text:style-name="P148">Всего</text:p>
          </table:table-cell>
          <table:table-cell table:style-name="Таблица2.D17" office:value-type="string">
            <text:p text:style-name="P161">2518</text:p>
          </table:table-cell>
          <table:table-cell table:style-name="Таблица2.E28" office:value-type="string">
            <text:p text:style-name="P161">800</text:p>
          </table:table-cell>
          <table:table-cell table:style-name="Таблица2.F17" office:value-type="string">
            <text:p text:style-name="P161">1100</text:p>
          </table:table-cell>
          <table:table-cell table:style-name="Таблица2.G28" office:value-type="string">
            <text:p text:style-name="P161">1088</text:p>
          </table:table-cell>
          <table:table-cell table:style-name="Таблица2.H17" office:value-type="string">
            <text:p text:style-name="P161">331</text:p>
          </table:table-cell>
          <table:table-cell table:style-name="Таблица2.I17" office:value-type="string">
            <text:p text:style-name="P161">52</text:p>
          </table:table-cell>
          <table:table-cell table:style-name="Таблица2.J28" office:value-type="string">
            <text:p text:style-name="P161">315</text:p>
          </table:table-cell>
          <table:table-cell table:style-name="Таблица2.K17" office:value-type="string">
            <text:p text:style-name="P161">552</text:p>
          </table:table-cell>
          <table:table-cell table:style-name="Таблица2.L28" office:value-type="string">
            <text:p text:style-name="P161">0</text:p>
          </table:table-cell>
          <table:table-cell table:style-name="Таблица2.M17" office:value-type="string">
            <text:p text:style-name="P161">0</text:p>
          </table:table-cell>
          <table:table-cell table:style-name="Таблица2.N28" office:value-type="string">
            <text:p text:style-name="P161">0</text:p>
          </table:table-cell>
          <table:table-cell table:style-name="Таблица2.O17" office:value-type="string">
            <text:p text:style-name="P161">0</text:p>
          </table:table-cell>
          <table:table-cell table:style-name="Таблица2.P28" office:value-type="string">
            <text:p text:style-name="P161">0</text:p>
          </table:table-cell>
          <table:table-cell table:style-name="Таблица2.Q17" office:value-type="string">
            <text:p text:style-name="P161">0</text:p>
          </table:table-cell>
          <table:table-cell table:style-name="Таблица2.R28" office:value-type="string">
            <text:p text:style-name="P161">0</text:p>
          </table:table-cell>
          <table:table-cell table:style-name="Таблица2.S17" office:value-type="string">
            <text:p text:style-name="P161">0</text:p>
          </table:table-cell>
          <table:table-cell table:style-name="Таблица2.T28" office:value-type="string">
            <text:p text:style-name="P161">0</text:p>
          </table:table-cell>
          <table:table-cell table:style-name="Таблица2.U17" office:value-type="string">
            <text:p text:style-name="P161">0</text:p>
          </table:table-cell>
          <table:table-cell table:style-name="Таблица2.V28" office:value-type="string">
            <text:p text:style-name="P156">6756</text:p>
          </table:table-cell>
          <table:table-cell table:style-name="Таблица2.W17" office:value-type="string">
            <text:p text:style-name="P158"/>
          </table:table-cell>
        </table:table-row>
        <table:table-row>
          <table:table-cell table:style-name="Таблица2.A2" table:number-rows-spanned="3" office:value-type="string">
            <text:p text:style-name="P157">6</text:p>
          </table:table-cell>
          <table:table-cell table:style-name="Таблица2.B18" table:number-rows-spanned="3" office:value-type="string">
            <text:p text:style-name="P159">Из самолета Ан-2, <text:soft-page-break/>вертолета Ми-8 на воду</text:p>
          </table:table-cell>
          <table:table-cell table:style-name="Таблица2.C28" office:value-type="string">
            <text:p text:style-name="P140">Ан-2</text:p>
          </table:table-cell>
          <table:table-cell table:style-name="Таблица2.D18" office:value-type="string">
            <text:p text:style-name="P139">0</text:p>
          </table:table-cell>
          <table:table-cell table:style-name="Таблица2.E28" office:value-type="string">
            <text:p text:style-name="P139">0</text:p>
          </table:table-cell>
          <table:table-cell table:style-name="Таблица2.F18" office:value-type="string">
            <text:p text:style-name="P139">0</text:p>
          </table:table-cell>
          <table:table-cell table:style-name="Таблица2.G28" office:value-type="string">
            <text:p text:style-name="P139">0</text:p>
          </table:table-cell>
          <table:table-cell table:style-name="Таблица2.H18" office:value-type="string">
            <text:p text:style-name="P139">0</text:p>
          </table:table-cell>
          <table:table-cell table:style-name="Таблица2.I18" office:value-type="string">
            <text:p text:style-name="P157">0</text:p>
          </table:table-cell>
          <table:table-cell table:style-name="Таблица2.J28" office:value-type="string">
            <text:p text:style-name="P157">0</text:p>
          </table:table-cell>
          <table:table-cell table:style-name="Таблица2.K18" office:value-type="string">
            <text:p text:style-name="P157">0</text:p>
          </table:table-cell>
          <table:table-cell table:style-name="Таблица2.L28" office:value-type="string">
            <text:p text:style-name="P157">0</text:p>
          </table:table-cell>
          <table:table-cell table:style-name="Таблица2.M18" office:value-type="string">
            <text:p text:style-name="P157">0</text:p>
          </table:table-cell>
          <table:table-cell table:style-name="Таблица2.N28" office:value-type="string">
            <text:p text:style-name="P157">0</text:p>
          </table:table-cell>
          <table:table-cell table:style-name="Таблица2.O18" office:value-type="string">
            <text:p text:style-name="P157">0</text:p>
          </table:table-cell>
          <table:table-cell table:style-name="Таблица2.P28" office:value-type="string">
            <text:p text:style-name="P157">0</text:p>
          </table:table-cell>
          <table:table-cell table:style-name="Таблица2.Q18" office:value-type="string">
            <text:p text:style-name="P157">0</text:p>
          </table:table-cell>
          <table:table-cell table:style-name="Таблица2.R28" office:value-type="string">
            <text:p text:style-name="P157">0</text:p>
          </table:table-cell>
          <table:table-cell table:style-name="Таблица2.S18" office:value-type="string">
            <text:p text:style-name="P157">0</text:p>
          </table:table-cell>
          <table:table-cell table:style-name="Таблица2.T28" office:value-type="string">
            <text:p text:style-name="P157">0</text:p>
          </table:table-cell>
          <table:table-cell table:style-name="Таблица2.U18" office:value-type="string">
            <text:p text:style-name="P157">0</text:p>
          </table:table-cell>
          <table:table-cell table:style-name="Таблица2.V28" office:value-type="string">
            <text:p text:style-name="P150">0</text:p>
          </table:table-cell>
          <table:table-cell table:style-name="Таблица2.W18" office:value-type="string">
            <text:p text:style-name="P158"/>
          </table:table-cell>
        </table:table-row>
        <table:table-row>
          <table:covered-table-cell/>
          <table:covered-table-cell/>
          <table:table-cell table:style-name="Таблица2.C28" office:value-type="string">
            <text:p text:style-name="P144">Ил-76</text:p>
          </table:table-cell>
          <table:table-cell table:style-name="Таблица2.D19" office:value-type="string">
            <text:p text:style-name="P139">0</text:p>
          </table:table-cell>
          <table:table-cell table:style-name="Таблица2.E28" office:value-type="string">
            <text:p text:style-name="P139">0</text:p>
          </table:table-cell>
          <table:table-cell table:style-name="Таблица2.F19" office:value-type="string">
            <text:p text:style-name="P139">0</text:p>
          </table:table-cell>
          <table:table-cell table:style-name="Таблица2.G28" office:value-type="string">
            <text:p text:style-name="P139">0</text:p>
          </table:table-cell>
          <table:table-cell table:style-name="Таблица2.H19" office:value-type="string">
            <text:p text:style-name="P139">0</text:p>
          </table:table-cell>
          <table:table-cell table:style-name="Таблица2.I19" office:value-type="string">
            <text:p text:style-name="P157">0</text:p>
          </table:table-cell>
          <table:table-cell table:style-name="Таблица2.J28" office:value-type="string">
            <text:p text:style-name="P157">0</text:p>
          </table:table-cell>
          <table:table-cell table:style-name="Таблица2.K19" office:value-type="string">
            <text:p text:style-name="P157">0</text:p>
          </table:table-cell>
          <table:table-cell table:style-name="Таблица2.L28" office:value-type="string">
            <text:p text:style-name="P157">0</text:p>
          </table:table-cell>
          <table:table-cell table:style-name="Таблица2.M19" office:value-type="string">
            <text:p text:style-name="P157">0</text:p>
          </table:table-cell>
          <table:table-cell table:style-name="Таблица2.N28" office:value-type="string">
            <text:p text:style-name="P157">0</text:p>
          </table:table-cell>
          <table:table-cell table:style-name="Таблица2.O19" office:value-type="string">
            <text:p text:style-name="P157">0</text:p>
          </table:table-cell>
          <table:table-cell table:style-name="Таблица2.P28" office:value-type="string">
            <text:p text:style-name="P157">0</text:p>
          </table:table-cell>
          <table:table-cell table:style-name="Таблица2.Q19" office:value-type="string">
            <text:p text:style-name="P157">0</text:p>
          </table:table-cell>
          <table:table-cell table:style-name="Таблица2.R28" office:value-type="string">
            <text:p text:style-name="P157">0</text:p>
          </table:table-cell>
          <table:table-cell table:style-name="Таблица2.S19" office:value-type="string">
            <text:p text:style-name="P157">0</text:p>
          </table:table-cell>
          <table:table-cell table:style-name="Таблица2.T28" office:value-type="string">
            <text:p text:style-name="P157">0</text:p>
          </table:table-cell>
          <table:table-cell table:style-name="Таблица2.U19" office:value-type="string">
            <text:p text:style-name="P157">0</text:p>
          </table:table-cell>
          <table:table-cell table:style-name="Таблица2.V28" office:value-type="string">
            <text:p text:style-name="P150">0</text:p>
          </table:table-cell>
          <table:table-cell table:style-name="Таблица2.W19" office:value-type="string">
            <text:p text:style-name="P158"/>
          </table:table-cell>
        </table:table-row>
        <table:table-row>
          <table:covered-table-cell/>
          <table:covered-table-cell/>
          <table:table-cell table:style-name="Таблица2.C28" office:value-type="string">
            <text:p text:style-name="P148">Всего</text:p>
          </table:table-cell>
          <table:table-cell table:style-name="Таблица2.D20" office:value-type="string">
            <text:p text:style-name="P139">0</text:p>
          </table:table-cell>
          <table:table-cell table:style-name="Таблица2.E28" office:value-type="string">
            <text:p text:style-name="P139">0</text:p>
          </table:table-cell>
          <table:table-cell table:style-name="Таблица2.F20" office:value-type="string">
            <text:p text:style-name="P139">0</text:p>
          </table:table-cell>
          <table:table-cell table:style-name="Таблица2.G28" office:value-type="string">
            <text:p text:style-name="P139">0</text:p>
          </table:table-cell>
          <table:table-cell table:style-name="Таблица2.H20" office:value-type="string">
            <text:p text:style-name="P139">0</text:p>
          </table:table-cell>
          <table:table-cell table:style-name="Таблица2.I20" office:value-type="string">
            <text:p text:style-name="P157">0</text:p>
          </table:table-cell>
          <table:table-cell table:style-name="Таблица2.J28" office:value-type="string">
            <text:p text:style-name="P157">0</text:p>
          </table:table-cell>
          <table:table-cell table:style-name="Таблица2.K20" office:value-type="string">
            <text:p text:style-name="P157">0</text:p>
          </table:table-cell>
          <table:table-cell table:style-name="Таблица2.L28" office:value-type="string">
            <text:p text:style-name="P157">0</text:p>
          </table:table-cell>
          <table:table-cell table:style-name="Таблица2.M20" office:value-type="string">
            <text:p text:style-name="P157">0</text:p>
          </table:table-cell>
          <table:table-cell table:style-name="Таблица2.N28" office:value-type="string">
            <text:p text:style-name="P157">0</text:p>
          </table:table-cell>
          <table:table-cell table:style-name="Таблица2.O20" office:value-type="string">
            <text:p text:style-name="P157">0</text:p>
          </table:table-cell>
          <table:table-cell table:style-name="Таблица2.P28" office:value-type="string">
            <text:p text:style-name="P157">0</text:p>
          </table:table-cell>
          <table:table-cell table:style-name="Таблица2.Q20" office:value-type="string">
            <text:p text:style-name="P157">0</text:p>
          </table:table-cell>
          <table:table-cell table:style-name="Таблица2.R28" office:value-type="string">
            <text:p text:style-name="P157">0</text:p>
          </table:table-cell>
          <table:table-cell table:style-name="Таблица2.S20" office:value-type="string">
            <text:p text:style-name="P157">0</text:p>
          </table:table-cell>
          <table:table-cell table:style-name="Таблица2.T28" office:value-type="string">
            <text:p text:style-name="P157">0</text:p>
          </table:table-cell>
          <table:table-cell table:style-name="Таблица2.U20" office:value-type="string">
            <text:p text:style-name="P157">0</text:p>
          </table:table-cell>
          <table:table-cell table:style-name="Таблица2.V28" office:value-type="string">
            <text:p text:style-name="P150">0</text:p>
          </table:table-cell>
          <table:table-cell table:style-name="Таблица2.W20" office:value-type="string">
            <text:p text:style-name="P158"/>
          </table:table-cell>
        </table:table-row>
        <table:table-row>
          <table:table-cell table:style-name="Таблица2.A2" table:number-rows-spanned="3" office:value-type="string">
            <text:p text:style-name="P157">7</text:p>
          </table:table-cell>
          <table:table-cell table:style-name="Таблица2.B21" table:number-rows-spanned="3" office:value-type="string">
            <text:p text:style-name="P159">Из самолетов и вертолетов со стаб.пад.10 сек. и более с высоты 1200-4000 м с оружием и снаряжением </text:p>
          </table:table-cell>
          <table:table-cell table:style-name="Таблица2.C28" office:value-type="string">
            <text:p text:style-name="P140">Ан-2</text:p>
          </table:table-cell>
          <table:table-cell table:style-name="Таблица2.D21" office:value-type="string">
            <text:p text:style-name="P161">396</text:p>
          </table:table-cell>
          <table:table-cell table:style-name="Таблица2.E28" office:value-type="string">
            <text:p text:style-name="P161">0</text:p>
          </table:table-cell>
          <table:table-cell table:style-name="Таблица2.F21" office:value-type="string">
            <text:p text:style-name="P161">0</text:p>
          </table:table-cell>
          <table:table-cell table:style-name="Таблица2.G28" office:value-type="string">
            <text:p text:style-name="P161">0</text:p>
          </table:table-cell>
          <table:table-cell table:style-name="Таблица2.H21" office:value-type="string">
            <text:p text:style-name="P161">0</text:p>
          </table:table-cell>
          <table:table-cell table:style-name="Таблица2.I21" office:value-type="string">
            <text:p text:style-name="P161">0</text:p>
          </table:table-cell>
          <table:table-cell table:style-name="Таблица2.J28" office:value-type="string">
            <text:p text:style-name="P161">116</text:p>
          </table:table-cell>
          <table:table-cell table:style-name="Таблица2.K21" office:value-type="string">
            <text:p text:style-name="P161">52</text:p>
          </table:table-cell>
          <table:table-cell table:style-name="Таблица2.L28" office:value-type="string">
            <text:p text:style-name="P161">25</text:p>
          </table:table-cell>
          <table:table-cell table:style-name="Таблица2.M21" office:value-type="string">
            <text:p text:style-name="P161">0</text:p>
          </table:table-cell>
          <table:table-cell table:style-name="Таблица2.N28" office:value-type="string">
            <text:p text:style-name="P161">144</text:p>
          </table:table-cell>
          <table:table-cell table:style-name="Таблица2.O21" office:value-type="string">
            <text:p text:style-name="P161">0</text:p>
          </table:table-cell>
          <table:table-cell table:style-name="Таблица2.P28" office:value-type="string">
            <text:p text:style-name="P161">0</text:p>
          </table:table-cell>
          <table:table-cell table:style-name="Таблица2.Q21" office:value-type="string">
            <text:p text:style-name="P161">1298</text:p>
          </table:table-cell>
          <table:table-cell table:style-name="Таблица2.R28" office:value-type="string">
            <text:p text:style-name="P161">0</text:p>
          </table:table-cell>
          <table:table-cell table:style-name="Таблица2.S21" office:value-type="string">
            <text:p text:style-name="P161">0</text:p>
          </table:table-cell>
          <table:table-cell table:style-name="Таблица2.T28" office:value-type="string">
            <text:p text:style-name="P161">0</text:p>
          </table:table-cell>
          <table:table-cell table:style-name="Таблица2.U21" office:value-type="string">
            <text:p text:style-name="P161">0</text:p>
          </table:table-cell>
          <table:table-cell table:style-name="Таблица2.V28" office:value-type="string">
            <text:p text:style-name="P156">2031</text:p>
          </table:table-cell>
          <table:table-cell table:style-name="Таблица2.W21" office:value-type="string">
            <text:p text:style-name="P158"/>
          </table:table-cell>
        </table:table-row>
        <table:table-row>
          <table:covered-table-cell/>
          <table:covered-table-cell/>
          <table:table-cell table:style-name="Таблица2.C28" office:value-type="string">
            <text:p text:style-name="P144">Ил-76</text:p>
          </table:table-cell>
          <table:table-cell table:style-name="Таблица2.D22" office:value-type="string">
            <text:p text:style-name="P139">0</text:p>
          </table:table-cell>
          <table:table-cell table:style-name="Таблица2.E28" office:value-type="string">
            <text:p text:style-name="P139">0</text:p>
          </table:table-cell>
          <table:table-cell table:style-name="Таблица2.F22" office:value-type="string">
            <text:p text:style-name="P139">0</text:p>
          </table:table-cell>
          <table:table-cell table:style-name="Таблица2.G28" office:value-type="string">
            <text:p text:style-name="P139">0</text:p>
          </table:table-cell>
          <table:table-cell table:style-name="Таблица2.H22" office:value-type="string">
            <text:p text:style-name="P139">0</text:p>
          </table:table-cell>
          <table:table-cell table:style-name="Таблица2.I22" office:value-type="string">
            <text:p text:style-name="P157">0</text:p>
          </table:table-cell>
          <table:table-cell table:style-name="Таблица2.J28" office:value-type="string">
            <text:p text:style-name="P157">0</text:p>
          </table:table-cell>
          <table:table-cell table:style-name="Таблица2.K22" office:value-type="string">
            <text:p text:style-name="P157">0</text:p>
          </table:table-cell>
          <table:table-cell table:style-name="Таблица2.L28" office:value-type="string">
            <text:p text:style-name="P157">0</text:p>
          </table:table-cell>
          <table:table-cell table:style-name="Таблица2.M22" office:value-type="string">
            <text:p text:style-name="P157">0</text:p>
          </table:table-cell>
          <table:table-cell table:style-name="Таблица2.N28" office:value-type="string">
            <text:p text:style-name="P157">0</text:p>
          </table:table-cell>
          <table:table-cell table:style-name="Таблица2.O22" office:value-type="string">
            <text:p text:style-name="P157">0</text:p>
          </table:table-cell>
          <table:table-cell table:style-name="Таблица2.P28" office:value-type="string">
            <text:p text:style-name="P157">0</text:p>
          </table:table-cell>
          <table:table-cell table:style-name="Таблица2.Q22" office:value-type="string">
            <text:p text:style-name="P157">0</text:p>
          </table:table-cell>
          <table:table-cell table:style-name="Таблица2.R28" office:value-type="string">
            <text:p text:style-name="P157">0</text:p>
          </table:table-cell>
          <table:table-cell table:style-name="Таблица2.S22" office:value-type="string">
            <text:p text:style-name="P157">0</text:p>
          </table:table-cell>
          <table:table-cell table:style-name="Таблица2.T28" office:value-type="string">
            <text:p text:style-name="P157">0</text:p>
          </table:table-cell>
          <table:table-cell table:style-name="Таблица2.U22" office:value-type="string">
            <text:p text:style-name="P157">0</text:p>
          </table:table-cell>
          <table:table-cell table:style-name="Таблица2.V28" office:value-type="string">
            <text:p text:style-name="P150">0</text:p>
          </table:table-cell>
          <table:table-cell table:style-name="Таблица2.W22" office:value-type="string">
            <text:p text:style-name="P158"/>
          </table:table-cell>
        </table:table-row>
        <table:table-row>
          <table:covered-table-cell/>
          <table:covered-table-cell/>
          <table:table-cell table:style-name="Таблица2.C28" office:value-type="string">
            <text:p text:style-name="P148">Всего</text:p>
          </table:table-cell>
          <table:table-cell table:style-name="Таблица2.D23" office:value-type="string">
            <text:p text:style-name="P161">396</text:p>
          </table:table-cell>
          <table:table-cell table:style-name="Таблица2.E28" office:value-type="string">
            <text:p text:style-name="P161">0</text:p>
          </table:table-cell>
          <table:table-cell table:style-name="Таблица2.F23" office:value-type="string">
            <text:p text:style-name="P161">0</text:p>
          </table:table-cell>
          <table:table-cell table:style-name="Таблица2.G28" office:value-type="string">
            <text:p text:style-name="P161">0</text:p>
          </table:table-cell>
          <table:table-cell table:style-name="Таблица2.H23" office:value-type="string">
            <text:p text:style-name="P161">0</text:p>
          </table:table-cell>
          <table:table-cell table:style-name="Таблица2.I23" office:value-type="string">
            <text:p text:style-name="P161">0</text:p>
          </table:table-cell>
          <table:table-cell table:style-name="Таблица2.J28" office:value-type="string">
            <text:p text:style-name="P161">116</text:p>
          </table:table-cell>
          <table:table-cell table:style-name="Таблица2.K23" office:value-type="string">
            <text:p text:style-name="P161">52</text:p>
          </table:table-cell>
          <table:table-cell table:style-name="Таблица2.L28" office:value-type="string">
            <text:p text:style-name="P161">25</text:p>
          </table:table-cell>
          <table:table-cell table:style-name="Таблица2.M23" office:value-type="string">
            <text:p text:style-name="P161">0</text:p>
          </table:table-cell>
          <table:table-cell table:style-name="Таблица2.N28" office:value-type="string">
            <text:p text:style-name="P161">144</text:p>
          </table:table-cell>
          <table:table-cell table:style-name="Таблица2.O23" office:value-type="string">
            <text:p text:style-name="P161">0</text:p>
          </table:table-cell>
          <table:table-cell table:style-name="Таблица2.P28" office:value-type="string">
            <text:p text:style-name="P161">0</text:p>
          </table:table-cell>
          <table:table-cell table:style-name="Таблица2.Q23" office:value-type="string">
            <text:p text:style-name="P161">1298</text:p>
          </table:table-cell>
          <table:table-cell table:style-name="Таблица2.R28" office:value-type="string">
            <text:p text:style-name="P161">0</text:p>
          </table:table-cell>
          <table:table-cell table:style-name="Таблица2.S23" office:value-type="string">
            <text:p text:style-name="P161">0</text:p>
          </table:table-cell>
          <table:table-cell table:style-name="Таблица2.T28" office:value-type="string">
            <text:p text:style-name="P161">0</text:p>
          </table:table-cell>
          <table:table-cell table:style-name="Таблица2.U23" office:value-type="string">
            <text:p text:style-name="P161">0</text:p>
          </table:table-cell>
          <table:table-cell table:style-name="Таблица2.V28" office:value-type="string">
            <text:p text:style-name="P156">2031</text:p>
          </table:table-cell>
          <table:table-cell table:style-name="Таблица2.W23" office:value-type="string">
            <text:p text:style-name="P158"/>
          </table:table-cell>
        </table:table-row>
        <table:table-row>
          <table:table-cell table:style-name="Таблица2.A2" table:number-rows-spanned="3" office:value-type="string">
            <text:p text:style-name="P157">8</text:p>
          </table:table-cell>
          <table:table-cell table:style-name="Таблица2.B24" table:number-rows-spanned="3" office:value-type="string">
            <text:p text:style-name="P159">Из самолетов и вертолетов на ограниченную площадку</text:p>
          </table:table-cell>
          <table:table-cell table:style-name="Таблица2.C28" office:value-type="string">
            <text:p text:style-name="P140">Ан-2</text:p>
          </table:table-cell>
          <table:table-cell table:style-name="Таблица2.D24" office:value-type="string">
            <text:p text:style-name="P161">0</text:p>
          </table:table-cell>
          <table:table-cell table:style-name="Таблица2.E28" office:value-type="string">
            <text:p text:style-name="P161">0</text:p>
          </table:table-cell>
          <table:table-cell table:style-name="Таблица2.F24" office:value-type="string">
            <text:p text:style-name="P161">383</text:p>
          </table:table-cell>
          <table:table-cell table:style-name="Таблица2.G28" office:value-type="string">
            <text:p text:style-name="P161">0</text:p>
          </table:table-cell>
          <table:table-cell table:style-name="Таблица2.H24" office:value-type="string">
            <text:p text:style-name="P161">0</text:p>
          </table:table-cell>
          <table:table-cell table:style-name="Таблица2.I24" office:value-type="string">
            <text:p text:style-name="P161">76</text:p>
          </table:table-cell>
          <table:table-cell table:style-name="Таблица2.J28" office:value-type="string">
            <text:p text:style-name="P161">0</text:p>
          </table:table-cell>
          <table:table-cell table:style-name="Таблица2.K24" office:value-type="string">
            <text:p text:style-name="P161">52</text:p>
          </table:table-cell>
          <table:table-cell table:style-name="Таблица2.L28" office:value-type="string">
            <text:p text:style-name="P161">0</text:p>
          </table:table-cell>
          <table:table-cell table:style-name="Таблица2.M24" office:value-type="string">
            <text:p text:style-name="P161">0</text:p>
          </table:table-cell>
          <table:table-cell table:style-name="Таблица2.N28" office:value-type="string">
            <text:p text:style-name="P161">691</text:p>
          </table:table-cell>
          <table:table-cell table:style-name="Таблица2.O24" office:value-type="string">
            <text:p text:style-name="P161">0</text:p>
          </table:table-cell>
          <table:table-cell table:style-name="Таблица2.P28" office:value-type="string">
            <text:p text:style-name="P161">0</text:p>
          </table:table-cell>
          <table:table-cell table:style-name="Таблица2.Q24" office:value-type="string">
            <text:p text:style-name="P161">338</text:p>
          </table:table-cell>
          <table:table-cell table:style-name="Таблица2.R28" office:value-type="string">
            <text:p text:style-name="P161">0</text:p>
          </table:table-cell>
          <table:table-cell table:style-name="Таблица2.S24" office:value-type="string">
            <text:p text:style-name="P161">0</text:p>
          </table:table-cell>
          <table:table-cell table:style-name="Таблица2.T28" office:value-type="string">
            <text:p text:style-name="P161">0</text:p>
          </table:table-cell>
          <table:table-cell table:style-name="Таблица2.U24" office:value-type="string">
            <text:p text:style-name="P161">0</text:p>
          </table:table-cell>
          <table:table-cell table:style-name="Таблица2.V28" office:value-type="string">
            <text:p text:style-name="P156">1540</text:p>
          </table:table-cell>
          <table:table-cell table:style-name="Таблица2.W24" office:value-type="string">
            <text:p text:style-name="P158"/>
          </table:table-cell>
        </table:table-row>
        <table:table-row>
          <table:covered-table-cell/>
          <table:covered-table-cell/>
          <table:table-cell table:style-name="Таблица2.C28" office:value-type="string">
            <text:p text:style-name="P144">Ил-76</text:p>
          </table:table-cell>
          <table:table-cell table:style-name="Таблица2.D25" office:value-type="string">
            <text:p text:style-name="P139">0</text:p>
          </table:table-cell>
          <table:table-cell table:style-name="Таблица2.E28" office:value-type="string">
            <text:p text:style-name="P139">0</text:p>
          </table:table-cell>
          <table:table-cell table:style-name="Таблица2.F25" office:value-type="string">
            <text:p text:style-name="P139">0</text:p>
          </table:table-cell>
          <table:table-cell table:style-name="Таблица2.G28" office:value-type="string">
            <text:p text:style-name="P139">0</text:p>
          </table:table-cell>
          <table:table-cell table:style-name="Таблица2.H25" office:value-type="string">
            <text:p text:style-name="P139">0</text:p>
          </table:table-cell>
          <table:table-cell table:style-name="Таблица2.I25" office:value-type="string">
            <text:p text:style-name="P157">0</text:p>
          </table:table-cell>
          <table:table-cell table:style-name="Таблица2.J28" office:value-type="string">
            <text:p text:style-name="P157">0</text:p>
          </table:table-cell>
          <table:table-cell table:style-name="Таблица2.K25" office:value-type="string">
            <text:p text:style-name="P157">0</text:p>
          </table:table-cell>
          <table:table-cell table:style-name="Таблица2.L28" office:value-type="string">
            <text:p text:style-name="P157">0</text:p>
          </table:table-cell>
          <table:table-cell table:style-name="Таблица2.M25" office:value-type="string">
            <text:p text:style-name="P157">0</text:p>
          </table:table-cell>
          <table:table-cell table:style-name="Таблица2.N28" office:value-type="string">
            <text:p text:style-name="P157">0</text:p>
          </table:table-cell>
          <table:table-cell table:style-name="Таблица2.O25" office:value-type="string">
            <text:p text:style-name="P157">0</text:p>
          </table:table-cell>
          <table:table-cell table:style-name="Таблица2.P28" office:value-type="string">
            <text:p text:style-name="P157">0</text:p>
          </table:table-cell>
          <table:table-cell table:style-name="Таблица2.Q25" office:value-type="string">
            <text:p text:style-name="P157">0</text:p>
          </table:table-cell>
          <table:table-cell table:style-name="Таблица2.R28" office:value-type="string">
            <text:p text:style-name="P157">0</text:p>
          </table:table-cell>
          <table:table-cell table:style-name="Таблица2.S25" office:value-type="string">
            <text:p text:style-name="P157">0</text:p>
          </table:table-cell>
          <table:table-cell table:style-name="Таблица2.T28" office:value-type="string">
            <text:p text:style-name="P157">0</text:p>
          </table:table-cell>
          <table:table-cell table:style-name="Таблица2.U25" office:value-type="string">
            <text:p text:style-name="P157">0</text:p>
          </table:table-cell>
          <table:table-cell table:style-name="Таблица2.V28" office:value-type="string">
            <text:p text:style-name="P150">0</text:p>
          </table:table-cell>
          <table:table-cell table:style-name="Таблица2.W25" office:value-type="string">
            <text:p text:style-name="P158"/>
          </table:table-cell>
        </table:table-row>
        <table:table-row>
          <table:covered-table-cell/>
          <table:covered-table-cell/>
          <table:table-cell table:style-name="Таблица2.C28" office:value-type="string">
            <text:p text:style-name="P148">Всего</text:p>
          </table:table-cell>
          <table:table-cell table:style-name="Таблица2.D26" office:value-type="string">
            <text:p text:style-name="P161">0</text:p>
          </table:table-cell>
          <table:table-cell table:style-name="Таблица2.E28" office:value-type="string">
            <text:p text:style-name="P161">0</text:p>
          </table:table-cell>
          <table:table-cell table:style-name="Таблица2.F26" office:value-type="string">
            <text:p text:style-name="P161">383</text:p>
          </table:table-cell>
          <table:table-cell table:style-name="Таблица2.G28" office:value-type="string">
            <text:p text:style-name="P161">0</text:p>
          </table:table-cell>
          <table:table-cell table:style-name="Таблица2.H26" office:value-type="string">
            <text:p text:style-name="P161">0</text:p>
          </table:table-cell>
          <table:table-cell table:style-name="Таблица2.I26" office:value-type="string">
            <text:p text:style-name="P161">76</text:p>
          </table:table-cell>
          <table:table-cell table:style-name="Таблица2.J28" office:value-type="string">
            <text:p text:style-name="P161">0</text:p>
          </table:table-cell>
          <table:table-cell table:style-name="Таблица2.K26" office:value-type="string">
            <text:p text:style-name="P161">52</text:p>
          </table:table-cell>
          <table:table-cell table:style-name="Таблица2.L28" office:value-type="string">
            <text:p text:style-name="P161">0</text:p>
          </table:table-cell>
          <table:table-cell table:style-name="Таблица2.M26" office:value-type="string">
            <text:p text:style-name="P161">0</text:p>
          </table:table-cell>
          <table:table-cell table:style-name="Таблица2.N28" office:value-type="string">
            <text:p text:style-name="P161">691</text:p>
          </table:table-cell>
          <table:table-cell table:style-name="Таблица2.O26" office:value-type="string">
            <text:p text:style-name="P161">0</text:p>
          </table:table-cell>
          <table:table-cell table:style-name="Таблица2.P28" office:value-type="string">
            <text:p text:style-name="P161">0</text:p>
          </table:table-cell>
          <table:table-cell table:style-name="Таблица2.Q26" office:value-type="string">
            <text:p text:style-name="P161">338</text:p>
          </table:table-cell>
          <table:table-cell table:style-name="Таблица2.R28" office:value-type="string">
            <text:p text:style-name="P161">0</text:p>
          </table:table-cell>
          <table:table-cell table:style-name="Таблица2.S26" office:value-type="string">
            <text:p text:style-name="P161">0</text:p>
          </table:table-cell>
          <table:table-cell table:style-name="Таблица2.T28" office:value-type="string">
            <text:p text:style-name="P161">0</text:p>
          </table:table-cell>
          <table:table-cell table:style-name="Таблица2.U26" office:value-type="string">
            <text:p text:style-name="P161">0</text:p>
          </table:table-cell>
          <table:table-cell table:style-name="Таблица2.V28" office:value-type="string">
            <text:p text:style-name="P156">1540</text:p>
          </table:table-cell>
          <table:table-cell table:style-name="Таблица2.W26" office:value-type="string">
            <text:p text:style-name="P158"/>
          </table:table-cell>
        </table:table-row>
        <table:table-row>
          <table:table-cell table:style-name="Таблица2.A2" table:number-rows-spanned="3" office:value-type="string">
            <text:p text:style-name="P157">9</text:p>
          </table:table-cell>
          <table:table-cell table:style-name="Таблица2.B27" table:number-rows-spanned="3" office:value-type="string">
            <text:p text:style-name="P159">Из самолётов и вертолётов с высоты 4-10 тыс. м. с ор. и снар. (с кислорд. оборуд.)</text:p>
          </table:table-cell>
          <table:table-cell table:style-name="Таблица2.C28" office:value-type="string">
            <text:p text:style-name="P140">Ан-2</text:p>
          </table:table-cell>
          <table:table-cell table:style-name="Таблица2.D27" office:value-type="string">
            <text:p text:style-name="P161">0</text:p>
          </table:table-cell>
          <table:table-cell table:style-name="Таблица2.E28" office:value-type="string">
            <text:p text:style-name="P161">0</text:p>
          </table:table-cell>
          <table:table-cell table:style-name="Таблица2.F27" office:value-type="string">
            <text:p text:style-name="P161">0</text:p>
          </table:table-cell>
          <table:table-cell table:style-name="Таблица2.G28" office:value-type="string">
            <text:p text:style-name="P161">0</text:p>
          </table:table-cell>
          <table:table-cell table:style-name="Таблица2.H27" office:value-type="string">
            <text:p text:style-name="P161">0</text:p>
          </table:table-cell>
          <table:table-cell table:style-name="Таблица2.I27" office:value-type="string">
            <text:p text:style-name="P161">52</text:p>
          </table:table-cell>
          <table:table-cell table:style-name="Таблица2.J28" office:value-type="string">
            <text:p text:style-name="P161">0</text:p>
          </table:table-cell>
          <table:table-cell table:style-name="Таблица2.K27" office:value-type="string">
            <text:p text:style-name="P161">0</text:p>
          </table:table-cell>
          <table:table-cell table:style-name="Таблица2.L28" office:value-type="string">
            <text:p text:style-name="P161">0</text:p>
          </table:table-cell>
          <table:table-cell table:style-name="Таблица2.M27" office:value-type="string">
            <text:p text:style-name="P161">0</text:p>
          </table:table-cell>
          <table:table-cell table:style-name="Таблица2.N28" office:value-type="string">
            <text:p text:style-name="P161">0</text:p>
          </table:table-cell>
          <table:table-cell table:style-name="Таблица2.O27" office:value-type="string">
            <text:p text:style-name="P161">0</text:p>
          </table:table-cell>
          <table:table-cell table:style-name="Таблица2.P28" office:value-type="string">
            <text:p text:style-name="P161">0</text:p>
          </table:table-cell>
          <table:table-cell table:style-name="Таблица2.Q27" office:value-type="string">
            <text:p text:style-name="P161">10</text:p>
          </table:table-cell>
          <table:table-cell table:style-name="Таблица2.R28" office:value-type="string">
            <text:p text:style-name="P161">0</text:p>
          </table:table-cell>
          <table:table-cell table:style-name="Таблица2.S27" office:value-type="string">
            <text:p text:style-name="P161">0</text:p>
          </table:table-cell>
          <table:table-cell table:style-name="Таблица2.T28" office:value-type="string">
            <text:p text:style-name="P161">0</text:p>
          </table:table-cell>
          <table:table-cell table:style-name="Таблица2.U27" office:value-type="string">
            <text:p text:style-name="P161">0</text:p>
          </table:table-cell>
          <table:table-cell table:style-name="Таблица2.V28" office:value-type="string">
            <text:p text:style-name="P156">62</text:p>
          </table:table-cell>
          <table:table-cell table:style-name="Таблица2.W27" office:value-type="string">
            <text:p text:style-name="P141"/>
          </table:table-cell>
        </table:table-row>
        <table:table-row>
          <table:covered-table-cell/>
          <table:covered-table-cell/>
          <table:table-cell table:style-name="Таблица2.C28" office:value-type="string">
            <text:p text:style-name="P144">Ил-76</text:p>
          </table:table-cell>
          <table:table-cell table:style-name="Таблица2.D28" office:value-type="string">
            <text:p text:style-name="P139">0</text:p>
          </table:table-cell>
          <table:table-cell table:style-name="Таблица2.E28" office:value-type="string">
            <text:p text:style-name="P139">0</text:p>
          </table:table-cell>
          <table:table-cell table:style-name="Таблица2.F28" office:value-type="string">
            <text:p text:style-name="P139">0</text:p>
          </table:table-cell>
          <table:table-cell table:style-name="Таблица2.G28" office:value-type="string">
            <text:p text:style-name="P139">0</text:p>
          </table:table-cell>
          <table:table-cell table:style-name="Таблица2.H28" office:value-type="string">
            <text:p text:style-name="P139">0</text:p>
          </table:table-cell>
          <table:table-cell table:style-name="Таблица2.I28" office:value-type="string">
            <text:p text:style-name="P157">0</text:p>
          </table:table-cell>
          <table:table-cell table:style-name="Таблица2.J28" office:value-type="string">
            <text:p text:style-name="P157">0</text:p>
          </table:table-cell>
          <table:table-cell table:style-name="Таблица2.K28" office:value-type="string">
            <text:p text:style-name="P157">0</text:p>
          </table:table-cell>
          <table:table-cell table:style-name="Таблица2.L28" office:value-type="string">
            <text:p text:style-name="P157">0</text:p>
          </table:table-cell>
          <table:table-cell table:style-name="Таблица2.M28" office:value-type="string">
            <text:p text:style-name="P157">0</text:p>
          </table:table-cell>
          <table:table-cell table:style-name="Таблица2.N28" office:value-type="string">
            <text:p text:style-name="P157">0</text:p>
          </table:table-cell>
          <table:table-cell table:style-name="Таблица2.O28" office:value-type="string">
            <text:p text:style-name="P157">0</text:p>
          </table:table-cell>
          <table:table-cell table:style-name="Таблица2.P28" office:value-type="string">
            <text:p text:style-name="P157">0</text:p>
          </table:table-cell>
          <table:table-cell table:style-name="Таблица2.Q28" office:value-type="string">
            <text:p text:style-name="P157">0</text:p>
          </table:table-cell>
          <table:table-cell table:style-name="Таблица2.R28" office:value-type="string">
            <text:p text:style-name="P157">0</text:p>
          </table:table-cell>
          <table:table-cell table:style-name="Таблица2.S28" office:value-type="string">
            <text:p text:style-name="P157">0</text:p>
          </table:table-cell>
          <table:table-cell table:style-name="Таблица2.T28" office:value-type="string">
            <text:p text:style-name="P157">0</text:p>
          </table:table-cell>
          <table:table-cell table:style-name="Таблица2.U28" office:value-type="string">
            <text:p text:style-name="P157">0</text:p>
          </table:table-cell>
          <table:table-cell table:style-name="Таблица2.V28" office:value-type="string">
            <text:p text:style-name="P150">0</text:p>
          </table:table-cell>
          <table:table-cell table:style-name="Таблица2.W28" office:value-type="string">
            <text:p text:style-name="P141"/>
          </table:table-cell>
        </table:table-row>
        <table:table-row>
          <table:covered-table-cell/>
          <table:covered-table-cell/>
          <table:table-cell table:style-name="Таблица2.C29" office:value-type="string">
            <text:p text:style-name="P148">Всего</text:p>
          </table:table-cell>
          <table:table-cell table:style-name="Таблица2.D29" office:value-type="string">
            <text:p text:style-name="P161">0</text:p>
          </table:table-cell>
          <table:table-cell table:style-name="Таблица2.E29" office:value-type="string">
            <text:p text:style-name="P161">0</text:p>
          </table:table-cell>
          <table:table-cell table:style-name="Таблица2.F29" office:value-type="string">
            <text:p text:style-name="P161">0</text:p>
          </table:table-cell>
          <table:table-cell table:style-name="Таблица2.G29" office:value-type="string">
            <text:p text:style-name="P161">0</text:p>
          </table:table-cell>
          <table:table-cell table:style-name="Таблица2.H29" office:value-type="string">
            <text:p text:style-name="P161">0</text:p>
          </table:table-cell>
          <table:table-cell table:style-name="Таблица2.I29" office:value-type="string">
            <text:p text:style-name="P161">52</text:p>
          </table:table-cell>
          <table:table-cell table:style-name="Таблица2.J29" office:value-type="string">
            <text:p text:style-name="P161">0</text:p>
          </table:table-cell>
          <table:table-cell table:style-name="Таблица2.K29" office:value-type="string">
            <text:p text:style-name="P161">0</text:p>
          </table:table-cell>
          <table:table-cell table:style-name="Таблица2.L29" office:value-type="string">
            <text:p text:style-name="P161">0</text:p>
          </table:table-cell>
          <table:table-cell table:style-name="Таблица2.M29" office:value-type="string">
            <text:p text:style-name="P161">0</text:p>
          </table:table-cell>
          <table:table-cell table:style-name="Таблица2.N29" office:value-type="string">
            <text:p text:style-name="P161">0</text:p>
          </table:table-cell>
          <table:table-cell table:style-name="Таблица2.O29" office:value-type="string">
            <text:p text:style-name="P161">0</text:p>
          </table:table-cell>
          <table:table-cell table:style-name="Таблица2.P29" office:value-type="string">
            <text:p text:style-name="P161">0</text:p>
          </table:table-cell>
          <table:table-cell table:style-name="Таблица2.Q29" office:value-type="string">
            <text:p text:style-name="P161">10</text:p>
          </table:table-cell>
          <table:table-cell table:style-name="Таблица2.R29" office:value-type="string">
            <text:p text:style-name="P161">0</text:p>
          </table:table-cell>
          <table:table-cell table:style-name="Таблица2.S29" office:value-type="string">
            <text:p text:style-name="P161">0</text:p>
          </table:table-cell>
          <table:table-cell table:style-name="Таблица2.T29" office:value-type="string">
            <text:p text:style-name="P161">0</text:p>
          </table:table-cell>
          <table:table-cell table:style-name="Таблица2.U29" office:value-type="string">
            <text:p text:style-name="P161">0</text:p>
          </table:table-cell>
          <table:table-cell table:style-name="Таблица2.V29" office:value-type="string">
            <text:p text:style-name="P156">62</text:p>
          </table:table-cell>
          <table:table-cell table:style-name="Таблица2.W29" office:value-type="string">
            <text:p text:style-name="P141"/>
          </table:table-cell>
        </table:table-row>
        <table:table-row>
          <table:table-cell table:style-name="Таблица2.A30" office:value-type="string">
            <text:p text:style-name="P145"/>
          </table:table-cell>
          <table:table-cell table:style-name="Таблица2.B30" office:value-type="string">
            <text:p text:style-name="P146">ИТОГО <text:span text:style-name="T17">за период</text:span>:</text:p>
          </table:table-cell>
          <table:table-cell table:style-name="Таблица2.C30" office:value-type="string">
            <text:p text:style-name="P141"/>
          </table:table-cell>
          <table:table-cell table:style-name="Таблица2.D30" office:value-type="string">
            <text:p text:style-name="P156">13496</text:p>
          </table:table-cell>
          <table:table-cell table:style-name="Таблица2.E30" office:value-type="string">
            <text:p text:style-name="P156">14536</text:p>
          </table:table-cell>
          <table:table-cell table:style-name="Таблица2.F30" office:value-type="string">
            <text:p text:style-name="P156">13491</text:p>
          </table:table-cell>
          <table:table-cell table:style-name="Таблица2.G30" office:value-type="string">
            <text:p text:style-name="P156">13220</text:p>
          </table:table-cell>
          <table:table-cell table:style-name="Таблица2.H30" office:value-type="string">
            <text:p text:style-name="P156">4494</text:p>
          </table:table-cell>
          <table:table-cell table:style-name="Таблица2.I30" office:value-type="string">
            <text:p text:style-name="P156">5905</text:p>
          </table:table-cell>
          <table:table-cell table:style-name="Таблица2.J30" office:value-type="string">
            <text:p text:style-name="P156">5029</text:p>
          </table:table-cell>
          <table:table-cell table:style-name="Таблица2.K30" office:value-type="string">
            <text:p text:style-name="P156">5596</text:p>
          </table:table-cell>
          <table:table-cell table:style-name="Таблица2.L30" office:value-type="string">
            <text:p text:style-name="P156">4613</text:p>
          </table:table-cell>
          <table:table-cell table:style-name="Таблица2.M30" office:value-type="string">
            <text:p text:style-name="P156">8598</text:p>
          </table:table-cell>
          <table:table-cell table:style-name="Таблица2.N30" office:value-type="string">
            <text:p text:style-name="P156">5053</text:p>
          </table:table-cell>
          <table:table-cell table:style-name="Таблица2.O30" office:value-type="string">
            <text:p text:style-name="P156">3172</text:p>
          </table:table-cell>
          <table:table-cell table:style-name="Таблица2.P30" office:value-type="string">
            <text:p text:style-name="P156">410</text:p>
          </table:table-cell>
          <table:table-cell table:style-name="Таблица2.Q30" office:value-type="string">
            <text:p text:style-name="P156">1800</text:p>
          </table:table-cell>
          <table:table-cell table:style-name="Таблица2.R30" office:value-type="string">
            <text:p text:style-name="P156">89</text:p>
          </table:table-cell>
          <table:table-cell table:style-name="Таблица2.S30" office:value-type="string">
            <text:p text:style-name="P156">178</text:p>
          </table:table-cell>
          <table:table-cell table:style-name="Таблица2.T30" office:value-type="string">
            <text:p text:style-name="P156">260</text:p>
          </table:table-cell>
          <table:table-cell table:style-name="Таблица2.U30" office:value-type="string">
            <text:p text:style-name="P156">70</text:p>
          </table:table-cell>
          <table:table-cell table:style-name="Таблица2.V30" office:value-type="string">
            <text:p text:style-name="P156">100013</text:p>
          </table:table-cell>
          <table:table-cell table:style-name="Таблица2.W30" office:value-type="string">
            <text:p text:style-name="P156">0</text:p>
          </table:table-cell>
        </table:table-row>
        <table:table-row>
          <table:table-cell table:style-name="Таблица2.A32" office:value-type="string">
            <text:p text:style-name="P145"/>
          </table:table-cell>
          <table:table-cell table:style-name="Таблица2.B31" office:value-type="string">
            <text:p text:style-name="P143"><text:span text:style-name="T17">Итого </text:span>Ан-2</text:p>
          </table:table-cell>
          <table:table-cell table:style-name="Таблица2.C31" office:value-type="string">
            <text:p text:style-name="P141"/>
          </table:table-cell>
          <table:table-cell table:style-name="Таблица2.D31" office:value-type="string">
            <text:p text:style-name="P156">6123</text:p>
          </table:table-cell>
          <table:table-cell table:style-name="Таблица2.E31" office:value-type="string">
            <text:p text:style-name="P156">7013</text:p>
          </table:table-cell>
          <table:table-cell table:style-name="Таблица2.F31" office:value-type="string">
            <text:p text:style-name="P156">6528</text:p>
          </table:table-cell>
          <table:table-cell table:style-name="Таблица2.G31" office:value-type="string">
            <text:p text:style-name="P156">6361</text:p>
          </table:table-cell>
          <table:table-cell table:style-name="Таблица2.H31" office:value-type="string">
            <text:p text:style-name="P156">3131</text:p>
          </table:table-cell>
          <table:table-cell table:style-name="Таблица2.I31" office:value-type="string">
            <text:p text:style-name="P156">3181</text:p>
          </table:table-cell>
          <table:table-cell table:style-name="Таблица2.J31" office:value-type="string">
            <text:p text:style-name="P156">3232</text:p>
          </table:table-cell>
          <table:table-cell table:style-name="Таблица2.K31" office:value-type="string">
            <text:p text:style-name="P156">2709</text:p>
          </table:table-cell>
          <table:table-cell table:style-name="Таблица2.L31" office:value-type="string">
            <text:p text:style-name="P156">4326</text:p>
          </table:table-cell>
          <table:table-cell table:style-name="Таблица2.M31" office:value-type="string">
            <text:p text:style-name="P156">4342</text:p>
          </table:table-cell>
          <table:table-cell table:style-name="Таблица2.N31" office:value-type="string">
            <text:p text:style-name="P156">4186</text:p>
          </table:table-cell>
          <table:table-cell table:style-name="Таблица2.O31" office:value-type="string">
            <text:p text:style-name="P156">3172</text:p>
          </table:table-cell>
          <table:table-cell table:style-name="Таблица2.P31" office:value-type="string">
            <text:p text:style-name="P156">410</text:p>
          </table:table-cell>
          <table:table-cell table:style-name="Таблица2.Q31" office:value-type="string">
            <text:p text:style-name="P156">1800</text:p>
          </table:table-cell>
          <table:table-cell table:style-name="Таблица2.R31" office:value-type="string">
            <text:p text:style-name="P156">89</text:p>
          </table:table-cell>
          <table:table-cell table:style-name="Таблица2.S31" office:value-type="string">
            <text:p text:style-name="P156">178</text:p>
          </table:table-cell>
          <table:table-cell table:style-name="Таблица2.T31" office:value-type="string">
            <text:p text:style-name="P156">260</text:p>
          </table:table-cell>
          <table:table-cell table:style-name="Таблица2.U31" office:value-type="string">
            <text:p text:style-name="P156">70</text:p>
          </table:table-cell>
          <table:table-cell table:style-name="Таблица2.V31" office:value-type="string">
            <text:p text:style-name="P156">56111</text:p>
          </table:table-cell>
          <table:table-cell table:style-name="Таблица2.W31" office:value-type="string">
            <text:p text:style-name="P141"/>
          </table:table-cell>
        </table:table-row>
        <table:table-row>
          <table:table-cell table:style-name="Таблица2.A32" office:value-type="string">
            <text:p text:style-name="P145"/>
          </table:table-cell>
          <table:table-cell table:style-name="Таблица2.B32" office:value-type="string">
            <text:p text:style-name="P147"><text:span text:style-name="T17">Итого </text:span>Ил-76</text:p>
          </table:table-cell>
          <table:table-cell table:style-name="Таблица2.C32" office:value-type="string">
            <text:p text:style-name="P141"/>
          </table:table-cell>
          <table:table-cell table:style-name="Таблица2.D32" office:value-type="string">
            <text:p text:style-name="P156">7373</text:p>
          </table:table-cell>
          <table:table-cell table:style-name="Таблица2.E32" office:value-type="string">
            <text:p text:style-name="P156">7523</text:p>
          </table:table-cell>
          <table:table-cell table:style-name="Таблица2.F32" office:value-type="string">
            <text:p text:style-name="P156">6963</text:p>
          </table:table-cell>
          <table:table-cell table:style-name="Таблица2.G32" office:value-type="string">
            <text:p text:style-name="P156">6859</text:p>
          </table:table-cell>
          <table:table-cell table:style-name="Таблица2.H32" office:value-type="string">
            <text:p text:style-name="P156">2363</text:p>
          </table:table-cell>
          <table:table-cell table:style-name="Таблица2.I32" office:value-type="string">
            <text:p text:style-name="P156">2727</text:p>
          </table:table-cell>
          <table:table-cell table:style-name="Таблица2.J32" office:value-type="string">
            <text:p text:style-name="P156">1797</text:p>
          </table:table-cell>
          <table:table-cell table:style-name="Таблица2.K32" office:value-type="string">
            <text:p text:style-name="P156">2887</text:p>
          </table:table-cell>
          <table:table-cell table:style-name="Таблица2.L32" office:value-type="string">
            <text:p text:style-name="P156">287</text:p>
          </table:table-cell>
          <table:table-cell table:style-name="Таблица2.M32" office:value-type="string">
            <text:p text:style-name="P156">4256</text:p>
          </table:table-cell>
          <table:table-cell table:style-name="Таблица2.N32" office:value-type="string">
            <text:p text:style-name="P156">867</text:p>
          </table:table-cell>
          <table:table-cell table:style-name="Таблица2.O32" office:value-type="string">
            <text:p text:style-name="P156">0</text:p>
          </table:table-cell>
          <table:table-cell table:style-name="Таблица2.P32" office:value-type="string">
            <text:p text:style-name="P156">0</text:p>
          </table:table-cell>
          <table:table-cell table:style-name="Таблица2.Q32" office:value-type="string">
            <text:p text:style-name="P156">0</text:p>
          </table:table-cell>
          <table:table-cell table:style-name="Таблица2.R32" office:value-type="string">
            <text:p text:style-name="P156">0</text:p>
          </table:table-cell>
          <table:table-cell table:style-name="Таблица2.S32" office:value-type="string">
            <text:p text:style-name="P156">0</text:p>
          </table:table-cell>
          <table:table-cell table:style-name="Таблица2.T32" office:value-type="string">
            <text:p text:style-name="P156">0</text:p>
          </table:table-cell>
          <table:table-cell table:style-name="Таблица2.U32" office:value-type="string">
            <text:p text:style-name="P156">0</text:p>
          </table:table-cell>
          <table:table-cell table:style-name="Таблица2.V32" office:value-type="string">
            <text:p text:style-name="P156">43902</text:p>
          </table:table-cell>
          <table:table-cell table:style-name="Таблица2.W32" office:value-type="string">
            <text:p text:style-name="P155">0</text:p>
          </table:table-cell>
        </table:table-row>
        <table:table-row>
          <table:table-cell table:style-name="Таблица2.A33" office:value-type="string">
            <text:p text:style-name="P145"/>
          </table:table-cell>
          <table:table-cell table:style-name="Таблица2.B33" office:value-type="string">
            <text:p text:style-name="P149">Десантирование ВВСТ</text:p>
          </table:table-cell>
          <table:table-cell table:style-name="Таблица2.C33" office:value-type="string">
            <text:p text:style-name="P141"/>
          </table:table-cell>
          <table:table-cell table:style-name="Таблица2.D33" office:value-type="string">
            <text:p text:style-name="P141"/>
          </table:table-cell>
          <table:table-cell table:style-name="Таблица2.E33" office:value-type="string">
            <text:p text:style-name="P142"/>
          </table:table-cell>
          <table:table-cell table:style-name="Таблица2.F33" office:value-type="string">
            <text:p text:style-name="P141"/>
          </table:table-cell>
          <table:table-cell table:style-name="Таблица2.G33" office:value-type="string">
            <text:p text:style-name="P142"/>
          </table:table-cell>
          <table:table-cell table:style-name="Таблица2.H33" office:value-type="string">
            <text:p text:style-name="P141"/>
          </table:table-cell>
          <table:table-cell table:style-name="Таблица2.I33" office:value-type="string">
            <text:p text:style-name="P141"/>
          </table:table-cell>
          <table:table-cell table:style-name="Таблица2.J33" office:value-type="string">
            <text:p text:style-name="P141"/>
          </table:table-cell>
          <table:table-cell table:style-name="Таблица2.K33" office:value-type="string">
            <text:p text:style-name="P141"/>
          </table:table-cell>
          <table:table-cell table:style-name="Таблица2.L33" office:value-type="string">
            <text:p text:style-name="P142"/>
          </table:table-cell>
          <table:table-cell table:style-name="Таблица2.M33" office:value-type="string">
            <text:p text:style-name="P141"/>
          </table:table-cell>
          <table:table-cell table:style-name="Таблица2.N33" office:value-type="string">
            <text:p text:style-name="P142"/>
          </table:table-cell>
          <table:table-cell table:style-name="Таблица2.O33" office:value-type="string">
            <text:p text:style-name="P141"/>
          </table:table-cell>
          <table:table-cell table:style-name="Таблица2.P33" office:value-type="string">
            <text:p text:style-name="P141"/>
          </table:table-cell>
          <table:table-cell table:style-name="Таблица2.Q33" office:value-type="string">
            <text:p text:style-name="P141"/>
          </table:table-cell>
          <table:table-cell table:style-name="Таблица2.R33" office:value-type="string">
            <text:p text:style-name="P141"/>
          </table:table-cell>
          <table:table-cell table:style-name="Таблица2.S33" office:value-type="string">
            <text:p text:style-name="P141"/>
          </table:table-cell>
          <table:table-cell table:style-name="Таблица2.T33" office:value-type="string">
            <text:p text:style-name="P141"/>
          </table:table-cell>
          <table:table-cell table:style-name="Таблица2.U33" office:value-type="string">
            <text:p text:style-name="P141"/>
          </table:table-cell>
          <table:table-cell table:style-name="Таблица2.V33" office:value-type="string">
            <text:p text:style-name="P141"/>
          </table:table-cell>
          <table:table-cell table:style-name="Таблица2.W33" office:value-type="string">
            <text:p text:style-name="P156">62</text:p>
          </table:table-cell>
        </table:table-row>
      </table:table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33">&lt;должность&gt;</text:p>
          </table:table-cell>
          <table:table-cell table:style-name="Таблица3.B1" office:value-type="string">
            <text:p text:style-name="P134"/>
          </table:table-cell>
          <table:table-cell table:style-name="Таблица3.A1" office:value-type="string">
            <text:p text:style-name="P135"><text:span text:style-name="T11">&lt;в/звание&gt;</text:span> <text:span text:style-name="T11">&lt;И. Фамилия&gt;</text:span> </text:p>
          </table:table-cell>
        </table:table-row>
        <table:table-row>
          <table:table-cell table:style-name="Таблица3.A1" office:value-type="string">
            <text:p text:style-name="P128"><text:tab/><text:span text:style-name="T9">(должность) </text:span></text:p>
          </table:table-cell>
          <table:table-cell table:style-name="Таблица3.A1" office:value-type="string">
            <text:p text:style-name="P129"><text:span text:style-name="T10">(</text:span>подпись<text:span text:style-name="T10">)</text:span></text:p>
          </table:table-cell>
          <table:table-cell table:style-name="Таблица3.A1" office:value-type="string">
            <text:p text:style-name="P130">(воинское звание, инициал имени, фамилия)</text:p>
          </table:table-cell>
        </table:table-row>
        <table:table-row>
          <table:table-cell table:style-name="Таблица3.A1" office:value-type="string">
            <text:p text:style-name="P131">&lt;дата&gt;</text:p>
          </table:table-cell>
          <table:table-cell table:style-name="Таблица3.A1" office:value-type="string">
            <text:p text:style-name="P129"/>
          </table:table-cell>
          <table:table-cell table:style-name="Таблица3.A1" office:value-type="string">
            <text:p text:style-name="P130"/>
          </table:table-cell>
        </table:table-row>
      </table:table>
      <text:p text:style-name="P1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97cm" style:writing-mode="lr-tb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1d27fe" officeooo:paragraph-rsid="001dfe70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weight="bold" officeooo:rsid="001dfe70" officeooo:paragraph-rsid="001dfe70" style:font-weight-asian="bold" style:font-weight-complex="bold"/>
    </style:style>
    <style:style style:name="MT1" style:family="text">
      <style:text-properties officeooo:rsid="001d27fe"/>
    </style:style>
    <style:style style:name="MT2" style:family="text">
      <style:text-properties officeooo:rsid="0021968b"/>
    </style:style>
    <style:page-layout style:name="Mpm1">
      <style:page-layout-properties fo:page-width="29.7cm" fo:page-height="21.001cm" style:num-format="1" style:print-orientation="landscape" fo:margin-top="2cm" fo:margin-bottom="1.6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Приложение <text:span text:style-name="MT1">8б</text:span></text:p>
        <text:p text:style-name="MP2">Планируемое </text:p>
        <text:p text:style-name="MP2">количество прыжков с парашутом </text:p>
        <text:p text:style-name="MP3">частей и соединений ВДВ на <text:span text:style-name="MT2">2019</text:span> учебный год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9:07:41.096289025</meta:creation-date>
    <dc:date>2021-08-04T18:10:55.460136700</dc:date>
    <meta:editing-duration>PT1H32M25S</meta:editing-duration>
    <meta:editing-cycles>30</meta:editing-cycles>
    <meta:generator>LibreOffice/6.0.7.3$Linux_X86_64 LibreOffice_project/00m0$Build-3</meta:generator>
    <meta:document-statistic meta:table-count="2" meta:image-count="0" meta:object-count="0" meta:page-count="2" meta:paragraph-count="677" meta:word-count="816" meta:character-count="2327" meta:non-whitespace-character-count="2177"/>
  </office:meta>
</office:document-meta>
</file>